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Heading_20_1">
      <style:paragraph-properties fo:break-before="page"/>
    </style:style>
    <style:style style:name="P15" style:family="paragraph" style:parent-style-name="Standard">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paragraph-properties fo:margin-left="0in" fo:margin-right="0in" fo:text-align="center" style:justify-single-word="false" fo:text-indent="0in" style:auto-text-indent="false"/>
    </style:style>
    <style:style style:name="P26" style:family="paragraph" style:parent-style-name="Preformatted_20_Text">
      <style:text-properties fo:color="#0000ff"/>
    </style:style>
    <style:style style:name="P27"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8" style:family="paragraph" style:parent-style-name="Preformatted_20_Text">
      <style:text-properties fo:color="#0000ff" fo:font-weight="normal" style:font-weight-asian="normal" style:font-weight-complex="normal"/>
    </style:style>
    <style:style style:name="P29" style:family="paragraph" style:parent-style-name="Preformatted_20_Text">
      <style:text-properties fo:color="#000000"/>
    </style:style>
    <style:style style:name="P30" style:family="paragraph" style:parent-style-name="Preformatted_20_Text">
      <style:text-properties fo:color="#000000" fo:background-color="#dbdbdb"/>
    </style:style>
    <style:style style:name="P31" style:family="paragraph" style:parent-style-name="Preformatted_20_Text">
      <style:text-properties fo:color="#000000" fo:font-size="11pt" style:font-size-asian="11pt" style:font-size-complex="11pt"/>
    </style:style>
    <style:style style:name="P32" style:family="paragraph" style:parent-style-name="Preformatted_20_Text">
      <style:text-properties fo:color="#000000" fo:font-size="11pt" fo:background-color="#dbdbdb" style:font-size-asian="11pt" style:font-size-complex="11pt"/>
    </style:style>
    <style:style style:name="P33" style:family="paragraph" style:parent-style-name="Preformatted_20_Text">
      <style:text-properties fo:color="#000000" fo:font-weight="normal" style:font-weight-asian="normal" style:font-weight-complex="normal"/>
    </style:style>
    <style:style style:name="P34" style:family="paragraph" style:parent-style-name="Preformatted_20_Text">
      <style:text-properties fo:color="#000000" fo:font-weight="normal" fo:background-color="#dbdbdb" style:font-weight-asian="normal" style:font-weight-complex="normal"/>
    </style:style>
    <style:style style:name="P35" style:family="paragraph" style:parent-style-name="Preformatted_20_Text">
      <style:text-properties fo:color="#ff0000"/>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00ae00"/>
    </style:style>
    <style:style style:name="P38" style:family="paragraph" style:parent-style-name="Preformatted_20_Text">
      <style:text-properties fo:background-color="#ccccff"/>
    </style:style>
    <style:style style:name="P39" style:family="paragraph" style:parent-style-name="Preformatted_20_Text">
      <style:text-properties fo:font-weight="normal" style:font-weight-asian="normal" style:font-weight-complex="normal"/>
    </style:style>
    <style:style style:name="P40" style:family="paragraph" style:parent-style-name="Preformatted_20_Text">
      <style:text-properties fo:font-weight="bold" style:font-weight-asian="bold" style:font-weight-complex="bold"/>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color="#000000"/>
    </style:style>
    <style:style style:name="P43" style:family="paragraph" style:parent-style-name="Preformatted_20_Text">
      <style:paragraph-properties fo:margin-top="0in" fo:margin-bottom="0.1965in"/>
      <style:text-properties fo:color="#000000" fo:font-weight="normal" style:font-weight-asian="normal" style:font-weight-complex="normal"/>
    </style:style>
    <style:style style:name="P44"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5" style:family="paragraph" style:parent-style-name="Preformatted_20_Text">
      <style:paragraph-properties fo:margin-top="0in" fo:margin-bottom="0.1965in"/>
      <style:text-properties fo:color="#0099ff" fo:font-weight="bold" fo:background-color="#dbdbdb"/>
    </style:style>
    <style:style style:name="P46"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7" style:family="paragraph" style:parent-style-name="Standard">
      <style:paragraph-properties fo:background-color="transparent">
        <style:background-image/>
      </style:paragraph-properties>
      <style:text-properties fo:color="#000000" fo:background-color="transparent"/>
    </style:style>
    <style:style style:name="P48" style:family="paragraph" style:parent-style-name="Heading_20_4">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paragraph-properties fo:margin-left="0.3083in" fo:margin-right="0in" fo:text-indent="0in" style:auto-text-indent="false"/>
    </style:style>
    <style:style style:name="P56" style:family="paragraph" style:parent-style-name="Text_20_body">
      <style:paragraph-properties fo:margin-left="0.3in" fo:margin-right="0in" fo:text-indent="0in" style:auto-text-indent="false"/>
    </style:style>
    <style:style style:name="P57" style:family="paragraph" style:parent-style-name="Text_20_body">
      <style:paragraph-properties fo:margin-left="0.3in" fo:margin-right="0in" fo:text-indent="0in" style:auto-text-indent="false"/>
      <style:text-properties fo:font-weight="bold" style:font-weight-asian="bold" style:font-weight-complex="bold"/>
    </style:style>
    <style:style style:name="P58" style:family="paragraph" style:parent-style-name="Text_20_body">
      <style:paragraph-properties fo:margin-left="0.3in" fo:margin-right="0in" fo:text-indent="0in" style:auto-text-indent="false"/>
      <style:text-properties fo:color="#0000ff"/>
    </style:style>
    <style:style style:name="P59" style:family="paragraph" style:parent-style-name="Text_20_body">
      <style:paragraph-properties fo:margin-left="0.2835in" fo:margin-right="0in" fo:text-indent="0in" style:auto-text-indent="false"/>
      <style:text-properties fo:color="#0000ff"/>
    </style:style>
    <style:style style:name="P60" style:family="paragraph" style:parent-style-name="Text_20_body">
      <style:paragraph-properties fo:margin-left="0.7665in" fo:margin-right="0in" fo:text-indent="-0.4583in" style:auto-text-indent="false">
        <style:tab-stops/>
      </style:paragraph-properties>
    </style:style>
    <style:style style:name="P61" style:family="paragraph" style:parent-style-name="Text_20_body">
      <style:paragraph-properties fo:margin-left="0.7917in" fo:margin-right="0in" fo:text-indent="-0.4917in" style:auto-text-indent="false">
        <style:tab-stops/>
      </style:paragraph-properties>
    </style:style>
    <style:style style:name="P62" style:family="paragraph" style:parent-style-name="Text_20_body">
      <style:paragraph-properties fo:margin-left="0.8083in" fo:margin-right="0in" fo:text-indent="-0.5in" style:auto-text-indent="false">
        <style:tab-stops/>
      </style:paragraph-properties>
    </style:style>
    <style:style style:name="P63" style:family="paragraph" style:parent-style-name="Text_20_body">
      <style:paragraph-properties fo:margin-left="0.6083in" fo:margin-right="0in" fo:text-indent="-0.3752in" style:auto-text-indent="false">
        <style:tab-stops/>
      </style:paragraph-properties>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4">
      <style:paragraph-properties>
        <style:tab-stops>
          <style:tab-stop style:position="6.3354in" style:type="right" style:leader-style="dotted" style:leader-text="."/>
        </style:tab-stops>
      </style:paragraph-properties>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Heading_20_1">
      <style:text-properties fo:color="#ff0000"/>
    </style:style>
    <style:style style:name="P69" style:family="paragraph" style:parent-style-name="Preformatted_20_Text">
      <style:text-properties fo:color="#0000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style:font-name="Bitstream Vera Serif" fo:font-size="12pt" style:font-name-asian="Bitstream Vera Serif" style:font-size-asian="12pt" style:font-name-complex="Bitstream Vera Serif" style:font-size-complex="12pt"/>
    </style:style>
    <style:style style:name="T16" style:family="text">
      <style:text-properties style:font-name="Times New Roman" fo:font-size="12pt" style:font-name-asian="Bitstream Vera Serif" style:font-size-asian="12pt" style:font-name-complex="Bitstream Vera Serif" style:font-size-complex="12pt"/>
    </style:style>
    <style:style style:name="T17" style:family="text">
      <style:text-properties fo:color="#0099ff"/>
    </style:style>
    <style:style style:name="T18" style:family="text">
      <style:text-properties fo:color="#0099ff" fo:font-weight="bold"/>
    </style:style>
    <style:style style:name="T19" style:family="text">
      <style:text-properties fo:background-color="#dbdbdb"/>
    </style:style>
    <style:style style:name="T20" style:family="text">
      <style:text-properties fo:color="#009966" fo:font-weight="bold"/>
    </style:style>
    <style:style style:name="T21" style:family="text">
      <style:text-properties fo:color="#ff00cc"/>
    </style:style>
    <style:style style:name="T22" style:family="text">
      <style:text-properties fo:color="#0000ff"/>
    </style:style>
    <style:style style:name="T23" style:family="text">
      <style:text-properties fo:color="#0000ff" fo:background-color="#dbdbdb"/>
    </style:style>
    <style:style style:name="T24" style:family="text">
      <style:text-properties fo:color="#0000ff" fo:background-color="transparent"/>
    </style:style>
    <style:style style:name="T25" style:family="text">
      <style:text-properties fo:color="#0000ff" fo:font-weight="normal" style:font-weight-asian="normal" style:font-weight-complex="normal"/>
    </style:style>
    <style:style style:name="T26" style:family="text">
      <style:text-properties fo:color="#0000ff" fo:font-weight="bold" style:font-weight-asian="bold" style:font-weight-complex="bold"/>
    </style:style>
    <style:style style:name="T27" style:family="text">
      <style:text-properties fo:color="#0000ff" fo:background-color="#e7e7ff"/>
    </style:style>
    <style:style style:name="T28" style:family="text">
      <style:text-properties fo:color="#0000ff" fo:background-color="#ffffff"/>
    </style:style>
    <style:style style:name="T29" style:family="text">
      <style:text-properties fo:color="#cc0000"/>
    </style:style>
    <style:style style:name="T30" style:family="text">
      <style:text-properties fo:color="#9966ff"/>
    </style:style>
    <style:style style:name="T31" style:family="text">
      <style:text-properties fo:color="#0000cc" fo:background-color="#e7e7ff"/>
    </style:style>
    <style:style style:name="T32" style:family="text">
      <style:text-properties fo:color="#0000cc" fo:font-weight="normal" fo:background-color="#e7e7ff" style:font-weight-asian="normal" style:font-weight-complex="normal"/>
    </style:style>
    <style:style style:name="T33" style:family="text">
      <style:text-properties fo:color="#0000cc" fo:font-weight="normal" fo:background-color="#dbdbdb" style:font-weight-asian="normal" style:font-weight-complex="normal"/>
    </style:style>
    <style:style style:name="T34" style:family="text">
      <style:text-properties fo:color="#0000cc" fo:background-color="#dbdbdb"/>
    </style:style>
    <style:style style:name="T35" style:family="text">
      <style:text-properties fo:color="#cc00cc"/>
    </style:style>
    <style:style style:name="T36" style:family="text">
      <style:text-properties fo:color="#008000" fo:font-weight="bold" style:font-weight-asian="bold" style:font-weight-complex="bold"/>
    </style:style>
    <style:style style:name="T37" style:family="text">
      <style:text-properties fo:color="#02b902"/>
    </style:style>
    <style:style style:name="T38" style:family="text">
      <style:text-properties fo:background-color="#ffffff"/>
    </style:style>
    <style:style style:name="T39"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4">1 Preface<text:tab/>9</text:p>
          <text:p text:style-name="P67">1.1 Dedication<text:tab/>9</text:p>
          <text:p text:style-name="P67">1.2 Acknowledgments<text:tab/>9</text:p>
          <text:p text:style-name="P67">1.3 Support Email List<text:tab/>9</text:p>
          <text:p text:style-name="P64">2 Introduction<text:tab/>10</text:p>
          <text:p text:style-name="P67">2.1 What Is A Super Scientific Calculator?<text:tab/>10</text:p>
          <text:p text:style-name="P67">2.2 What Is MathRider?<text:tab/>11</text:p>
          <text:p text:style-name="P67">2.3 What Inspired The Creation Of Mathrider?<text:tab/>12</text:p>
          <text:p text:style-name="P64">3 Downloading And Installing MathRider<text:tab/>14</text:p>
          <text:p text:style-name="P67">3.1 Installing Sun's Java Implementation<text:tab/>14</text:p>
          <text:p text:style-name="P66">3.1.1 Installing Java On A Windows PC<text:tab/>14</text:p>
          <text:p text:style-name="P66">3.1.2 Installing Java On A Macintosh<text:tab/>14</text:p>
          <text:p text:style-name="P66">3.1.3 Installing Java On A Linux PC<text:tab/>14</text:p>
          <text:p text:style-name="P67">3.2 Downloading And Extracting<text:tab/>15</text:p>
          <text:p text:style-name="P66">3.2.1 Extracting The Archive File For Windows Users<text:tab/>16</text:p>
          <text:p text:style-name="P66">3.2.2 Extracting The Archive File For Unix Users<text:tab/>16</text:p>
          <text:p text:style-name="P67">3.3 MathRider's Directory Structure &amp; Execution Instructions<text:tab/>16</text:p>
          <text:p text:style-name="P66">3.3.1 Executing MathRider On Windows Systems<text:tab/>17</text:p>
          <text:p text:style-name="P66">3.3.2 Executing MathRider On Unix Systems<text:tab/>17</text:p>
          <text:p text:style-name="P65">3.3.2.1 MacOS X<text:tab/>17</text:p>
          <text:p text:style-name="P64">4 The Graphical User Interface<text:tab/>18</text:p>
          <text:p text:style-name="P67">4.1 Buffers And Text Areas<text:tab/>18</text:p>
          <text:p text:style-name="P67">4.2 The Gutter<text:tab/>18</text:p>
          <text:p text:style-name="P67">4.3 Menus<text:tab/>18</text:p>
          <text:p text:style-name="P66">4.3.1 File<text:tab/>19</text:p>
          <text:p text:style-name="P66">4.3.2 Edit<text:tab/>19</text:p>
          <text:p text:style-name="P66">4.3.3 Search<text:tab/>19</text:p>
          <text:p text:style-name="P66">4.3.4 Markers<text:tab/>20</text:p>
          <text:p text:style-name="P66">4.3.5 Folding<text:tab/>20</text:p>
          <text:p text:style-name="P66">4.3.6 View<text:tab/>20</text:p>
          <text:p text:style-name="P66">4.3.7 Utilities<text:tab/>20</text:p>
          <text:p text:style-name="P66">4.3.8 Macros<text:tab/>21</text:p>
          <text:p text:style-name="P66">4.3.9 Plugins<text:tab/>21</text:p>
          <text:p text:style-name="P66">4.3.10 Help<text:tab/>21</text:p>
          <text:p text:style-name="P67">4.4 The Toolbar<text:tab/>21</text:p>
          <text:p text:style-name="P64">5 MathRider's Plugin-Based Extension Mechanism<text:tab/>22</text:p>
          <text:p text:style-name="P67">5.1 What Is A Plugin?<text:tab/>22</text:p>
          <text:p text:style-name="P67"><text:soft-page-break/>5.2 Which Plugins Are Currently Included When MathRider Is Installed?<text:tab/>22</text:p>
          <text:p text:style-name="P67">5.3 What Kinds Of Plugins Are Possible?<text:tab/>23</text:p>
          <text:p text:style-name="P66">5.3.1 Plugins Based On Java Applets<text:tab/>23</text:p>
          <text:p text:style-name="P66">5.3.2 Plugins Based On Java Applications<text:tab/>23</text:p>
          <text:p text:style-name="P66">5.3.3 Plugins Which Talk To Native Applications<text:tab/>23</text:p>
          <text:p text:style-name="P64">6 Exploring The MathRider Application<text:tab/>24</text:p>
          <text:p text:style-name="P67">6.1 The Console<text:tab/>24</text:p>
          <text:p text:style-name="P67">6.2 MathPiper Program Files<text:tab/>24</text:p>
          <text:p text:style-name="P67">6.3 MathRider Worksheets<text:tab/>24</text:p>
          <text:p text:style-name="P67">6.4 Plugins<text:tab/>24</text:p>
          <text:p text:style-name="P64">7 MathPiper: A Computer Algebra System For Beginners<text:tab/>26</text:p>
          <text:p text:style-name="P67">7.1 Numeric Vs. Symbolic Computations<text:tab/>26</text:p>
          <text:p text:style-name="P66">7.1.1 Using The MathPiper Console As A Numeric (Scientific) Calculator<text:tab/>27</text:p>
          <text:p text:style-name="P65">7.1.1.1 Functions<text:tab/>28</text:p>
          <text:p text:style-name="P65">7.1.1.2 Accessing Previous Input And Results<text:tab/>29</text:p>
          <text:p text:style-name="P65">7.1.1.3 Syntax Errors<text:tab/>29</text:p>
          <text:p text:style-name="P66">7.1.2 Using The MathPiper Console As A Symbolic Calculator<text:tab/>30</text:p>
          <text:p text:style-name="P65">7.1.2.1 Variables<text:tab/>30</text:p>
          <text:p text:style-name="P64">8 The MathPiper Documentation Plugin<text:tab/>33</text:p>
          <text:p text:style-name="P67">8.1 Function List<text:tab/>33</text:p>
          <text:p text:style-name="P67">8.2 Mini Web Browser Interface<text:tab/>33</text:p>
          <text:p text:style-name="P64">9 Using MathRider As A Programmer's Text Editor<text:tab/>35</text:p>
          <text:p text:style-name="P67">9.1 Creating, Opening, And Saving Text Files<text:tab/>35</text:p>
          <text:p text:style-name="P67">9.2 Editing Files<text:tab/>35</text:p>
          <text:p text:style-name="P66">9.2.1 Rectangular Selection Mode<text:tab/>35</text:p>
          <text:p text:style-name="P67">9.3 File Modes<text:tab/>36</text:p>
          <text:p text:style-name="P67">9.4 Entering And Executing Stand Alone MathPiper Programs<text:tab/>36</text:p>
          <text:p text:style-name="P64">10 MathRider Worksheet Files<text:tab/>37</text:p>
          <text:p text:style-name="P67">10.1 Code Folds<text:tab/>37</text:p>
          <text:p text:style-name="P67">10.2 Fold Properties<text:tab/>38</text:p>
          <text:p text:style-name="P67">10.3 Currently Implemented Fold Types And Properties<text:tab/>39</text:p>
          <text:p text:style-name="P66">10.3.1 %geogebra &amp; %geogebra_xml.<text:tab/>39</text:p>
          <text:p text:style-name="P66">10.3.2 %hoteqn<text:tab/>42</text:p>
          <text:p text:style-name="P66">10.3.3 %mathpiper<text:tab/>44</text:p>
          <text:p text:style-name="P65">10.3.3.1 Plotting MathPiper Functions With GeoGebra<text:tab/>44</text:p>
          <text:p text:style-name="P65">10.3.3.2 Displaying MathPiper Expressions In Traditional Form With HotEqn<text:tab/>45</text:p>
          <text:p text:style-name="P66">10.3.4 %output<text:tab/>46</text:p>
          <text:p text:style-name="P66">10.3.5 %error<text:tab/>46</text:p>
          <text:p text:style-name="P66">10.3.6 %html<text:tab/>46</text:p>
          <text:p text:style-name="P66"><text:soft-page-break/>10.3.7 %beanshell<text:tab/>48</text:p>
          <text:p text:style-name="P67">10.4 Automatically Inserting Folds &amp; Removing Unpreserved Folds<text:tab/>48</text:p>
          <text:p text:style-name="P64">11 MathPiper Programming Fundamentals<text:tab/>49</text:p>
          <text:p text:style-name="P67">11.1 Values and Expressions<text:tab/>49</text:p>
          <text:p text:style-name="P67">11.2 Operators<text:tab/>49</text:p>
          <text:p text:style-name="P67">11.3 Operator Precedence<text:tab/>50</text:p>
          <text:p text:style-name="P67">11.4 Changing The Order Of Operations In An Expression<text:tab/>51</text:p>
          <text:p text:style-name="P67">11.5 Variables<text:tab/>52</text:p>
          <text:p text:style-name="P67">11.6 Functions &amp; Function Names<text:tab/>53</text:p>
          <text:p text:style-name="P67">11.7 Functions That Produce Side Effects<text:tab/>54</text:p>
          <text:p text:style-name="P66">11.7.1 The Echo() and Write() Functions<text:tab/>54</text:p>
          <text:p text:style-name="P65">11.7.1.1 Echo()<text:tab/>54</text:p>
          <text:p text:style-name="P65">11.7.1.2 Write()<text:tab/>56</text:p>
          <text:p text:style-name="P67">11.8 Expressions Are Separated By Semicolons<text:tab/>57</text:p>
          <text:p text:style-name="P67">11.9 Strings<text:tab/>58</text:p>
          <text:p text:style-name="P67">11.10 Comments<text:tab/>59</text:p>
          <text:p text:style-name="P67">11.11 Conditional Operators<text:tab/>60</text:p>
          <text:p text:style-name="P67">11.12 Making Decisions With The If() Function &amp; Predicate Expressions<text:tab/>63</text:p>
          <text:p text:style-name="P67">11.13 The And(), Or(), &amp; Not() Boolean Functions &amp; Infix Notation<text:tab/>65</text:p>
          <text:p text:style-name="P66">11.13.1 And()<text:tab/>65</text:p>
          <text:p text:style-name="P66">11.13.2 Or()<text:tab/>66</text:p>
          <text:p text:style-name="P66">11.13.3 Not() &amp; Prefix Notation<text:tab/>68</text:p>
          <text:p text:style-name="P67">11.14 The While() Looping Function &amp; Bodied Notation<text:tab/>69</text:p>
          <text:p text:style-name="P67">11.15 Long-Running Loops, Infinite Loops, &amp; Interrupting Execution<text:tab/>73</text:p>
          <text:p text:style-name="P67">11.16 Predicate Functions<text:tab/>74</text:p>
          <text:p text:style-name="P67">11.17 Lists: Values That Hold Sequences Of Expressions<text:tab/>75</text:p>
          <text:p text:style-name="P66">11.17.1 Using While() Loops With Lists <text:tab/>76</text:p>
          <text:p text:style-name="P66">11.17.2 The ForEach() Looping Function<text:tab/>78</text:p>
          <text:p text:style-name="P67">11.18 Functions &amp; Operators Which Loop Internally To Process Lists<text:tab/>79</text:p>
          <text:p text:style-name="P66">11.18.1 TableForm()<text:tab/>79</text:p>
          <text:p text:style-name="P66">11.18.2 The .. Range Operator<text:tab/>79</text:p>
          <text:p text:style-name="P66">11.18.3 Contains()<text:tab/>80</text:p>
          <text:p text:style-name="P66">11.18.4 Find()<text:tab/>80</text:p>
          <text:p text:style-name="P66">11.18.5 Count()<text:tab/>81</text:p>
          <text:p text:style-name="P66">11.18.6 Select()<text:tab/>81</text:p>
          <text:p text:style-name="P66">11.18.7 The Nth() Function &amp; The [] Operator<text:tab/>82</text:p>
          <text:p text:style-name="P66">11.18.8 Append() &amp; Nondestructive List Operations<text:tab/>82</text:p>
          <text:p text:style-name="P66">11.18.9 The : Prepend Operator<text:tab/>83</text:p>
          <text:p text:style-name="P66">11.18.10 Concat()<text:tab/>83</text:p>
          <text:p text:style-name="P66">11.18.11 Insert(), Delete(), &amp; Replace()<text:tab/>84</text:p>
          <text:p text:style-name="P66">11.18.12 Take() <text:tab/>84</text:p>
          <text:p text:style-name="P66">11.18.13 Drop()<text:tab/>85</text:p>
          <text:p text:style-name="P66"><text:soft-page-break/>11.18.14 FillList()<text:tab/>86</text:p>
          <text:p text:style-name="P66">11.18.15 RemoveDuplicates()<text:tab/>86</text:p>
          <text:p text:style-name="P66">11.18.16 Reverse()<text:tab/>86</text:p>
          <text:p text:style-name="P66">11.18.17 Partition()<text:tab/>87</text:p>
          <text:p text:style-name="P67">11.19 Functions That Work With Integers<text:tab/>87</text:p>
          <text:p text:style-name="P66">11.19.1 RandomIntegerVector()<text:tab/>87</text:p>
          <text:p text:style-name="P66">11.19.2 Max() &amp; Min()<text:tab/>88</text:p>
          <text:p text:style-name="P66">11.19.3 Div() &amp; Mod()<text:tab/>89</text:p>
          <text:p text:style-name="P66">11.19.4 Gcd()<text:tab/>89</text:p>
          <text:p text:style-name="P66">11.19.5 Lcm()<text:tab/>90</text:p>
          <text:p text:style-name="P66">11.19.6 Add()<text:tab/>90</text:p>
          <text:p text:style-name="P66">11.19.7 Factorize()<text:tab/>91</text:p>
          <text:p text:style-name="P67">11.20 User Defined Functions<text:tab/>91</text:p>
          <text:p text:style-name="P66">11.20.1 Global Variables, Local Variables, &amp; Local()<text:tab/>93</text:p>
          <text:p text:style-name="P67">11.21 Applying Functions To List Members<text:tab/>94</text:p>
          <text:p text:style-name="P66">11.21.1 Table() <text:tab/>94</text:p>
          <text:p text:style-name="P64">12 THE CONTENT BELOW THIS LINE IS STILL UNDER DEVELOPMENT<text:tab/>96</text:p>
          <text:p text:style-name="P67">12.1 Sets<text:tab/>96</text:p>
          <text:p text:style-name="P64">13 Miscellaneous Topics<text:tab/>97</text:p>
          <text:p text:style-name="P67">13.1 Errors<text:tab/>97</text:p>
          <text:p text:style-name="P67">13.2 Style Guide For Expressions<text:tab/>97</text:p>
          <text:p text:style-name="P67">13.3 Built-in Constants<text:tab/>97</text:p>
          <text:p text:style-name="P64">14 Solving Equations<text:tab/>98</text:p>
          <text:p text:style-name="P67">14.1 Solving Equations Symbolically<text:tab/>98</text:p>
          <text:p text:style-name="P66">14.1.1 Symbolic Expressions &amp; Simplify()<text:tab/>98</text:p>
          <text:p text:style-name="P65">14.1.1.1 Expanding And Factoring<text:tab/>98</text:p>
          <text:p text:style-name="P65">14.1.1.2 Miscellaneous Symbolic Expression Examples<text:tab/>99</text:p>
          <text:p text:style-name="P66">14.1.2 Symbolic Equations and The solve() Function<text:tab/>99</text:p>
          <text:p text:style-name="P67">14.2 Solving Equations Numerically<text:tab/>100</text:p>
          <text:p text:style-name="P66">14.2.1 Roots<text:tab/>100</text:p>
          <text:p text:style-name="P67">14.3 Finding Roots Graphically And Numerically With The find_root() Method<text:tab/>101</text:p>
          <text:p text:style-name="P64">15 Output Forms<text:tab/>102</text:p>
          <text:p text:style-name="P67">15.1 LaTeX Is Used To Display Objects In Traditional Mathematics Form<text:tab/>102</text:p>
          <text:p text:style-name="P67">15.2 Displaying Mathematical Objects In Traditional Form<text:tab/>102</text:p>
          <text:p text:style-name="P64">16 2D Plotting<text:tab/>103</text:p>
          <text:p text:style-name="P64">17 High School Math Problems (most of the problems are still in development)<text:tab/>104</text:p>
          <text:p text:style-name="P67">17.1 Pre-Algebra<text:tab/>104</text:p>
          <text:p text:style-name="P66">17.1.1 Equations<text:tab/>104</text:p>
          <text:p text:style-name="P66"><text:soft-page-break/>17.1.2 Expressions<text:tab/>104</text:p>
          <text:p text:style-name="P66">17.1.3 Geometry<text:tab/>104</text:p>
          <text:p text:style-name="P66">17.1.4 Inequalities<text:tab/>104</text:p>
          <text:p text:style-name="P66">17.1.5 Linear Functions<text:tab/>104</text:p>
          <text:p text:style-name="P66">17.1.6 Measurement<text:tab/>104</text:p>
          <text:p text:style-name="P66">17.1.7 Nonlinear Functions<text:tab/>105</text:p>
          <text:p text:style-name="P66">17.1.8 Number Sense And Operations<text:tab/>105</text:p>
          <text:p text:style-name="P65">17.1.8.1 Express an integer fraction in lowest terms<text:tab/>105</text:p>
          <text:p text:style-name="P66">17.1.9 Polynomial Functions<text:tab/>106</text:p>
          <text:p text:style-name="P67">17.2 Algebra<text:tab/>106</text:p>
          <text:p text:style-name="P66">17.2.1 Absolute Value Functions<text:tab/>106</text:p>
          <text:p text:style-name="P66">17.2.2 Complex Numbers<text:tab/>106</text:p>
          <text:p text:style-name="P66">17.2.3 Composite Functions<text:tab/>106</text:p>
          <text:p text:style-name="P66">17.2.4 Conics<text:tab/>106</text:p>
          <text:p text:style-name="P66">17.2.5 Data Analysis<text:tab/>107</text:p>
          <text:p text:style-name="P66">17.2.6 Discrete Mathematics <text:tab/>107</text:p>
          <text:p text:style-name="P66">17.2.7 Equations<text:tab/>107</text:p>
          <text:p text:style-name="P65">17.2.7.1 Express a symbolic fraction in lowest terms<text:tab/>107</text:p>
          <text:p text:style-name="P65">17.2.7.2 Determine the product of two symbolic fractions<text:tab/>109</text:p>
          <text:p text:style-name="P65">17.2.7.3 Solve a linear equation for x<text:tab/>109</text:p>
          <text:p text:style-name="P65">17.2.7.4 Solve a linear equation which has fractions<text:tab/>110</text:p>
          <text:p text:style-name="P66">17.2.8 Exponential Functions<text:tab/>112</text:p>
          <text:p text:style-name="P66">17.2.9 Exponents<text:tab/>112</text:p>
          <text:p text:style-name="P66">17.2.10 Expressions<text:tab/>112</text:p>
          <text:p text:style-name="P66">17.2.11 Inequalities<text:tab/>112</text:p>
          <text:p text:style-name="P66">17.2.12 Inverse Functions<text:tab/>112</text:p>
          <text:p text:style-name="P66">17.2.13 Linear Equations And Functions<text:tab/>112</text:p>
          <text:p text:style-name="P66">17.2.14 Linear Programming<text:tab/>112</text:p>
          <text:p text:style-name="P66">17.2.15 Logarithmic Functions<text:tab/>113</text:p>
          <text:p text:style-name="P66">17.2.16 Logistic Functions<text:tab/>113</text:p>
          <text:p text:style-name="P66">17.2.17 Matrices<text:tab/>113</text:p>
          <text:p text:style-name="P66">17.2.18 Parametric Equations<text:tab/>113</text:p>
          <text:p text:style-name="P66">17.2.19 Piecewise Functions<text:tab/>113</text:p>
          <text:p text:style-name="P66">17.2.20 Polynomial Functions<text:tab/>113</text:p>
          <text:p text:style-name="P66">17.2.21 Power Functions<text:tab/>113</text:p>
          <text:p text:style-name="P66">17.2.22 Quadratic Functions<text:tab/>113</text:p>
          <text:p text:style-name="P66">17.2.23 Radical Functions<text:tab/>114</text:p>
          <text:p text:style-name="P66">17.2.24 Rational Functions<text:tab/>114</text:p>
          <text:p text:style-name="P66">17.2.25 Sequences<text:tab/>114</text:p>
          <text:p text:style-name="P66">17.2.26 Series<text:tab/>114</text:p>
          <text:p text:style-name="P66">17.2.27 Systems of Equations<text:tab/>114</text:p>
          <text:p text:style-name="P66">17.2.28 Transformations<text:tab/>114</text:p>
          <text:p text:style-name="P66"><text:soft-page-break/>17.2.29 Trigonometric Functions<text:tab/>114</text:p>
          <text:p text:style-name="P67">17.3 Precalculus And Trigonometry<text:tab/>115</text:p>
          <text:p text:style-name="P66">17.3.1 Binomial Theorem<text:tab/>115</text:p>
          <text:p text:style-name="P66">17.3.2 Complex Numbers<text:tab/>115</text:p>
          <text:p text:style-name="P66">17.3.3 Composite Functions<text:tab/>115</text:p>
          <text:p text:style-name="P66">17.3.4 Conics<text:tab/>115</text:p>
          <text:p text:style-name="P66">17.3.5 Data Analysis<text:tab/>115</text:p>
          <text:p text:style-name="P66">17.3.6 Discrete Mathematics<text:tab/>115</text:p>
          <text:p text:style-name="P66">17.3.7 Equations<text:tab/>115</text:p>
          <text:p text:style-name="P66">17.3.8 Exponential Functions<text:tab/>116</text:p>
          <text:p text:style-name="P66">17.3.9 Inverse Functions<text:tab/>116</text:p>
          <text:p text:style-name="P66">17.3.10 Logarithmic Functions<text:tab/>116</text:p>
          <text:p text:style-name="P66">17.3.11 Logistic Functions<text:tab/>116</text:p>
          <text:p text:style-name="P66">17.3.12 Matrices And Matrix Algebra<text:tab/>116</text:p>
          <text:p text:style-name="P66">17.3.13 Mathematical Analysis<text:tab/>116</text:p>
          <text:p text:style-name="P66">17.3.14 Parametric Equations<text:tab/>116</text:p>
          <text:p text:style-name="P66">17.3.15 Piecewise Functions<text:tab/>117</text:p>
          <text:p text:style-name="P66">17.3.16 Polar Equations<text:tab/>117</text:p>
          <text:p text:style-name="P66">17.3.17 Polynomial Functions<text:tab/>117</text:p>
          <text:p text:style-name="P66">17.3.18 Power Functions<text:tab/>117</text:p>
          <text:p text:style-name="P66">17.3.19 Quadratic Functions<text:tab/>117</text:p>
          <text:p text:style-name="P66">17.3.20 Radical Functions<text:tab/>117</text:p>
          <text:p text:style-name="P66">17.3.21 Rational Functions<text:tab/>117</text:p>
          <text:p text:style-name="P66">17.3.22 Real Numbers<text:tab/>117</text:p>
          <text:p text:style-name="P66">17.3.23 Sequences<text:tab/>118</text:p>
          <text:p text:style-name="P66">17.3.24 Series<text:tab/>118</text:p>
          <text:p text:style-name="P66">17.3.25 Sets<text:tab/>118</text:p>
          <text:p text:style-name="P66">17.3.26 Systems of Equations<text:tab/>118</text:p>
          <text:p text:style-name="P66">17.3.27 Transformations<text:tab/>118</text:p>
          <text:p text:style-name="P66">17.3.28 Trigonometric Functions<text:tab/>118</text:p>
          <text:p text:style-name="P66">17.3.29 Vectors<text:tab/>118</text:p>
          <text:p text:style-name="P67">17.4 Calculus<text:tab/>118</text:p>
          <text:p text:style-name="P66">17.4.1 Derivatives<text:tab/>119</text:p>
          <text:p text:style-name="P66">17.4.2 Integrals<text:tab/>119</text:p>
          <text:p text:style-name="P66">17.4.3 Limits<text:tab/>119</text:p>
          <text:p text:style-name="P66">17.4.4 Polynomial Approximations And Series<text:tab/>119</text:p>
          <text:p text:style-name="P67">17.5 Statistics<text:tab/>119</text:p>
          <text:p text:style-name="P66">17.5.1 Data Analysis<text:tab/>119</text:p>
          <text:p text:style-name="P66">17.5.2 Inferential Statistics<text:tab/>119</text:p>
          <text:p text:style-name="P66">17.5.3 Normal Distributions<text:tab/>119</text:p>
          <text:p text:style-name="P66">17.5.4 One Variable Analysis<text:tab/>120</text:p>
          <text:p text:style-name="P66">17.5.5 Probability And Simulation<text:tab/>120</text:p>
          <text:p text:style-name="P66"><text:soft-page-break/>17.5.6 Two Variable Analysis<text:tab/>120</text:p>
          <text:p text:style-name="P64">18 High School Science Problems<text:tab/>121</text:p>
          <text:p text:style-name="P67">18.1 Physics<text:tab/>121</text:p>
          <text:p text:style-name="P66">18.1.1 Atomic Physics<text:tab/>121</text:p>
          <text:p text:style-name="P66">18.1.2 Circular Motion<text:tab/>121</text:p>
          <text:p text:style-name="P66">18.1.3 Dynamics<text:tab/>121</text:p>
          <text:p text:style-name="P66">18.1.4 Electricity And Magnetism<text:tab/>121</text:p>
          <text:p text:style-name="P66">18.1.5 Fluids<text:tab/>121</text:p>
          <text:p text:style-name="P66">18.1.6 Kinematics<text:tab/>121</text:p>
          <text:p text:style-name="P66">18.1.7 Light<text:tab/>122</text:p>
          <text:p text:style-name="P66">18.1.8 Optics<text:tab/>122</text:p>
          <text:p text:style-name="P66">18.1.9 Relativity<text:tab/>122</text:p>
          <text:p text:style-name="P66">18.1.10 Rotational Motion<text:tab/>122</text:p>
          <text:p text:style-name="P66">18.1.11 Sound<text:tab/>122</text:p>
          <text:p text:style-name="P66">18.1.12 Waves<text:tab/>122</text:p>
          <text:p text:style-name="P66">18.1.13 Thermodynamics<text:tab/>122</text:p>
          <text:p text:style-name="P66">18.1.14 Work<text:tab/>122</text:p>
          <text:p text:style-name="P66">18.1.15 Energy<text:tab/>123</text:p>
          <text:p text:style-name="P66">18.1.16 Momentum<text:tab/>123</text:p>
          <text:p text:style-name="P66">18.1.17 Boiling<text:tab/>123</text:p>
          <text:p text:style-name="P66">18.1.18 Buoyancy<text:tab/>123</text:p>
          <text:p text:style-name="P66">18.1.19 Convection<text:tab/>123</text:p>
          <text:p text:style-name="P66">18.1.20 Density<text:tab/>123</text:p>
          <text:p text:style-name="P66">18.1.21 Diffusion<text:tab/>123</text:p>
          <text:p text:style-name="P66">18.1.22 Freezing<text:tab/>124</text:p>
          <text:p text:style-name="P66">18.1.23 Friction<text:tab/>124</text:p>
          <text:p text:style-name="P66">18.1.24 Heat Transfer<text:tab/>124</text:p>
          <text:p text:style-name="P66">18.1.25 Insulation<text:tab/>124</text:p>
          <text:p text:style-name="P66">18.1.26 Newton's Laws<text:tab/>124</text:p>
          <text:p text:style-name="P66">18.1.27 Pressure<text:tab/>124</text:p>
          <text:p text:style-name="P66">18.1.28 Pulleys<text:tab/>124</text:p>
        </text:index-body>
      </text:table-of-content>
      <text:p text:style-name="Standard"/>
      <text:h text:style-name="P1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5">Susan Addington</text:p>
      <text:p text:style-name="P55">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52">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6">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6">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6">cd <text:s text:c="2"/>/Applications/mathrider</text:p>
      <text:p text:style-name="Text_20_body">Run mathrider by typing:</text:p>
      <text:p text:style-name="P5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 </text:span><text:span text:style-name="T7">(</text:span><text:span text:style-name="T6">expressions</text:span><text:span text:style-name="T7"> are explained in section </text:span><text:a xlink:type="simple" xlink:href="#11.MathPiper Programming Fundamentals|outline"><text:span text:style-name="T7">11. MathPiper Programming Fundamentals</text:span></text:a><text:span text:style-name="T7">).</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text:soft-page-break/>placed wherever it is needed. <text:s/>Select the inverted black triangle on the floating 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5">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5">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is set to "System".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6">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6">Result&gt; 3</text:p>
      <text:p text:style-name="Preformatted_20_Text"/>
      <text:p text:style-name="Preformatted_20_Text">In&gt; 3*4</text:p>
      <text:p text:style-name="P26">Result&gt; 12</text:p>
      <text:p text:style-name="P26"/>
      <text:p text:style-name="P29">In&gt; 2^3</text:p>
      <text:p text:style-name="P26">Result&gt; 8</text:p>
      <text:p text:style-name="Preformatted_20_Text"/>
      <text:p text:style-name="Preformatted_20_Text">In&gt; 12/6</text:p>
      <text:p text:style-name="P26">Result&gt; 2</text:p>
      <text:p text:style-name="Preformatted_20_Text"/>
      <text:p text:style-name="Text_20_body">Notice that the multiplication symbol is an asterisk (*), the exponent symbol is a caret (^), and the division symbol is a forward slash (/). <text:s/>These symbols <text:span text:style-name="T16">(along with addtion (+) , subtraction (</text:span><text:span text:style-name="T15">−)</text:span><text:span text:style-name="T16">,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6">Result&gt; 1.7</text:p>
      <text:p text:style-name="Preformatted_20_Text"/>
      <text:p text:style-name="Preformatted_20_Text">In&gt; 3.7-2.6</text:p>
      <text:p text:style-name="P26">Result&gt; 1.1</text:p>
      <text:p text:style-name="Preformatted_20_Text"/>
      <text:p text:style-name="Preformatted_20_Text">In&gt; 2.2*3.9</text:p>
      <text:p text:style-name="P26">Result&gt; 8.58</text:p>
      <text:p text:style-name="P26"/>
      <text:p text:style-name="P29">In&gt; 2.2^3</text:p>
      <text:p text:style-name="P26">Result&gt; 10.648</text:p>
      <text:p text:style-name="Preformatted_20_Text"/>
      <text:p text:style-name="Preformatted_20_Text">In&gt; 9.5/3.2</text:p>
      <text:p text:style-name="P26">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6">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Another often used function is IsEven().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reformatted_20_Text"><text:span text:style-name="T10"/></text:p>
      <text:p text:style-name="Preformatted_20_Text"><text:span text:style-name="T10">In&gt; IsEven(4)</text:span></text:p>
      <text:p text:style-name="P26">Result&gt; True</text:p>
      <text:p text:style-name="Preformatted_20_Text"><text:span text:style-name="T10"/></text:p>
      <text:p text:style-name="Preformatted_20_Text"><text:span text:style-name="T10">In&gt; IsEven(5)</text:span></text:p>
      <text:p text:style-name="P26">Result&gt; False</text:p>
      <text:p text:style-name="Preformatted_20_Text"><text:span text:style-name="T10"/></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6">Result&gt; 40</text:p>
      <text:p text:style-name="Preformatted_20_Text"/>
      <text:p text:style-name="Preformatted_20_Text">In&gt; %</text:p>
      <text:p text:style-name="P26">Result&gt; 40</text:p>
      <text:p text:style-name="P26"/>
      <text:p text:style-name="P29">In&gt; %*2</text:p>
      <text:p text:style-name="P26">Result&gt; 80</text:p>
      <text:p text:style-name="Preformatted_20_Text"/>
      <text:h text:style-name="P48"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9"/>
      <text:p text:style-name="P29"><text:soft-page-break/>In&gt; 12 \ 6</text:p>
      <text:p text:style-name="P29"/>
      <text:p text:style-name="P35">Error parsing expression, near token \</text:p>
      <text:p text:style-name="P29"/>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6">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6">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6">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0"><draw:object xlink:href="./Object 7" xlink:type="simple" xlink:show="embed" xlink:actuate="onLoad"/><draw:image xlink:href="./ObjectReplacements/Object 7" xlink:type="simple" xlink:show="embed" xlink:actuate="onLoad"/></draw:frame>was calculated two steps back. <text:s/></text:p>
      <text:h text:style-name="Heading_20_4" text:outline-level="4"><text:soft-page-break/>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602in" svg:height="0.4264in" draw:z-index="2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6">Result&gt; 5/6</text:p>
      <text:p text:style-name="Preformatted_20_Text"/>
      <text:p text:style-name="Preformatted_20_Text">In&gt; a</text:p>
      <text:p text:style-name="P26">Result&gt; 5/6</text:p>
      <text:p text:style-name="Preformatted_20_Text"/>
      <text:p text:style-name="Preformatted_20_Text">In&gt; Numer(a)</text:p>
      <text:p text:style-name="P26">Result&gt; 5</text:p>
      <text:p text:style-name="Preformatted_20_Text"/>
      <text:p text:style-name="Preformatted_20_Text">In&gt; Denom(a)</text:p>
      <text:p text:style-name="P26">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2"><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3"><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6">Result&gt; 9</text:p>
      <text:p text:style-name="Preformatted_20_Text"/>
      <text:p text:style-name="Preformatted_20_Text">In&gt; a</text:p>
      <text:p text:style-name="P26">Result&gt; 9</text:p>
      <text:p text:style-name="P26"/>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6">Result&gt; True</text:p>
      <text:p text:style-name="Preformatted_20_Text"/>
      <text:p text:style-name="Preformatted_20_Text">In&gt; a</text:p>
      <text:p text:style-name="P26">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6">Result&gt; 2^3</text:p>
      <text:p text:style-name="Preformatted_20_Text"/>
      <text:p text:style-name="Preformatted_20_Text">In&gt; Factor(14)</text:p>
      <text:p text:style-name="P26">Result&gt; 2*7</text:p>
      <text:p text:style-name="Preformatted_20_Text"/>
      <text:p text:style-name="Preformatted_20_Text">In&gt; Factor(2343)</text:p>
      <text:p text:style-name="P26">Result&gt; 3*11*71</text:p>
      <text:p text:style-name="Preformatted_20_Text"/>
      <text:p text:style-name="Text_20_body">Now lets factor an expression that contains the unbound variable 'x':</text:p>
      <text:p text:style-name="Preformatted_20_Text">In&gt; x</text:p>
      <text:p text:style-name="P26">Result&gt; x</text:p>
      <text:p text:style-name="Preformatted_20_Text"/>
      <text:p text:style-name="Preformatted_20_Text">In&gt; IsBound(x)</text:p>
      <text:p text:style-name="P26">Result&gt; False</text:p>
      <text:p text:style-name="Preformatted_20_Text"/>
      <text:p text:style-name="Preformatted_20_Text">In&gt; Factor(x^2 + 24*x + 80)</text:p>
      <text:p text:style-name="P26">Result&gt; (x+20)*(x+4)</text:p>
      <text:p text:style-name="P29"/>
      <text:p text:style-name="P29">In&gt; Expand(%)</text:p>
      <text:p text:style-name="P26">Result&gt; x^2+24*x+80</text:p>
      <text:p text:style-name="P26"/>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4"><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36">a</text:span>' in <text:span text:style-name="T6">F</text:span><text:span text:style-name="T36">a</text:span><text:span text:style-name="T6">ctor</text:span> can be thought of as <text:span text:style-name="T36">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6"><text:soft-page-break/>1) <text:s/>Type 3 or 4 lines of text into a text area.</text:p>
      <text:p text:style-name="P56">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6">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9"><text:span text:style-name="T19"><text:s/>1:</text:span><text:span text:style-name="T31">%mathpiper</text:span></text:p>
      <text:p text:style-name="P30"><text:s/>2:</text:p>
      <text:p text:style-name="P29"><text:span text:style-name="T19"><text:s/>3:</text:span><text:span text:style-name="T21">"Hello World!"</text:span>;</text:p>
      <text:p text:style-name="P30"><text:s/>4:</text:p>
      <text:p text:style-name="P42"><text:span text:style-name="T33"><text:s/>5:</text:span><text:span text:style-name="T32">%/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0"/>
      <text:p text:style-name="P29"><text:span text:style-name="T19"><text:s/>1:</text:span><text:span text:style-name="T31">%mathpiper</text:span></text:p>
      <text:p text:style-name="P30"><text:s/>2:</text:p>
      <text:p text:style-name="P29"><text:span text:style-name="T19"><text:s/>3:</text:span><text:span text:style-name="T21">"Hello World!"</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text:span text:style-name="T22"> <text:s text:c="5"/>Result:</text:span> "Hello World!"</text:p>
      <text:p text:style-name="P43"><text:span text:style-name="T19"><text:s/>9:</text:span><text:span text:style-name="T22">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1">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9"><text:span text:style-name="T19"><text:s/>1:</text:span><text:span text:style-name="T31">%mathpiper,output="pretty"</text:span></text:p>
      <text:p text:style-name="P30"><text:s/>2:</text:p>
      <text:p text:style-name="P29"><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text:span text:style-name="T22"> <text:s text:c="5"/>Result:</text:span> True</text:p>
      <text:p text:style-name="P30"><text:s/>9:</text:p>
      <text:p text:style-name="P29"><text:span text:style-name="T19">10:</text:span><text:span text:style-name="T22"> <text:s text:c="5"/></text:span><text:span text:style-name="T37">Side effects:</text:span></text:p>
      <text:p text:style-name="P29"><text:span text:style-name="T19">11:</text:span><text:span text:style-name="T22"> <text:s text:c="5"/></text:span></text:p>
      <text:p text:style-name="P29"><text:span text:style-name="T19">12:</text:span><text:span text:style-name="T22"> <text:s text:c="4"/></text:span><text:s text:c="2"/>2 <text:s text:c="2"/>x <text:s text:c="3"/></text:p>
      <text:p text:style-name="P29"><text:span text:style-name="T19">13:</text:span><text:span text:style-name="T22"> <text:s text:c="5"/></text:span>x <text:s/>+ - + 3</text:p>
      <text:p text:style-name="P29"><text:span text:style-name="T19">14:</text:span><text:span text:style-name="T22"> <text:s text:c="10"/></text:span>2</text:p>
      <text:p text:style-name="P29"><text:span text:style-name="T19">15:</text:span><text:span text:style-name="T22"> <text:s text:c="3"/>%/output</text:span></text:p>
      <text:p text:style-name="P45"/>
      <text:p text:style-name="Text_20_body">Pretty form is a way to have text display mathematical expressions that look similar to the way they would be written on paper. <text:s/>Here is the above expression in traditional form for comparison:</text:p>
      <text:p text:style-name="P52"><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0"/>
      <text:p text:style-name="P29"><text:span text:style-name="T19"><text:s/>1:</text:span><text:span text:style-name="T31">%mathpiper,name="example_1",output="pretty"</text:span></text:p>
      <text:p text:style-name="P30"><text:s/>2:</text:p>
      <text:p text:style-name="P29"><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9"><text:s/>5:</text:span><text:span text:style-name="T31">%/mathpiper</text:span></text:p>
      <text:p text:style-name="P30"><text:soft-page-break/><text:s/>6:</text:p>
      <text:p text:style-name="P29"><text:span text:style-name="T19"><text:s/>7:</text:span> <text:s text:c="3"/><text:span text:style-name="T22">%output,preserve="false"</text:span></text:p>
      <text:p text:style-name="P29"><text:span text:style-name="T19"><text:s/>8:</text:span><text:span text:style-name="T22"> <text:s text:c="5"/>Result:</text:span> True</text:p>
      <text:p text:style-name="P30"><text:s/>9:</text:p>
      <text:p text:style-name="P29"><text:span text:style-name="T19">10:</text:span><text:span text:style-name="T22"> <text:s text:c="5"/></text:span><text:span text:style-name="T37">Side effects:</text:span></text:p>
      <text:p text:style-name="P29"><text:span text:style-name="T19">11:</text:span><text:span text:style-name="T22"> <text:s text:c="5"/></text:span></text:p>
      <text:p text:style-name="P29"><text:span text:style-name="T19">12:</text:span><text:span text:style-name="T22"> <text:s text:c="4"/></text:span><text:s text:c="2"/>2 <text:s text:c="2"/>x <text:s text:c="3"/></text:p>
      <text:p text:style-name="P29"><text:span text:style-name="T19">13:</text:span><text:span text:style-name="T22"> <text:s text:c="5"/></text:span>x <text:s/>+ - + 3</text:p>
      <text:p text:style-name="P29"><text:span text:style-name="T19">14:</text:span><text:span text:style-name="T22"> <text:s text:c="10"/></text:span>2</text:p>
      <text:p text:style-name="P29"><text:span text:style-name="T23">15:</text:span><text:span text:style-name="T27"> <text:s text:c="3"/>%/output</text:span></text:p>
      <text:p text:style-name="P41"/>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30"/>
      <text:p text:style-name="P29"><text:span text:style-name="T19"><text:s/>1:</text:span><text:span text:style-name="T31">%geogebra,clear="true"</text:span></text:p>
      <text:p text:style-name="P30"><text:s/>2:</text:p>
      <text:p text:style-name="P29"><text:span text:style-name="T19"><text:s/>3:</text:span><text:span text:style-name="T29">//Plot a function.</text:span></text:p>
      <text:p text:style-name="P29"><text:span text:style-name="T19"><text:s/>4:</text:span><text:span text:style-name="T30">f</text:span><text:span text:style-name="T5">(</text:span>x<text:span text:style-name="T5">)=</text:span><text:span text:style-name="T8">2</text:span><text:span text:style-name="T5">*</text:span><text:span text:style-name="T30">sin</text:span><text:span text:style-name="T5">(</text:span>x<text:span text:style-name="T5">)</text:span></text:p>
      <text:p text:style-name="P29"><text:span text:style-name="T19"><text:s/>5:</text:span> <text:s text:c="3"/></text:p>
      <text:p text:style-name="P29"><text:span text:style-name="T19"><text:s/>6:</text:span><text:span text:style-name="T29">//Add a tangent line to the function.</text:span></text:p>
      <text:p text:style-name="P29"><text:span text:style-name="T19"><text:s/>7:</text:span>a <text:span text:style-name="T5">=</text:span> <text:span text:style-name="T8">2</text:span></text:p>
      <text:p text:style-name="P29"><text:span text:style-name="T19"><text:s/>8:</text:span><text:span text:style-name="T5">(</text:span><text:span text:style-name="T8">2</text:span>,<text:span text:style-name="T8">0</text:span><text:span text:style-name="T5">)</text:span></text:p>
      <text:p text:style-name="P29"><text:span text:style-name="T19"><text:s/>9:</text:span>t <text:span text:style-name="T5">=</text:span> Tangent[a, f]</text:p>
      <text:p text:style-name="P30">10:</text:p>
      <text:p text:style-name="P29"><text:span text:style-name="T19">11:</text:span><text:span text:style-name="T31">%/geogebra</text:span></text:p>
      <text:p text:style-name="P30">12:</text:p>
      <text:p text:style-name="P29"><text:span text:style-name="T19">13:</text:span> <text:s text:c="3"/><text:span text:style-name="T22">%output,preserve="false"</text:span></text:p>
      <text:p text:style-name="P29"><text:span text:style-name="T19">14:</text:span><text:span text:style-name="T22"> <text:s text:c="5"/>GeoGebra updated.</text:span></text:p>
      <text:p text:style-name="P29"><text:span text:style-name="T19">15:</text:span><text:span text:style-name="T22"> <text:s text:c="3"/>%/output</text:span></text:p>
      <text:p text:style-name="P44"/>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31"><text:span text:style-name="T19"><text:s/>1:</text:span><text:span text:style-name="T31">%geogebra_xml,description="Obtained from .ggb file"</text:span></text:p>
      <text:p text:style-name="P32"><text:s/>2:</text:p>
      <text:p text:style-name="P31"><text:span text:style-name="T19"><text:s/>3:</text:span><text:span text:style-name="T18">&lt;?xml</text:span><text:span text:style-name="T17"> </text:span><text:span text:style-name="T18">version="1.0"</text:span><text:span text:style-name="T17"> </text:span><text:span text:style-name="T18">encoding="utf-8"?&gt;</text:span></text:p>
      <text:p text:style-name="P31"><text:span text:style-name="T19"><text:s/>4:</text:span><text:span text:style-name="T22">&lt;geogebra format=</text:span><text:span text:style-name="T21">"3.0"</text:span><text:span text:style-name="T22">&gt;</text:span></text:p>
      <text:p text:style-name="P31"><text:span text:style-name="T19"><text:s/>5:</text:span><text:span text:style-name="T22">&lt;gui&gt;</text:span></text:p>
      <text:p text:style-name="P31"><text:span text:style-name="T19"><text:s/>6:</text:span> <text:s text:c="3"/><text:span text:style-name="T22">&lt;show algebraView=</text:span><text:span text:style-name="T21">"true"</text:span><text:span text:style-name="T22"> auxiliaryObjects=</text:span><text:span text:style-name="T21">"true"</text:span><text:span text:style-name="T22"> </text:span></text:p>
      <text:p text:style-name="P31"><text:span text:style-name="T19"><text:s text:c="3"/></text:span><text:span text:style-name="T22"><text:s text:c="4"/>algebraInput=</text:span><text:span text:style-name="T21">"true"</text:span><text:span text:style-name="T22"> cmdList=</text:span><text:span text:style-name="T21">"true"</text:span><text:span text:style-name="T22">/&gt;</text:span></text:p>
      <text:p text:style-name="P31"><text:span text:style-name="T19"><text:s/>7:</text:span> <text:s text:c="3"/><text:span text:style-name="T22">&lt;splitDivider loc=</text:span><text:span text:style-name="T21">"196"</text:span><text:span text:style-name="T22"> locVertical=</text:span><text:span text:style-name="T21">"400"</text:span><text:span text:style-name="T22"> horizontal=</text:span><text:span text:style-name="T21">"true"</text:span><text:span text:style-name="T22">/&gt;</text:span></text:p>
      <text:p text:style-name="P31"><text:span text:style-name="T19"><text:s/>8:</text:span> <text:s text:c="3"/><text:span text:style-name="T22">&lt;font <text:s/>size=</text:span><text:span text:style-name="T21">"12"</text:span><text:span text:style-name="T22">/&gt;</text:span></text:p>
      <text:p text:style-name="P31"><text:span text:style-name="T19"><text:s/>9:</text:span><text:span text:style-name="T22">&lt;/gui&gt;</text:span></text:p>
      <text:p text:style-name="P31"><text:span text:style-name="T19">10:</text:span><text:span text:style-name="T22">&lt;euclidianView&gt;</text:span></text:p>
      <text:p text:style-name="P31"><text:span text:style-name="T19">11:</text:span> <text:s text:c="3"/><text:span text:style-name="T22">&lt;size <text:s/>width=</text:span><text:span text:style-name="T21">"540"</text:span><text:span text:style-name="T22"> height=</text:span><text:span text:style-name="T21">"553"</text:span><text:span text:style-name="T22">/&gt;</text:span></text:p>
      <text:p text:style-name="P31"><text:span text:style-name="T19">12:</text:span> <text:s text:c="3"/><text:span text:style-name="T22">&lt;coordSystem xZero=</text:span><text:span text:style-name="T21">"215.0"</text:span><text:span text:style-name="T22"> yZero=</text:span><text:span text:style-name="T21">"315.0"</text:span><text:span text:style-name="T22"> scale=</text:span><text:span text:style-name="T21">"50.0"</text:span></text:p>
      <text:p text:style-name="P31"><text:span text:style-name="T19"><text:s text:c="3"/></text:span><text:span text:style-name="T22"><text:s text:c="4"/>yscale=</text:span><text:span text:style-name="T21">"50.0"</text:span><text:span text:style-name="T22">/&gt;</text:span></text:p>
      <text:p text:style-name="P31"><text:span text:style-name="T19">13:</text:span> <text:s text:c="3"/><text:span text:style-name="T22">&lt;evSettings axes=</text:span><text:span text:style-name="T21">"true"</text:span><text:span text:style-name="T22"> grid=</text:span><text:span text:style-name="T21">"true"</text:span><text:span text:style-name="T22"> pointCapturing=</text:span><text:span text:style-name="T21">"3"</text:span></text:p>
      <text:p text:style-name="P31"><text:span text:style-name="T19"><text:s text:c="3"/></text:span><text:span text:style-name="T22"><text:s text:c="4"/>pointStyle=</text:span><text:span text:style-name="T21">"0"</text:span><text:span text:style-name="T22"> rightAngleStyle=</text:span><text:span text:style-name="T21">"1"</text:span><text:span text:style-name="T22">/&gt;</text:span></text:p>
      <text:p text:style-name="P31"><text:span text:style-name="T19">14:</text:span> <text:s text:c="3"/><text:span text:style-name="T22">&lt;bgColor r=</text:span><text:span text:style-name="T21">"255"</text:span><text:span text:style-name="T22"> g=</text:span><text:span text:style-name="T21">"255"</text:span><text:span text:style-name="T22"> b=</text:span><text:span text:style-name="T21">"255"</text:span><text:span text:style-name="T22">/&gt;</text:span></text:p>
      <text:p text:style-name="P31"><text:span text:style-name="T19">15:</text:span> <text:s text:c="3"/><text:span text:style-name="T22">&lt;axesColor r=</text:span><text:span text:style-name="T21">"0"</text:span><text:span text:style-name="T22"> g=</text:span><text:span text:style-name="T21">"0"</text:span><text:span text:style-name="T22"> b=</text:span><text:span text:style-name="T21">"0"</text:span><text:span text:style-name="T22">/&gt;</text:span></text:p>
      <text:p text:style-name="P31"><text:soft-page-break/><text:span text:style-name="T19">16:</text:span> <text:s text:c="3"/><text:span text:style-name="T22">&lt;gridColor r=</text:span><text:span text:style-name="T21">"192"</text:span><text:span text:style-name="T22"> g=</text:span><text:span text:style-name="T21">"192"</text:span><text:span text:style-name="T22"> b=</text:span><text:span text:style-name="T21">"192"</text:span><text:span text:style-name="T22">/&gt;</text:span></text:p>
      <text:p text:style-name="P31"><text:span text:style-name="T19">17:</text:span> <text:s text:c="3"/><text:span text:style-name="T22">&lt;lineStyle axes=</text:span><text:span text:style-name="T21">"1"</text:span><text:span text:style-name="T22"> grid=</text:span><text:span text:style-name="T21">"10"</text:span><text:span text:style-name="T22">/&gt;</text:span></text:p>
      <text:p text:style-name="P31"><text:span text:style-name="T19">18:</text:span> <text:s text:c="3"/><text:span text:style-name="T22">&lt;axis id=</text:span><text:span text:style-name="T21">"0"</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1"><text:span text:style-name="T19"><text:s text:c="3"/></text:span><text:span text:style-name="T22"><text:s text:c="4"/>showNumbers=</text:span><text:span text:style-name="T21">"true"</text:span><text:span text:style-name="T22">/&gt;</text:span></text:p>
      <text:p text:style-name="P31"><text:span text:style-name="T19">19:</text:span> <text:s text:c="3"/><text:span text:style-name="T22">&lt;axis id=</text:span><text:span text:style-name="T21">"1"</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1"><text:span text:style-name="T19"><text:s text:c="3"/></text:span><text:span text:style-name="T22"><text:s text:c="4"/>showNumbers=</text:span><text:span text:style-name="T21">"true"</text:span><text:span text:style-name="T22">/&gt;</text:span></text:p>
      <text:p text:style-name="P31"><text:span text:style-name="T19">20:</text:span> <text:s text:c="3"/><text:span text:style-name="T22">&lt;grid distX=</text:span><text:span text:style-name="T21">"0.5"</text:span><text:span text:style-name="T22"> distY=</text:span><text:span text:style-name="T21">"0.5"</text:span><text:span text:style-name="T22">/&gt;</text:span></text:p>
      <text:p text:style-name="P31"><text:span text:style-name="T19">21:</text:span><text:span text:style-name="T22">&lt;/euclidianView&gt;</text:span></text:p>
      <text:p text:style-name="P31"><text:span text:style-name="T19">22:</text:span><text:span text:style-name="T22">&lt;kernel&gt;</text:span></text:p>
      <text:p text:style-name="P31"><text:span text:style-name="T19">23:</text:span> <text:s text:c="3"/><text:span text:style-name="T22">&lt;continuous val=</text:span><text:span text:style-name="T21">"true"</text:span><text:span text:style-name="T22">/&gt;</text:span></text:p>
      <text:p text:style-name="P31"><text:span text:style-name="T19">24:</text:span> <text:s text:c="3"/><text:span text:style-name="T22">&lt;decimals val=</text:span><text:span text:style-name="T21">"2"</text:span><text:span text:style-name="T22">/&gt;</text:span></text:p>
      <text:p text:style-name="P31"><text:span text:style-name="T19">25:</text:span> <text:s text:c="3"/><text:span text:style-name="T22">&lt;angleUnit val=</text:span><text:span text:style-name="T21">"degree"</text:span><text:span text:style-name="T22">/&gt;</text:span></text:p>
      <text:p text:style-name="P31"><text:span text:style-name="T19">26:</text:span> <text:s text:c="3"/><text:span text:style-name="T22">&lt;coordStyle val=</text:span><text:span text:style-name="T21">"0"</text:span><text:span text:style-name="T22">/&gt;</text:span></text:p>
      <text:p text:style-name="P31"><text:span text:style-name="T19">27:</text:span><text:span text:style-name="T22">&lt;/kernel&gt;</text:span></text:p>
      <text:p text:style-name="P31"><text:span text:style-name="T19">28:</text:span><text:span text:style-name="T22">&lt;construction title=</text:span><text:span text:style-name="T21">""</text:span><text:span text:style-name="T22"> author=</text:span><text:span text:style-name="T21">""</text:span><text:span text:style-name="T22"> date=</text:span><text:span text:style-name="T21">""</text:span><text:span text:style-name="T22">&gt;</text:span></text:p>
      <text:p text:style-name="P31"><text:span text:style-name="T19">29:</text:span><text:span text:style-name="T22">&lt;expression label =</text:span><text:span text:style-name="T21">"f"</text:span><text:span text:style-name="T22"> exp=</text:span><text:span text:style-name="T21">"f(x) = 2 sin(x)"</text:span><text:span text:style-name="T22">/&gt;</text:span></text:p>
      <text:p text:style-name="P31"><text:span text:style-name="T19">30:</text:span><text:span text:style-name="T22">&lt;element type=</text:span><text:span text:style-name="T21">"function"</text:span><text:span text:style-name="T22"> label=</text:span><text:span text:style-name="T21">"f"</text:span><text:span text:style-name="T22">&gt;</text:span></text:p>
      <text:p text:style-name="P31"><text:span text:style-name="T19">31:</text:span> <text:s text:c="3"/><text:span text:style-name="T22">&lt;show object=</text:span><text:span text:style-name="T21">"true"</text:span><text:span text:style-name="T22"> label=</text:span><text:span text:style-name="T21">"true"</text:span><text:span text:style-name="T22">/&gt;</text:span></text:p>
      <text:p text:style-name="P31"><text:span text:style-name="T19">32:</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1"><text:span text:style-name="T19">33:</text:span> <text:s text:c="3"/><text:span text:style-name="T22">&lt;labelMode val=</text:span><text:span text:style-name="T21">"0"</text:span><text:span text:style-name="T22">/&gt;</text:span></text:p>
      <text:p text:style-name="P31"><text:span text:style-name="T19">34:</text:span> <text:s text:c="3"/><text:span text:style-name="T22">&lt;animation step=</text:span><text:span text:style-name="T21">"0.1"</text:span><text:span text:style-name="T22">/&gt;</text:span></text:p>
      <text:p text:style-name="P31"><text:span text:style-name="T19">35:</text:span> <text:s text:c="3"/><text:span text:style-name="T22">&lt;fixed val=</text:span><text:span text:style-name="T21">"false"</text:span><text:span text:style-name="T22">/&gt;</text:span></text:p>
      <text:p text:style-name="P31"><text:span text:style-name="T19">36:</text:span> <text:s text:c="3"/><text:span text:style-name="T22">&lt;breakpoint val=</text:span><text:span text:style-name="T21">"false"</text:span><text:span text:style-name="T22">/&gt;</text:span></text:p>
      <text:p text:style-name="P31"><text:span text:style-name="T19">37:</text:span> <text:s text:c="3"/><text:span text:style-name="T22">&lt;lineStyle thickness=</text:span><text:span text:style-name="T21">"2"</text:span><text:span text:style-name="T22"> type=</text:span><text:span text:style-name="T21">"0"</text:span><text:span text:style-name="T22">/&gt;</text:span></text:p>
      <text:p text:style-name="P31"><text:span text:style-name="T19">38:</text:span><text:span text:style-name="T22">&lt;/element&gt;</text:span></text:p>
      <text:p text:style-name="P31"><text:span text:style-name="T19">39:</text:span><text:span text:style-name="T22">&lt;element type=</text:span><text:span text:style-name="T21">"numeric"</text:span><text:span text:style-name="T22"> label=</text:span><text:span text:style-name="T21">"a"</text:span><text:span text:style-name="T22">&gt;</text:span></text:p>
      <text:p text:style-name="P31"><text:span text:style-name="T19">40:</text:span> <text:s text:c="3"/><text:span text:style-name="T22">&lt;value val=</text:span><text:span text:style-name="T21">"2.0"</text:span><text:span text:style-name="T22">/&gt;</text:span></text:p>
      <text:p text:style-name="P31"><text:span text:style-name="T19">41:</text:span> <text:s text:c="3"/><text:span text:style-name="T22">&lt;show object=</text:span><text:span text:style-name="T21">"false"</text:span><text:span text:style-name="T22"> label=</text:span><text:span text:style-name="T21">"true"</text:span><text:span text:style-name="T22">/&gt;</text:span></text:p>
      <text:p text:style-name="P31"><text:span text:style-name="T19">42:</text:span> <text:s text:c="3"/><text:span text:style-name="T22">&lt;objColor r=</text:span><text:span text:style-name="T21">"0"</text:span><text:span text:style-name="T22"> g=</text:span><text:span text:style-name="T21">"0"</text:span><text:span text:style-name="T22"> b=</text:span><text:span text:style-name="T21">"0"</text:span><text:span text:style-name="T22"> alpha=</text:span><text:span text:style-name="T21">"0.1"</text:span><text:span text:style-name="T22">/&gt;</text:span></text:p>
      <text:p text:style-name="P31"><text:span text:style-name="T19">43:</text:span> <text:s text:c="3"/><text:span text:style-name="T22">&lt;labelMode val=</text:span><text:span text:style-name="T21">"1"</text:span><text:span text:style-name="T22">/&gt;</text:span></text:p>
      <text:p text:style-name="P31"><text:span text:style-name="T19">44:</text:span> <text:s text:c="3"/><text:span text:style-name="T22">&lt;animation step=</text:span><text:span text:style-name="T21">"0.1"</text:span><text:span text:style-name="T22">/&gt;</text:span></text:p>
      <text:p text:style-name="P31"><text:span text:style-name="T19">45:</text:span> <text:s text:c="3"/><text:span text:style-name="T22">&lt;fixed val=</text:span><text:span text:style-name="T21">"false"</text:span><text:span text:style-name="T22">/&gt;</text:span></text:p>
      <text:p text:style-name="P31"><text:span text:style-name="T19">46:</text:span> <text:s text:c="3"/><text:span text:style-name="T22">&lt;breakpoint val=</text:span><text:span text:style-name="T21">"false"</text:span><text:span text:style-name="T22">/&gt;</text:span></text:p>
      <text:p text:style-name="P31"><text:span text:style-name="T19">47:</text:span><text:span text:style-name="T22">&lt;/element&gt;</text:span></text:p>
      <text:p text:style-name="P31"><text:span text:style-name="T19">48:</text:span><text:span text:style-name="T22">&lt;element type=</text:span><text:span text:style-name="T21">"point"</text:span><text:span text:style-name="T22"> label=</text:span><text:span text:style-name="T21">"A"</text:span><text:span text:style-name="T22">&gt;</text:span></text:p>
      <text:p text:style-name="P31"><text:span text:style-name="T19">49:</text:span> <text:s text:c="3"/><text:span text:style-name="T22">&lt;show object=</text:span><text:span text:style-name="T21">"true"</text:span><text:span text:style-name="T22"> label=</text:span><text:span text:style-name="T21">"true"</text:span><text:span text:style-name="T22">/&gt;</text:span></text:p>
      <text:p text:style-name="P31"><text:span text:style-name="T19">50:</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1"><text:span text:style-name="T19">51:</text:span> <text:s text:c="3"/><text:span text:style-name="T22">&lt;labelMode val=</text:span><text:span text:style-name="T21">"0"</text:span><text:span text:style-name="T22">/&gt;</text:span></text:p>
      <text:p text:style-name="P31"><text:span text:style-name="T19">52:</text:span> <text:s text:c="3"/><text:span text:style-name="T22">&lt;animation step=</text:span><text:span text:style-name="T21">"0.1"</text:span><text:span text:style-name="T22">/&gt;</text:span></text:p>
      <text:p text:style-name="P31"><text:span text:style-name="T19">53:</text:span> <text:s text:c="3"/><text:span text:style-name="T22">&lt;fixed val=</text:span><text:span text:style-name="T21">"false"</text:span><text:span text:style-name="T22">/&gt;</text:span></text:p>
      <text:p text:style-name="P31"><text:span text:style-name="T19">54:</text:span> <text:s text:c="3"/><text:span text:style-name="T22">&lt;breakpoint val=</text:span><text:span text:style-name="T21">"false"</text:span><text:span text:style-name="T22">/&gt;</text:span></text:p>
      <text:p text:style-name="P31"><text:span text:style-name="T19">55:</text:span> <text:s text:c="3"/><text:span text:style-name="T22">&lt;coords x=</text:span><text:span text:style-name="T21">"2.0"</text:span><text:span text:style-name="T22"> y=</text:span><text:span text:style-name="T21">"0.0"</text:span><text:span text:style-name="T22"> z=</text:span><text:span text:style-name="T21">"1.0"</text:span><text:span text:style-name="T22">/&gt;</text:span></text:p>
      <text:p text:style-name="P31"><text:span text:style-name="T19">56:</text:span> <text:s text:c="3"/><text:span text:style-name="T22">&lt;coordStyle style=</text:span><text:span text:style-name="T21">"cartesian"</text:span><text:span text:style-name="T22">/&gt;</text:span></text:p>
      <text:p text:style-name="P31"><text:span text:style-name="T19">57:</text:span> <text:s text:c="3"/><text:span text:style-name="T22">&lt;pointSize val=</text:span><text:span text:style-name="T21">"3"</text:span><text:span text:style-name="T22">/&gt;</text:span></text:p>
      <text:p text:style-name="P31"><text:span text:style-name="T19">58:</text:span><text:span text:style-name="T22">&lt;/element&gt;</text:span></text:p>
      <text:p text:style-name="P31"><text:span text:style-name="T19">59:</text:span><text:span text:style-name="T22">&lt;command name=</text:span><text:span text:style-name="T21">"Tangent"</text:span><text:span text:style-name="T22">&gt;</text:span></text:p>
      <text:p text:style-name="P31"><text:span text:style-name="T19">60:</text:span> <text:s text:c="3"/><text:span text:style-name="T22">&lt;input a0=</text:span><text:span text:style-name="T21">"a"</text:span><text:span text:style-name="T22"> a1=</text:span><text:span text:style-name="T21">"f"</text:span><text:span text:style-name="T22">/&gt;</text:span></text:p>
      <text:p text:style-name="P31"><text:span text:style-name="T19">61:</text:span> <text:s text:c="3"/><text:span text:style-name="T22">&lt;output a0=</text:span><text:span text:style-name="T21">"t"</text:span><text:span text:style-name="T22">/&gt;</text:span></text:p>
      <text:p text:style-name="P31"><text:span text:style-name="T19">62:</text:span><text:span text:style-name="T22">&lt;/command&gt;</text:span></text:p>
      <text:p text:style-name="P31"><text:span text:style-name="T19">63:</text:span><text:span text:style-name="T22">&lt;element type=</text:span><text:span text:style-name="T21">"line"</text:span><text:span text:style-name="T22"> label=</text:span><text:span text:style-name="T21">"t"</text:span><text:span text:style-name="T22">&gt;</text:span></text:p>
      <text:p text:style-name="P31"><text:soft-page-break/><text:span text:style-name="T19">64:</text:span> <text:s text:c="3"/><text:span text:style-name="T22">&lt;show object=</text:span><text:span text:style-name="T21">"true"</text:span><text:span text:style-name="T22"> label=</text:span><text:span text:style-name="T21">"true"</text:span><text:span text:style-name="T22">/&gt;</text:span></text:p>
      <text:p text:style-name="P31"><text:span text:style-name="T19">65:</text:span> <text:s text:c="3"/><text:span text:style-name="T22">&lt;objColor r=</text:span><text:span text:style-name="T21">"255"</text:span><text:span text:style-name="T22"> g=</text:span><text:span text:style-name="T21">"0"</text:span><text:span text:style-name="T22"> b=</text:span><text:span text:style-name="T21">"0"</text:span><text:span text:style-name="T22"> alpha=</text:span><text:span text:style-name="T21">"0.0"</text:span><text:span text:style-name="T22">/&gt;</text:span></text:p>
      <text:p text:style-name="P31"><text:span text:style-name="T19">66:</text:span> <text:s text:c="3"/><text:span text:style-name="T22">&lt;labelMode val=</text:span><text:span text:style-name="T21">"0"</text:span><text:span text:style-name="T22">/&gt;</text:span></text:p>
      <text:p text:style-name="P31"><text:span text:style-name="T19">67:</text:span> <text:s text:c="3"/><text:span text:style-name="T22">&lt;breakpoint val=</text:span><text:span text:style-name="T21">"false"</text:span><text:span text:style-name="T22">/&gt;</text:span></text:p>
      <text:p text:style-name="P31"><text:span text:style-name="T19">68:</text:span> <text:s text:c="3"/><text:span text:style-name="T22">&lt;coords x=</text:span><text:span text:style-name="T21">"0.8322936730942848"</text:span><text:span text:style-name="T22"> y=</text:span><text:span text:style-name="T21">"1.0"</text:span><text:span text:style-name="T22"> z=</text:span><text:span text:style-name="T21">"-3.4831821998399333"</text:span><text:span text:style-name="T22">/&gt;</text:span></text:p>
      <text:p text:style-name="P31"><text:span text:style-name="T19">69:</text:span> <text:s text:c="3"/><text:span text:style-name="T22">&lt;lineStyle thickness=</text:span><text:span text:style-name="T21">"2"</text:span><text:span text:style-name="T22"> type=</text:span><text:span text:style-name="T21">"0"</text:span><text:span text:style-name="T22">/&gt;</text:span></text:p>
      <text:p text:style-name="P31"><text:span text:style-name="T19">70:</text:span> <text:s text:c="3"/><text:span text:style-name="T22">&lt;eqnStyle style=</text:span><text:span text:style-name="T21">"explicit"</text:span><text:span text:style-name="T22">/&gt;</text:span></text:p>
      <text:p text:style-name="P31"><text:span text:style-name="T19">71:</text:span><text:span text:style-name="T22">&lt;/element&gt;</text:span></text:p>
      <text:p text:style-name="P31"><text:span text:style-name="T19">72:</text:span><text:span text:style-name="T22">&lt;/construction&gt;</text:span></text:p>
      <text:p text:style-name="P31"><text:span text:style-name="T19">73:</text:span><text:span text:style-name="T22">&lt;/geogebra&gt;</text:span></text:p>
      <text:p text:style-name="P32">74:</text:p>
      <text:p text:style-name="P31"><text:span text:style-name="T19">75:</text:span><text:span text:style-name="T31">%/geogebra_xml</text:span></text:p>
      <text:p text:style-name="P32">76:</text:p>
      <text:p text:style-name="P31"><text:span text:style-name="T19">77:</text:span> <text:s text:c="3"/><text:span text:style-name="T22">%output,preserve="false"</text:span></text:p>
      <text:p text:style-name="P31"><text:span text:style-name="T19">78:</text:span><text:span text:style-name="T22"> <text:s text:c="5"/>GeoGebra updated.</text:span></text:p>
      <text:p text:style-name="P31"><text:span text:style-name="T19">79:</text:span><text:span text:style-name="T22"> <text:s text:c="3"/>%/output</text:span></text:p>
      <text:p text:style-name="P32"/>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9"><text:span text:style-name="T19"><text:s/>1:</text:span><text:span text:style-name="T31">%hoteqn</text:span></text:p>
      <text:p text:style-name="P30"><text:s/>2:</text:p>
      <text:p text:style-name="P29"><text:span text:style-name="T19"><text:s/>3:</text:span><text:span text:style-name="T22">2</text:span><text:span text:style-name="T20">^{</text:span><text:span text:style-name="T25">3</text:span><text:span text:style-name="T20">}</text:span></text:p>
      <text:p text:style-name="P30"><text:s/>4:</text:p>
      <text:p text:style-name="P29"><text:span text:style-name="T19"><text:s/>5:</text:span><text:span text:style-name="T31">%/hoteqn</text:span></text:p>
      <text:p text:style-name="P30"><text:s/>6:</text:p>
      <text:p text:style-name="P29"><text:span text:style-name="T19"><text:s/>7:</text:span> <text:s text:c="3"/><text:span text:style-name="T22">%output,preserve="false"</text:span></text:p>
      <text:p text:style-name="P29"><text:span text:style-name="T19"><text:s/>8:</text:span><text:span text:style-name="T22"> <text:s text:c="5"/>HotEqn updated.</text:span></text:p>
      <text:p text:style-name="P46"><text:span text:style-name="T23"><text:s/></text:span><text:span text:style-name="T19">9:</text:span><text:span text:style-name="T24"> <text:s text:c="3"/>%/output</text:span></text:p>
      <text:p text:style-name="P47">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30"/>
      <text:p text:style-name="P29"><text:span text:style-name="T19"><text:s/>1:</text:span><text:span text:style-name="T31">%hoteqn</text:span></text:p>
      <text:p text:style-name="P30"><text:s/>2:</text:p>
      <text:p text:style-name="P29"><text:span text:style-name="T19"><text:s/>3:</text:span><text:span text:style-name="T22">2 x </text:span><text:span text:style-name="T20">^{</text:span><text:span text:style-name="T22">3</text:span><text:span text:style-name="T20">}</text:span><text:span text:style-name="T22"> </text:span><text:span text:style-name="T20">+</text:span><text:span text:style-name="T22"> 14 x </text:span><text:span text:style-name="T20">^{</text:span><text:span text:style-name="T22">2</text:span><text:span text:style-name="T20">}</text:span><text:span text:style-name="T22"> </text:span><text:span text:style-name="T20">+</text:span><text:span text:style-name="T22"> </text:span><text:span text:style-name="T18">\frac</text:span><text:span text:style-name="T20">{</text:span><text:span text:style-name="T22">24 x</text:span><text:span text:style-name="T20">}{</text:span><text:span text:style-name="T22">7</text:span><text:span text:style-name="T20">}</text:span></text:p>
      <text:p text:style-name="P30"><text:s/>4:</text:p>
      <text:p text:style-name="P29"><text:span text:style-name="T19"><text:s/>5:</text:span><text:span text:style-name="T31">%/hoteqn</text:span></text:p>
      <text:p text:style-name="P30"><text:s/>6:</text:p>
      <text:p text:style-name="P29"><text:span text:style-name="T19"><text:s/>7:</text:span> <text:s text:c="3"/><text:span text:style-name="T22">%output,preserve="false"</text:span></text:p>
      <text:p text:style-name="P29"><text:span text:style-name="T19"><text:s/>8:</text:span><text:span text:style-name="T22"> <text:s text:c="5"/>HotEqn updated.</text:span></text:p>
      <text:p text:style-name="P43"><text:span text:style-name="T19"><text:s/>9:</text:span><text:span text:style-name="T22">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30"/>
      <text:p text:style-name="P29"><text:span text:style-name="T19"><text:s/>1:</text:span><text:span text:style-name="T31">%mathpiper,output="geogebra"</text:span></text:p>
      <text:p text:style-name="P30"><text:s/>2:</text:p>
      <text:p text:style-name="P29"><text:span text:style-name="T19"><text:s/>3:</text:span>x<text:span text:style-name="T5">^</text:span><text:span text:style-name="T8">2</text:span>;</text:p>
      <text:p text:style-name="P30"><text:s/>4:</text:p>
      <text:p text:style-name="P33"><text:span text:style-name="T19"><text:s/>5:</text:span><text:span text:style-name="T31">%/mathpiper</text:span></text:p>
      <text:p text:style-name="Preformatted_20_Text"/>
      <text:p text:style-name="Text_20_body">Executing this fold will produce the following output:</text:p>
      <text:p text:style-name="P29"><text:span text:style-name="T19"><text:s/>1:</text:span><text:span text:style-name="T31">%mathpiper,output="geogebra"</text:span></text:p>
      <text:p text:style-name="P30"><text:s/>2:</text:p>
      <text:p text:style-name="P29"><text:span text:style-name="T19"><text:s/>3:</text:span>x<text:span text:style-name="T5">^</text:span><text:span text:style-name="T8">2</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31">%geogebra</text:span></text:p>
      <text:p text:style-name="P29"><text:span text:style-name="T19"><text:s/>8:</text:span> <text:s text:c="5"/><text:span text:style-name="T22">Result:</text:span> x<text:span text:style-name="T5">^</text:span><text:span text:style-name="T8">2</text:span></text:p>
      <text:p text:style-name="P33"><text:span text:style-name="T19"><text:s/>9:</text:span> <text:s text:c="3"/><text:span text:style-name="T31">%/geogebra</text:span></text:p>
      <text:p text:style-name="Preformatted_20_Text"/>
      <text:p text:style-name="Text_20_body">Executing the generated <text:span text:style-name="T6">%geogebra</text:span> fold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p>
      <text:h text:style-name="Heading_20_4" text:outline-level="4"><text:soft-page-break/>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30"/>
      <text:p text:style-name="P29"><text:span text:style-name="T19"><text:s/>1:</text:span><text:span text:style-name="T31">%mathpiper,output="latex"</text:span></text:p>
      <text:p text:style-name="P30"><text:s/>2:</text:p>
      <text:p text:style-name="P29"><text:span text:style-name="T19"><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30"><text:s/>5:</text:p>
      <text:p text:style-name="P29"><text:span text:style-name="T19"><text:s/>6:</text:span><text:span text:style-name="T31">%/mathpiper</text:span></text:p>
      <text:p text:style-name="P30"><text:s/>7:</text:p>
      <text:p text:style-name="P29"><text:span text:style-name="T19"><text:s/>8:</text:span> <text:s text:c="3"/><text:span text:style-name="T31">%hoteqn</text:span></text:p>
      <text:p text:style-name="P29"><text:span text:style-name="T19"><text:s/>9:</text:span><text:span text:style-name="T22"> <text:s text:c="5"/>Result: </text:span><text:span text:style-name="T18">\frac</text:span><text:span text:style-name="T20">{</text:span><text:span text:style-name="T22">2 x </text:span><text:span text:style-name="T18">\left</text:span><text:span text:style-name="T20">(</text:span><text:span text:style-name="T22"> x </text:span><text:span text:style-name="T20">+</text:span><text:span text:style-name="T22"> 3</text:span><text:span text:style-name="T18">\right</text:span><text:span text:style-name="T20">)</text:span><text:span text:style-name="T22"> <text:s/></text:span><text:span text:style-name="T18">\left</text:span><text:span text:style-name="T20">(</text:span><text:span text:style-name="T22"> x </text:span><text:span text:style-name="T20">+</text:span><text:span text:style-name="T22"> 4</text:span><text:span text:style-name="T18">\right</text:span><text:span text:style-name="T20">)</text:span><text:span text:style-name="T22"> </text:span><text:span text:style-name="T20">}{</text:span><text:span text:style-name="T22">9</text:span><text:span text:style-name="T20">}</text:span></text:p>
      <text:p text:style-name="P29"><text:span text:style-name="T19"><text:s/>1:</text:span><text:span text:style-name="T22"> <text:s text:c="3"/></text:span><text:span text:style-name="T31">%/hoteqn</text:span></text:p>
      <text:p text:style-name="P30"><text:s/>2:</text:p>
      <text:p text:style-name="P29"><text:span text:style-name="T19"><text:s/>3:</text:span> <text:s text:c="7"/><text:span text:style-name="T22">%output,preserve="false"</text:span></text:p>
      <text:p text:style-name="P29"><text:span text:style-name="T19"><text:s/>4:</text:span><text:span text:style-name="T22"> <text:s text:c="9"/>HotEqn updated.</text:span></text:p>
      <text:p text:style-name="P29"><text:span text:style-name="T19"><text:s/>5:</text:span><text:span text:style-name="T22"> <text:s text:c="7"/>%/output</text:span></text:p>
      <text:p text:style-name="P43"/>
      <text:p text:style-name="P33"><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30"/>
      <text:p text:style-name="P29"><text:span text:style-name="T19"><text:s/>1:</text:span><text:span text:style-name="T31">%html,x_size="700",y_size="440"</text:span></text:p>
      <text:p text:style-name="P30"><text:soft-page-break/><text:s/>2:</text:p>
      <text:p text:style-name="P29"><text:span text:style-name="T19"><text:s/>3:</text:span><text:span text:style-name="T22">&lt;html&gt;</text:span></text:p>
      <text:p text:style-name="P29"><text:span text:style-name="T19"><text:s/>4:</text:span> <text:s text:c="3"/><text:span text:style-name="T22">&lt;h1 align</text:span><text:span text:style-name="T5">=</text:span><text:span text:style-name="T21">"center"</text:span><text:span text:style-name="T22">&gt;</text:span>HTML Color Values<text:span text:style-name="T22">&lt;/h1&gt;</text:span></text:p>
      <text:p text:style-name="P29"><text:span text:style-name="T19"><text:s/>5:</text:span> <text:s text:c="3"/><text:span text:style-name="T22">&lt;table border</text:span><text:span text:style-name="T5">=</text:span><text:span text:style-name="T21">"0"</text:span><text:span text:style-name="T22"> cellpadding</text:span><text:span text:style-name="T5">=</text:span><text:span text:style-name="T21">"10"</text:span><text:span text:style-name="T22"> cellspacing</text:span><text:span text:style-name="T5">=</text:span><text:span text:style-name="T21">"1"</text:span><text:span text:style-name="T22"> width</text:span><text:span text:style-name="T5">=</text:span><text:span text:style-name="T21">"600"</text:span><text:span text:style-name="T22">&gt;</text:span></text:p>
      <text:p text:style-name="P29"><text:span text:style-name="T19"><text:s/>6:</text:span> <text:s text:c="7"/><text:span text:style-name="T22">&lt;tr&gt;</text:span></text:p>
      <text:p text:style-name="P29"><text:span text:style-name="T19"><text:s/>7:</text:span> <text:s text:c="11"/><text:span text:style-name="T22">&lt;th bgcolor</text:span><text:span text:style-name="T5">=</text:span><text:span text:style-name="T21">"white"</text:span><text:span text:style-name="T22"> colspan</text:span><text:span text:style-name="T5">=</text:span><text:span text:style-name="T21">"2"</text:span><text:span text:style-name="T22">&gt;&lt;/th&gt;</text:span></text:p>
      <text:p text:style-name="P29"><text:span text:style-name="T19"><text:s/>8:</text:span> <text:s text:c="11"/><text:span text:style-name="T22">&lt;th colspan</text:span><text:span text:style-name="T5">=</text:span><text:span text:style-name="T21">"6"</text:span><text:span text:style-name="T22">&gt;</text:span>where blue=cc<text:span text:style-name="T22">&lt;/th&gt;</text:span></text:p>
      <text:p text:style-name="P29"><text:span text:style-name="T19"><text:s/>9:</text:span> <text:s text:c="7"/><text:span text:style-name="T22">&lt;/tr&gt;</text:span></text:p>
      <text:p text:style-name="P29"><text:span text:style-name="T19">10:</text:span> <text:s text:c="7"/><text:span text:style-name="T22">&lt;tr&gt;</text:span></text:p>
      <text:p text:style-name="P29"><text:span text:style-name="T19">11:</text:span> <text:s text:c="11"/><text:span text:style-name="T22">&lt;th rowspan</text:span><text:span text:style-name="T5">=</text:span><text:span text:style-name="T21">"6"</text:span><text:span text:style-name="T22">&gt;</text:span>where<text:span text:style-name="T35">&amp;nbsp;</text:span>red=<text:span text:style-name="T22">&lt;/th&gt;</text:span></text:p>
      <text:p text:style-name="P29"><text:span text:style-name="T19">12:</text:span> <text:s text:c="11"/><text:span text:style-name="T22">&lt;th&gt;</text:span>ff<text:span text:style-name="T22">&lt;/th&gt;</text:span></text:p>
      <text:p text:style-name="P29"><text:span text:style-name="T19">13:</text:span> <text:s text:c="11"/><text:span text:style-name="T22">&lt;th bgcolor</text:span><text:span text:style-name="T5">=</text:span><text:span text:style-name="T21">"#ff00cc"</text:span><text:span text:style-name="T22">&gt;</text:span>ff00cc<text:span text:style-name="T22">&lt;/th&gt;</text:span></text:p>
      <text:p text:style-name="P29"><text:span text:style-name="T19">14:</text:span> <text:s text:c="11"/><text:span text:style-name="T22">&lt;th bgcolor</text:span><text:span text:style-name="T5">=</text:span><text:span text:style-name="T21">"#ff33cc"</text:span><text:span text:style-name="T22">&gt;</text:span>ff33cc<text:span text:style-name="T22">&lt;/th&gt;</text:span></text:p>
      <text:p text:style-name="P29"><text:span text:style-name="T19">15:</text:span> <text:s text:c="11"/><text:span text:style-name="T22">&lt;th bgcolor</text:span><text:span text:style-name="T5">=</text:span><text:span text:style-name="T21">"#ff66cc"</text:span><text:span text:style-name="T22">&gt;</text:span>ff66cc<text:span text:style-name="T22">&lt;/th&gt;</text:span></text:p>
      <text:p text:style-name="P29"><text:span text:style-name="T19">16:</text:span> <text:s text:c="11"/><text:span text:style-name="T22">&lt;th bgcolor</text:span><text:span text:style-name="T5">=</text:span><text:span text:style-name="T21">"#ff99cc"</text:span><text:span text:style-name="T22">&gt;</text:span>ff99cc<text:span text:style-name="T22">&lt;/th&gt;</text:span></text:p>
      <text:p text:style-name="P29"><text:span text:style-name="T19">17:</text:span> <text:s text:c="11"/><text:span text:style-name="T22">&lt;th bgcolor</text:span><text:span text:style-name="T5">=</text:span><text:span text:style-name="T21">"#ffcccc"</text:span><text:span text:style-name="T22">&gt;</text:span>ffcccc<text:span text:style-name="T22">&lt;/th&gt;</text:span></text:p>
      <text:p text:style-name="P29"><text:span text:style-name="T19">18:</text:span> <text:s text:c="11"/><text:span text:style-name="T22">&lt;th bgcolor</text:span><text:span text:style-name="T5">=</text:span><text:span text:style-name="T21">"#ffffcc"</text:span><text:span text:style-name="T22">&gt;</text:span>ffffcc<text:span text:style-name="T22">&lt;/th&gt;</text:span></text:p>
      <text:p text:style-name="P29"><text:span text:style-name="T19">19:</text:span> <text:s text:c="7"/><text:span text:style-name="T22">&lt;/tr&gt;</text:span></text:p>
      <text:p text:style-name="P29"><text:span text:style-name="T19">20:</text:span> <text:s text:c="7"/><text:span text:style-name="T22">&lt;tr&gt;</text:span></text:p>
      <text:p text:style-name="P29"><text:span text:style-name="T19">21:</text:span> <text:s text:c="11"/><text:span text:style-name="T22">&lt;th&gt;</text:span>cc<text:span text:style-name="T22">&lt;/th&gt;</text:span></text:p>
      <text:p text:style-name="P29"><text:span text:style-name="T19">22:</text:span> <text:s text:c="11"/><text:span text:style-name="T22">&lt;th bgcolor</text:span><text:span text:style-name="T5">=</text:span><text:span text:style-name="T21">"#cc00cc"</text:span><text:span text:style-name="T22">&gt;</text:span>cc00cc<text:span text:style-name="T22">&lt;/th&gt;</text:span></text:p>
      <text:p text:style-name="P29"><text:span text:style-name="T19">23:</text:span> <text:s text:c="11"/><text:span text:style-name="T22">&lt;th bgcolor</text:span><text:span text:style-name="T5">=</text:span><text:span text:style-name="T21">"#cc33cc"</text:span><text:span text:style-name="T22">&gt;</text:span>cc33cc<text:span text:style-name="T22">&lt;/th&gt;</text:span></text:p>
      <text:p text:style-name="P29"><text:span text:style-name="T19">24:</text:span> <text:s text:c="11"/><text:span text:style-name="T22">&lt;th bgcolor</text:span><text:span text:style-name="T5">=</text:span><text:span text:style-name="T21">"#cc66cc"</text:span><text:span text:style-name="T22">&gt;</text:span>cc66cc<text:span text:style-name="T22">&lt;/th&gt;</text:span></text:p>
      <text:p text:style-name="P29"><text:span text:style-name="T19">25:</text:span> <text:s text:c="11"/><text:span text:style-name="T22">&lt;th bgcolor</text:span><text:span text:style-name="T5">=</text:span><text:span text:style-name="T21">"#cc99cc"</text:span><text:span text:style-name="T22">&gt;</text:span>cc99cc<text:span text:style-name="T22">&lt;/th&gt;</text:span></text:p>
      <text:p text:style-name="P29"><text:span text:style-name="T19">26:</text:span> <text:s text:c="11"/><text:span text:style-name="T22">&lt;th bgcolor</text:span><text:span text:style-name="T5">=</text:span><text:span text:style-name="T21">"#cccccc"</text:span><text:span text:style-name="T22">&gt;</text:span>cccccc<text:span text:style-name="T22">&lt;/th&gt;</text:span></text:p>
      <text:p text:style-name="P29"><text:span text:style-name="T19">27:</text:span> <text:s text:c="11"/><text:span text:style-name="T22">&lt;th bgcolor</text:span><text:span text:style-name="T5">=</text:span><text:span text:style-name="T21">"#ccffcc"</text:span><text:span text:style-name="T22">&gt;</text:span>ccffcc<text:span text:style-name="T22">&lt;/th&gt;</text:span></text:p>
      <text:p text:style-name="P29"><text:span text:style-name="T19">28:</text:span> <text:s text:c="7"/><text:span text:style-name="T22">&lt;/tr&gt;</text:span></text:p>
      <text:p text:style-name="P29"><text:span text:style-name="T19">29:</text:span> <text:s text:c="7"/><text:span text:style-name="T22">&lt;tr&gt;</text:span></text:p>
      <text:p text:style-name="P29"><text:span text:style-name="T19">30:</text:span> <text:s text:c="11"/><text:span text:style-name="T22">&lt;th&gt;</text:span>99<text:span text:style-name="T22">&lt;/th&gt;</text:span></text:p>
      <text:p text:style-name="P29"><text:span text:style-name="T19">31:</text:span> <text:s text:c="11"/><text:span text:style-name="T22">&lt;th bgcolor</text:span><text:span text:style-name="T5">=</text:span><text:span text:style-name="T21">"#9900cc"</text:span><text:span text:style-name="T22">&gt;</text:span></text:p>
      <text:p text:style-name="P29"><text:span text:style-name="T19">32:</text:span> <text:s text:c="15"/><text:span text:style-name="T22">&lt;font color</text:span><text:span text:style-name="T5">=</text:span><text:span text:style-name="T21">"#ffffff"</text:span><text:span text:style-name="T22">&gt;</text:span>9900cc<text:span text:style-name="T22">&lt;/font&gt;</text:span></text:p>
      <text:p text:style-name="P29"><text:span text:style-name="T19">33:</text:span> <text:s text:c="11"/><text:span text:style-name="T22">&lt;/th&gt;</text:span></text:p>
      <text:p text:style-name="P29"><text:span text:style-name="T19">34:</text:span> <text:s text:c="11"/><text:span text:style-name="T22">&lt;th bgcolor</text:span><text:span text:style-name="T5">=</text:span><text:span text:style-name="T21">"#9933cc"</text:span><text:span text:style-name="T22">&gt;</text:span>9933cc<text:span text:style-name="T22">&lt;/th&gt;</text:span></text:p>
      <text:p text:style-name="P29"><text:span text:style-name="T19">35:</text:span> <text:s text:c="11"/><text:span text:style-name="T22">&lt;th bgcolor</text:span><text:span text:style-name="T5">=</text:span><text:span text:style-name="T21">"#9966cc"</text:span><text:span text:style-name="T22">&gt;</text:span>9966cc<text:span text:style-name="T22">&lt;/th&gt;</text:span></text:p>
      <text:p text:style-name="P29"><text:span text:style-name="T19">36:</text:span> <text:s text:c="11"/><text:span text:style-name="T22">&lt;th bgcolor</text:span><text:span text:style-name="T5">=</text:span><text:span text:style-name="T21">"#9999cc"</text:span><text:span text:style-name="T22">&gt;</text:span>9999cc<text:span text:style-name="T22">&lt;/th&gt;</text:span></text:p>
      <text:p text:style-name="P29"><text:span text:style-name="T19">37:</text:span> <text:s text:c="11"/><text:span text:style-name="T22">&lt;th bgcolor</text:span><text:span text:style-name="T5">=</text:span><text:span text:style-name="T21">"#99cccc"</text:span><text:span text:style-name="T22">&gt;</text:span>99cccc<text:span text:style-name="T22">&lt;/th&gt;</text:span></text:p>
      <text:p text:style-name="P29"><text:span text:style-name="T19">38:</text:span> <text:s text:c="11"/><text:span text:style-name="T22">&lt;th bgcolor</text:span><text:span text:style-name="T5">=</text:span><text:span text:style-name="T21">"#99ffcc"</text:span><text:span text:style-name="T22">&gt;</text:span>99ffcc<text:span text:style-name="T22">&lt;/th&gt;</text:span></text:p>
      <text:p text:style-name="P29"><text:span text:style-name="T19">39:</text:span> <text:s text:c="7"/><text:span text:style-name="T22">&lt;/tr&gt;</text:span></text:p>
      <text:p text:style-name="P29"><text:span text:style-name="T19">40:</text:span> <text:s text:c="7"/><text:span text:style-name="T22">&lt;tr&gt;</text:span></text:p>
      <text:p text:style-name="P29"><text:span text:style-name="T19">41:</text:span> <text:s text:c="11"/><text:span text:style-name="T22">&lt;th&gt;</text:span>66<text:span text:style-name="T22">&lt;/th&gt;</text:span></text:p>
      <text:p text:style-name="P29"><text:span text:style-name="T19">42:</text:span> <text:s text:c="11"/><text:span text:style-name="T22">&lt;th bgcolor</text:span><text:span text:style-name="T5">=</text:span><text:span text:style-name="T21">"#6600cc"</text:span><text:span text:style-name="T22">&gt;</text:span></text:p>
      <text:p text:style-name="P29"><text:span text:style-name="T19">43:</text:span> <text:s text:c="15"/><text:span text:style-name="T22">&lt;font color</text:span><text:span text:style-name="T5">=</text:span><text:span text:style-name="T21">"#ffffff"</text:span><text:span text:style-name="T22">&gt;</text:span>6600cc<text:span text:style-name="T22">&lt;/font&gt;</text:span></text:p>
      <text:p text:style-name="P29"><text:span text:style-name="T19">44:</text:span> <text:s text:c="11"/><text:span text:style-name="T22">&lt;/th&gt;</text:span></text:p>
      <text:p text:style-name="P29"><text:span text:style-name="T19">45:</text:span> <text:s text:c="11"/><text:span text:style-name="T22">&lt;th bgcolor</text:span><text:span text:style-name="T5">=</text:span><text:span text:style-name="T21">"#6633cc"</text:span><text:span text:style-name="T22">&gt;</text:span></text:p>
      <text:p text:style-name="P29"><text:span text:style-name="T19">46:</text:span> <text:s text:c="15"/><text:span text:style-name="T22">&lt;font color</text:span><text:span text:style-name="T5">=</text:span><text:span text:style-name="T21">"#FFFFFF"</text:span><text:span text:style-name="T22">&gt;</text:span>6633cc<text:span text:style-name="T22">&lt;/font&gt;</text:span></text:p>
      <text:p text:style-name="P29"><text:span text:style-name="T19">47:</text:span> <text:s text:c="11"/><text:span text:style-name="T22">&lt;/th&gt;</text:span></text:p>
      <text:p text:style-name="P29"><text:span text:style-name="T19">48:</text:span> <text:s text:c="11"/><text:span text:style-name="T22">&lt;th bgcolor</text:span><text:span text:style-name="T5">=</text:span><text:span text:style-name="T21">"#6666cc"</text:span><text:span text:style-name="T22">&gt;</text:span>6666cc<text:span text:style-name="T22">&lt;/th&gt;</text:span></text:p>
      <text:p text:style-name="P29"><text:span text:style-name="T19">49:</text:span> <text:s text:c="11"/><text:span text:style-name="T22">&lt;th bgcolor</text:span><text:span text:style-name="T5">=</text:span><text:span text:style-name="T21">"#6699cc"</text:span><text:span text:style-name="T22">&gt;</text:span>6699cc<text:span text:style-name="T22">&lt;/th&gt;</text:span></text:p>
      <text:p text:style-name="P29"><text:span text:style-name="T19">50:</text:span> <text:s text:c="11"/><text:span text:style-name="T22">&lt;th bgcolor</text:span><text:span text:style-name="T5">=</text:span><text:span text:style-name="T21">"#66cccc"</text:span><text:span text:style-name="T22">&gt;</text:span>66cccc<text:span text:style-name="T22">&lt;/th&gt;</text:span></text:p>
      <text:p text:style-name="P29"><text:span text:style-name="T19">51:</text:span> <text:s text:c="11"/><text:span text:style-name="T22">&lt;th bgcolor</text:span><text:span text:style-name="T5">=</text:span><text:span text:style-name="T21">"#66ffcc"</text:span><text:span text:style-name="T22">&gt;</text:span>66ffcc<text:span text:style-name="T22">&lt;/th&gt;</text:span></text:p>
      <text:p text:style-name="P29"><text:soft-page-break/><text:span text:style-name="T19">52:</text:span> <text:s text:c="7"/><text:span text:style-name="T22">&lt;/tr&gt;</text:span></text:p>
      <text:p text:style-name="P29"><text:span text:style-name="T19">53:</text:span> <text:s text:c="7"/><text:span text:style-name="T22">&lt;tr&gt;</text:span></text:p>
      <text:p text:style-name="P29"><text:span text:style-name="T19">54:</text:span> <text:s text:c="11"/><text:span text:style-name="T22">&lt;th colspan</text:span><text:span text:style-name="T5">=</text:span><text:span text:style-name="T21">"1"</text:span><text:span text:style-name="T22">&gt;&lt;/th&gt;</text:span></text:p>
      <text:p text:style-name="P29"><text:span text:style-name="T19">55:</text:span> <text:s text:c="11"/><text:span text:style-name="T22">&lt;th&gt;</text:span>00<text:span text:style-name="T22">&lt;/th&gt;</text:span></text:p>
      <text:p text:style-name="P29"><text:span text:style-name="T19">56:</text:span> <text:s text:c="11"/><text:span text:style-name="T22">&lt;th&gt;</text:span>33<text:span text:style-name="T22">&lt;/th&gt;</text:span></text:p>
      <text:p text:style-name="P29"><text:span text:style-name="T19">57:</text:span> <text:s text:c="11"/><text:span text:style-name="T22">&lt;th&gt;</text:span>66<text:span text:style-name="T22">&lt;/th&gt;</text:span></text:p>
      <text:p text:style-name="P29"><text:span text:style-name="T19">58:</text:span> <text:s text:c="11"/><text:span text:style-name="T22">&lt;th&gt;</text:span>99<text:span text:style-name="T22">&lt;/th&gt;</text:span></text:p>
      <text:p text:style-name="P29"><text:span text:style-name="T19">59:</text:span> <text:s text:c="11"/><text:span text:style-name="T22">&lt;th&gt;</text:span>cc<text:span text:style-name="T22">&lt;/th&gt;</text:span></text:p>
      <text:p text:style-name="P29"><text:span text:style-name="T19">60:</text:span> <text:s text:c="11"/><text:span text:style-name="T22">&lt;th&gt;</text:span>ff<text:span text:style-name="T22">&lt;/th&gt;</text:span></text:p>
      <text:p text:style-name="P29"><text:span text:style-name="T19">61:</text:span> <text:s text:c="7"/><text:span text:style-name="T22">&lt;/tr&gt;</text:span></text:p>
      <text:p text:style-name="P29"><text:span text:style-name="T19">62:</text:span> <text:s text:c="7"/><text:span text:style-name="T22">&lt;tr&gt;</text:span></text:p>
      <text:p text:style-name="P29"><text:span text:style-name="T19">63:</text:span> <text:s text:c="11"/><text:span text:style-name="T22">&lt;th colspan</text:span><text:span text:style-name="T5">=</text:span><text:span text:style-name="T21">"2"</text:span><text:span text:style-name="T22">&gt;&lt;/th&gt;</text:span></text:p>
      <text:p text:style-name="P29"><text:span text:style-name="T19">64:</text:span> <text:s text:c="11"/><text:span text:style-name="T22">&lt;th colspan</text:span><text:span text:style-name="T5">=</text:span><text:span text:style-name="T21">"4"</text:span><text:span text:style-name="T22">&gt;</text:span>where green=<text:span text:style-name="T22">&lt;/th&gt;</text:span></text:p>
      <text:p text:style-name="P29"><text:span text:style-name="T19">65:</text:span> <text:s text:c="7"/><text:span text:style-name="T22">&lt;/tr&gt;</text:span></text:p>
      <text:p text:style-name="P29"><text:span text:style-name="T19">66:</text:span> <text:s text:c="3"/><text:span text:style-name="T22">&lt;/table&gt;</text:span></text:p>
      <text:p text:style-name="P29"><text:span text:style-name="T19">67:</text:span><text:span text:style-name="T22">&lt;/html&gt;</text:span></text:p>
      <text:p text:style-name="P29"><text:span text:style-name="T19">68:</text:span> <text:s text:c="3"/></text:p>
      <text:p text:style-name="P29"><text:span text:style-name="T19">69:</text:span><text:span text:style-name="T31">%/html</text:span></text:p>
      <text:p text:style-name="P30">70:</text:p>
      <text:p text:style-name="P29"><text:span text:style-name="T19">71:</text:span> <text:s text:c="3"/><text:span text:style-name="T22">%output,preserve="false"</text:span></text:p>
      <text:p text:style-name="P29"><text:span text:style-name="T19">72:</text:span><text:span text:style-name="T22"> <text:s text:c="5"/></text:span></text:p>
      <text:p text:style-name="P29"><text:span text:style-name="T19">73:</text:span><text:span text:style-name="T22"> <text:s text:c="3"/>%/output</text:span></text:p>
      <text:p text:style-name="P34">74:</text:p>
      <text:p text:style-name="P34"/>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text:soft-page-break/>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 &amp; Removing Unpreserved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6"><text:span text:style-name="T22">3</text:span> </text:p>
      <text:p text:style-name="Text_20_body">represents the number three, the value:</text:p>
      <text:p text:style-name="P57"><text:span text:style-name="T25">0.5</text:span> </text:p>
      <text:p text:style-name="Text_20_body">represents the number one half, and the value: </text:p>
      <text:p text:style-name="P59">"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8">3</text:p>
      <text:p text:style-name="P58">2 + 3</text:p>
      <text:p text:style-name="P5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6">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6">Result&gt; 3</text:p>
      <text:p text:style-name="Standard"/>
      <text:p text:style-name="Preformatted_20_Text">In&gt; 3*4</text:p>
      <text:p text:style-name="P26">Result&gt; 12</text:p>
      <text:p text:style-name="Standard"/>
      <text:p text:style-name="Preformatted_20_Text">In&gt; 30/3</text:p>
      <text:p text:style-name="P26">Result&gt; 10</text:p>
      <text:p text:style-name="Standard"/>
      <text:p text:style-name="Preformatted_20_Text">In&gt; 8%5</text:p>
      <text:p text:style-name="P26">Result&gt; 3</text:p>
      <text:p text:style-name="Standard"/>
      <text:p text:style-name="Preformatted_20_Text">In&gt; 2^3</text:p>
      <text:p text:style-name="P26">Result&gt; 8</text:p>
      <text:p text:style-name="Standard"/>
      <text:p text:style-name="Text_20_body">The <text:span text:style-name="T6">−</text:span> character can also be used to indicate a negative number:</text:p>
      <text:p text:style-name="Preformatted_20_Text">In&gt; -3</text:p>
      <text:p text:style-name="P26">Result&gt; -3</text:p>
      <text:p text:style-name="Standard"/>
      <text:p text:style-name="Text_20_body">Subtracting a negative number results in a positive number:</text:p>
      <text:p text:style-name="Preformatted_20_Text">In&gt; - -3</text:p>
      <text:p text:style-name="P26">Result&gt; 3</text:p>
      <text:p text:style-name="P26"/>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6"><text:soft-page-break/>^<text:tab/>Exponents are evaluated right to left.</text:p>
      <text:p text:style-name="P62">*,%,/<text:tab/>Then multiplication, remainder, and division operations are evaluated left to right.</text:p>
      <text:p text:style-name="P56">+, −<text:tab/>Finally, addition and subtraction are evaluated left to right.</text:p>
      <text:p text:style-name="P56"/>
      <text:p text:style-name="Text_20_body">Lets manually apply these precedence rules to the multi-operator expression we used earlier. <text:s/>Here is the expression in source code form:</text:p>
      <text:p text:style-name="P17"/>
      <text:p text:style-name="P25">5 + 6*21/18 - 2^3</text:p>
      <text:p text:style-name="P17"/>
      <text:p text:style-name="Text_20_body">And here it is in traditional form:</text:p>
      <text:p text:style-name="P52"><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6">8</text:span></text:p>
      <text:p text:style-name="P36">5 + <text:span text:style-name="T26">126</text:span><text:span text:style-name="T9">/</text:span>18 - 8</text:p>
      <text:p text:style-name="P36">5 <text:span text:style-name="T9">+</text:span> <text:span text:style-name="T26">7</text:span> - 8</text:p>
      <text:p text:style-name="P36"><text:span text:style-name="T26">12</text:span> <text:span text:style-name="T9">-</text:span> 8</text:p>
      <text:p text:style-name="P27">4</text:p>
      <text:p text:style-name="P27"/>
      <text:p text:style-name="Text_20_body">Starting with the first expression, MathPiper evaluates the <text:span text:style-name="T9">^</text:span> operator first which results in the <text:span text:style-name="T26">8</text:span> in the expression below it. <text:s/>In the second expression, the <text:span text:style-name="T9">*</text:span> operator is executed next, and so on. <text:s/>The last expression shows that the final result after all of the operators have been evaluated is <text:span text:style-name="T26">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6">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6">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6">Result&gt; 90</text:p>
      <text:p text:style-name="Standard"/>
      <text:p text:style-name="Text_20_body">Since parentheses are evaluated before any other operators, they are placed at the top of the precedence table:</text:p>
      <text:p text:style-name="Text_20_body"/>
      <text:p text:style-name="P60">()<text:tab/>Parentheses are evaluated from the inside out.</text:p>
      <text:p text:style-name="P60">^<text:tab/>Then exponents are evaluated right to left.</text:p>
      <text:p text:style-name="P60">*,%,/ Then multiplication, remainder, and division operations are evaluated left to right.</text:p>
      <text:p text:style-name="P60">+,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this consists of placing the name of a variable you would like to create on the left side of an assignment operator <text:span text:style-name="T6">:=</text:span> and an expression on the right side of this operator. <text:s/>When the expression returns a value, the value is assigned (or <text:span text:style-name="T6">bound</text:span> to) to the variable. </text:p>
      <text:p text:style-name="Text_20_body">In the following example, a variable called <text:span text:style-name="T6">box</text:span> is created and the number <text:span text:style-name="T6">7</text:span> is assigned to it:</text:p>
      <text:p text:style-name="Preformatted_20_Text"/>
      <text:p text:style-name="Preformatted_20_Text">In&gt; box := 7</text:p>
      <text:p text:style-name="P26">Result&gt; 7</text:p>
      <text:p text:style-name="Standard"/>
      <text:p text:style-name="Text_20_body">Notice that the assignment operator returns the value that was bound to the variable as its result. <text:s/>If you want to see the value that the variable box (or any variable) has been bound to, simply evaluate it:</text:p>
      <text:p text:style-name="Text_20_body"/>
      <text:p text:style-name="Preformatted_20_Text">In&gt; box</text:p>
      <text:p text:style-name="P26">Result&gt; 7</text:p>
      <text:p text:style-name="P26"/>
      <text:p text:style-name="Text_20_body">If a variable has not been bound to a value yet, it will return itself as the result when it is evaluated:</text:p>
      <text:p text:style-name="Preformatted_20_Text"/>
      <text:p text:style-name="Preformatted_20_Text"><text:soft-page-break/>In&gt; box2</text:p>
      <text:p text:style-name="P26">Result&gt; box2</text:p>
      <text:p text:style-name="Preformatted_20_Text"/>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6">Result&gt; 2</text:p>
      <text:p text:style-name="Standard"/>
      <text:p text:style-name="Preformatted_20_Text">b := 3</text:p>
      <text:p text:style-name="P26">Result&gt; 3</text:p>
      <text:p text:style-name="Standard"/>
      <text:p text:style-name="Preformatted_20_Text">a + b</text:p>
      <text:p text:style-name="P26">Result&gt; 5</text:p>
      <text:p text:style-name="Standard"/>
      <text:p text:style-name="Preformatted_20_Text">answer := a + b</text:p>
      <text:p text:style-name="P26">Result&gt; 5</text:p>
      <text:p text:style-name="Standard"/>
      <text:p text:style-name="Preformatted_20_Text">answer</text:p>
      <text:p text:style-name="P26">Result&gt; 5</text:p>
      <text:p text:style-name="Standard"/>
      <text:p text:style-name="Text_20_body">The part of an expression that is on the right side of an assignment operator is always evaluated first and the result is then assigned to the variable that is on the left side of the operator.</text:p>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IsEven()</text:span>) or multiple words that have been put together to <text:soft-page-break/>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6">Result&gt; True</text:p>
      <text:p text:style-name="P37">Side Effects&gt;</text:p>
      <text:p text:style-name="P3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6">Result&gt; True</text:p>
      <text:p text:style-name="P37"><text:soft-page-break/>Side Effects&gt;</text:p>
      <text:p text:style-name="P37">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9"><text:span text:style-name="T19"><text:s/>1:</text:span><text:span text:style-name="T31">%mathpiper</text:span></text:p>
      <text:p text:style-name="P30"><text:s/>2:</text:p>
      <text:p text:style-name="P29"><text:span text:style-name="T19"><text:s/>3:</text:span><text:span text:style-name="T20">Echo</text:span><text:span text:style-name="T5">(</text:span><text:span text:style-name="T8">1</text:span><text:span text:style-name="T5">)</text:span>;</text:p>
      <text:p text:style-name="P30"><text:s/>4:</text:p>
      <text:p text:style-name="P29"><text:span text:style-name="T19"><text:s/>5:</text:span><text:span text:style-name="T20">Echo</text:span><text:span text:style-name="T5">(</text:span><text:span text:style-name="T8">1</text:span><text:span text:style-name="T5">+</text:span><text:span text:style-name="T8">2</text:span><text:span text:style-name="T5">)</text:span>;</text:p>
      <text:p text:style-name="P30"><text:s/>6:</text:p>
      <text:p text:style-name="P29"><text:span text:style-name="T19"><text:s/>7:</text:span><text:span text:style-name="T20">Echo</text:span><text:span text:style-name="T5">(</text:span><text:span text:style-name="T8">2</text:span><text:span text:style-name="T5">*</text:span><text:span text:style-name="T8">3</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1 </text:p>
      <text:p text:style-name="P29"><text:span text:style-name="T19">16:</text:span> <text:s text:c="5"/>3 </text:p>
      <text:p text:style-name="P29"><text:span text:style-name="T19">17:</text:span> <text:s text:c="5"/>6</text:p>
      <text:p text:style-name="P42"><text:span text:style-name="T19">18:</text:span> <text:s text:c="3"/><text:span text:style-name="T22">%/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text:p>
      <text:p text:style-name="P29"><text:span text:style-name="T19"><text:s/>4:</text:span>b <text:span text:style-name="T5">:=</text:span> <text:span text:style-name="T8">2</text:span>;</text:p>
      <text:p text:style-name="P29"><text:span text:style-name="T19"><text:s/>5:</text:span>c <text:span text:style-name="T5">:=</text:span> <text:span text:style-name="T8">3</text:span>;</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3</text:p>
      <text:p text:style-name="P41"><text:span text:style-name="T13">11:</text:span><text:span text:style-name="T10"> <text:s text:c="3"/></text:span><text:span text:style-name="T22">%/output</text:span></text:p>
      <text:p text:style-name="Text_20_body">In MathPiper, programs are executed one line at a time, starting at the topmost <text:soft-page-break/>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text:p>
      <text:p text:style-name="P29"><text:span text:style-name="T19"><text:s/>4:</text:span><text:span text:style-name="T20">Echo</text:span><text:span text:style-name="T5">(</text:span>a<text:span text:style-name="T5">)</text:span>;</text:p>
      <text:p text:style-name="P30"><text:s/>5:</text:p>
      <text:p text:style-name="P29"><text:span text:style-name="T19"><text:s/>6:</text:span>b <text:span text:style-name="T5">:=</text:span> <text:span text:style-name="T8">2</text:span>;</text:p>
      <text:p text:style-name="P29"><text:span text:style-name="T19"><text:s/>7:</text:span><text:span text:style-name="T20">Echo</text:span><text:span text:style-name="T5">(</text:span>b<text:span text:style-name="T5">)</text:span>;</text:p>
      <text:p text:style-name="P30"><text:s/>8:</text:p>
      <text:p text:style-name="P29"><text:span text:style-name="T19"><text:s/>9:</text:span>c <text:span text:style-name="T5">:=</text:span> <text:span text:style-name="T8">3</text:span>;</text:p>
      <text:p text:style-name="P29"><text:span text:style-name="T19">10:</text:span><text:span text:style-name="T20">Echo</text:span><text:span text:style-name="T5">(</text:span>c<text:span text:style-name="T5">)</text:span>;</text:p>
      <text:p text:style-name="P30">11:</text:p>
      <text:p text:style-name="P29"><text:span text:style-name="T19">12:</text:span><text:span text:style-name="T31">%/mathpiper</text:span></text:p>
      <text:p text:style-name="P30">13:</text:p>
      <text:p text:style-name="P29"><text:span text:style-name="T19">14:</text:span> <text:s text:c="3"/><text:span text:style-name="T22">%output,preserve="false"</text:span></text:p>
      <text:p text:style-name="P29"><text:span text:style-name="T19">15:</text:span> <text:s text:c="5"/><text:span text:style-name="T22">Result:</text:span> True</text:p>
      <text:p text:style-name="P29"><text:span text:style-name="T19">16:</text:span> <text:s text:c="5"/></text:p>
      <text:p text:style-name="P29"><text:span text:style-name="T19">17:</text:span> <text:s text:c="5"/><text:span text:style-name="T37">Side effects:</text:span></text:p>
      <text:p text:style-name="P29"><text:span text:style-name="T19">18:</text:span> <text:s text:c="5"/>1 </text:p>
      <text:p text:style-name="P29"><text:span text:style-name="T19">19:</text:span> <text:s text:c="5"/>2 </text:p>
      <text:p text:style-name="P29"><text:span text:style-name="T19">20:</text:span> <text:s text:c="5"/>3</text:p>
      <text:p text:style-name="P41"><text:span text:style-name="T13">21:</text:span><text:span text:style-name="T10"> <text:s text:c="3"/></text:span><text:span text:style-name="T22">%/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9"><text:span text:style-name="T19"><text:s/>1:</text:span><text:span text:style-name="T31">%mathpiper</text:span></text:p>
      <text:p text:style-name="P30"><text:s/>2:</text:p>
      <text:p text:style-name="P29"><text:span text:style-name="T19"><text:s/>3:</text:span><text:span text:style-name="T20">Write</text:span><text:span text:style-name="T5">(</text:span><text:span text:style-name="T8">1</text:span><text:span text:style-name="T5">)</text:span>;</text:p>
      <text:p text:style-name="P30"><text:s/>4:</text:p>
      <text:p text:style-name="P29"><text:span text:style-name="T19"><text:s/>5:</text:span><text:span text:style-name="T20">Write</text:span><text:span text:style-name="T5">(</text:span><text:span text:style-name="T8">1</text:span><text:span text:style-name="T5">+</text:span><text:span text:style-name="T8">2</text:span><text:span text:style-name="T5">)</text:span>;</text:p>
      <text:p text:style-name="P30"><text:s/>6:</text:p>
      <text:p text:style-name="P29"><text:span text:style-name="T19"><text:s/>7:</text:span><text:span text:style-name="T20">Echo</text:span><text:span text:style-name="T5">(</text:span><text:span text:style-name="T8">2</text:span><text:span text:style-name="T5">*</text:span><text:span text:style-name="T8">3</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oft-page-break/><text:span text:style-name="T19">14:</text:span> <text:s text:c="5"/><text:span text:style-name="T37">Side effects:</text:span></text:p>
      <text:p text:style-name="P29"><text:span text:style-name="T19">15:</text:span> <text:s text:c="5"/>1 3 6</text:p>
      <text:p text:style-name="P42"><text:span text:style-name="T19">16:</text:span> <text:s text:c="3"/><text:span text:style-name="T22">%/output</text:span></text:p>
      <text:p text:style-name="Text_20_body">Write() and Echo() have other differences than the one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 <text:span text:style-name="T20">Echo</text:span><text:span text:style-name="T5">(</text:span>a<text:span text:style-name="T5">)</text:span>; b <text:span text:style-name="T5">:=</text:span> <text:span text:style-name="T8">2</text:span>; <text:span text:style-name="T20">Echo</text:span><text:span text:style-name="T5">(</text:span>b<text:span text:style-name="T5">)</text:span>; c <text:span text:style-name="T5">:=</text:span> <text:span text:style-name="T8">3</text:span>; <text:span text:style-name="T20">Echo</text:span><text:span text:style-name="T5">(</text:span>c<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 </text:p>
      <text:p text:style-name="P29"><text:span text:style-name="T19">12:</text:span> <text:s text:c="5"/>2 </text:p>
      <text:p text:style-name="P29"><text:span text:style-name="T19">13:</text:span> <text:s text:c="5"/>3</text:p>
      <text:p text:style-name="P42"><text:span text:style-name="T19">14:</text:span><text:span text:style-name="T22">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text:span text:style-name="T5">:=</text:span><text:span text:style-name="T8">1</text:span>;<text:span text:style-name="T20">Echo</text:span><text:span text:style-name="T5">(</text:span>a<text:span text:style-name="T5">)</text:span>;b<text:span text:style-name="T5">:=</text:span><text:span text:style-name="T8">2</text:span>;<text:span text:style-name="T20">Echo</text:span><text:span text:style-name="T5">(</text:span>b<text:span text:style-name="T5">)</text:span>;c<text:span text:style-name="T5">:=</text:span> <text:span text:style-name="T8">3</text:span>;<text:span text:style-name="T20">Echo</text:span><text:span text:style-name="T5">(</text:span>c<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oft-page-break/><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 </text:p>
      <text:p text:style-name="P29"><text:span text:style-name="T19">12:</text:span> <text:s text:c="5"/>2 </text:p>
      <text:p text:style-name="P29"><text:span text:style-name="T19">13:</text:span> <text:s text:c="5"/>3</text:p>
      <text:p text:style-name="P41"><text:span text:style-name="T13">14:</text:span><text:span text:style-name="T22">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9"><text:span text:style-name="T19"><text:s/>1:</text:span><text:span text:style-name="T31">%mathpiper</text:span></text:p>
      <text:p text:style-name="P30"><text:s/>2:</text:p>
      <text:p text:style-name="P29"><text:span text:style-name="T19"><text:s/>3:</text:span><text:bookmark-start text:name="DDE_LINK3"/>a <text:span text:style-name="T5">:=</text:span> <text:span text:style-name="T21">"Hello, I am a string."</text:span>;<text:bookmark-end text:name="DDE_LINK3"/></text:p>
      <text:p text:style-name="P29"><text:span text:style-name="T19"><text:s/>4:</text:span><text:span text:style-name="T20">Echo</text:span><text:span text:style-name="T5">(</text:span>a<text:span text:style-name="T5">)</text:span>;</text:p>
      <text:p text:style-name="P30"><text:s/>5:</text:p>
      <text:p text:style-name="P29"><text:span text:style-name="T19"><text:s/>6:</text:span><text:span text:style-name="T31">%/mathpiper</text:span></text:p>
      <text:p text:style-name="P30"><text:s/>7:</text:p>
      <text:p text:style-name="P29"><text:span text:style-name="T19"><text:s/>8:</text:span> <text:s text:c="3"/><text:span text:style-name="T22">%output,preserve="false"</text:span></text:p>
      <text:p text:style-name="P29"><text:span text:style-name="T19"><text:s/>9:</text:span> <text:s text:c="5"/><text:span text:style-name="T22">Result:</text:span> True</text:p>
      <text:p text:style-name="P29"><text:span text:style-name="T19">10:</text:span> <text:s text:c="5"/></text:p>
      <text:p text:style-name="P29"><text:span text:style-name="T19">11:</text:span> <text:s text:c="5"/><text:span text:style-name="T37">Side effects:</text:span></text:p>
      <text:p text:style-name="P29"><text:span text:style-name="T19">12:</text:span> <text:s text:c="5"/>Hello, I am a string.</text:p>
      <text:p text:style-name="P42"><text:span text:style-name="T19">13:</text:span> <text:s text:c="3"/><text:span text:style-name="T22">%/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6">Result&gt; "Hello, I am a string."</text:p>
      <text:p text:style-name="P10"/>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text:soft-page-break/></text:p>
      <text:p text:style-name="Preformatted_20_Text">In&gt; a[1]</text:p>
      <text:p text:style-name="P26">Result&gt; "H"</text:p>
      <text:p text:style-name="Preformatted_20_Text"/>
      <text:p text:style-name="Preformatted_20_Text">In&gt; a[2]</text:p>
      <text:p text:style-name="P26">Result&gt; "e"</text:p>
      <text:p text:style-name="Preformatted_20_Text"/>
      <text:p text:style-name="Preformatted_20_Text">In&gt; a[3]</text:p>
      <text:p text:style-name="P26">Result&gt; "l"</text:p>
      <text:p text:style-name="Preformatted_20_Text"/>
      <text:p text:style-name="Preformatted_20_Text">In&gt; a[4]</text:p>
      <text:p text:style-name="P26">Result&gt; "l"</text:p>
      <text:p text:style-name="Preformatted_20_Text"/>
      <text:p text:style-name="Preformatted_20_Text">In&gt; a[5]</text:p>
      <text:p text:style-name="P26">Result&gt; "o"</text:p>
      <text:p text:style-name="P10"/>
      <text:p text:style-name="Text_20_body">A range of characters in a string can be accessed by using the .. "range" operator:</text:p>
      <text:p text:style-name="P10"/>
      <text:p text:style-name="Preformatted_20_Text">In&gt; a[8 .. 11]</text:p>
      <text:p text:style-name="P26">Result&gt; "I am"</text:p>
      <text:p text:style-name="P10"/>
      <text:p text:style-name="Text_20_body">The .. operator is covered in section <text:a xlink:type="simple" xlink:href="#11.17.3.1.The .. Range Operator|outline">11.17.3.1. The .. Range Operator</text:a>.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9"><text:span text:style-name="T19"><text:s/>1:</text:span><text:span text:style-name="T31">%mathpiper</text:span></text:p>
      <text:p text:style-name="P29"><text:span text:style-name="T19"><text:s/>2:</text:span><text:span text:style-name="T29">//This is a comment.</text:span></text:p>
      <text:p text:style-name="P30"><text:s/>3:</text:p>
      <text:p text:style-name="P29"><text:span text:style-name="T19"><text:s/>4:</text:span>x <text:span text:style-name="T5">:=</text:span> <text:span text:style-name="T8">2</text:span>; <text:span text:style-name="T29">//Set the variable x equal to 2.</text:span></text:p>
      <text:p text:style-name="P30"><text:s/>5:</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2</text:p>
      <text:p text:style-name="P41"><text:soft-page-break/><text:span text:style-name="T13">11:</text:span><text:span text:style-name="T10"> <text:s text:c="3"/></text:span><text:span text:style-name="T22">%/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9">/*</text:span></text:p>
      <text:p text:style-name="P29"><text:span text:style-name="T19"><text:s/>4:</text:span><text:span text:style-name="T28"> </text:span><text:span text:style-name="T29">This is a longer comment and it uses</text:span></text:p>
      <text:p text:style-name="P29"><text:span text:style-name="T19"><text:s/>5:</text:span><text:span text:style-name="T28"> </text:span><text:span text:style-name="T29">more than one line. The following</text:span></text:p>
      <text:p text:style-name="P29"><text:span text:style-name="T19"><text:s/>6:</text:span><text:span text:style-name="T28"> </text:span><text:span text:style-name="T29">code assigns the number 3 to variable</text:span></text:p>
      <text:p text:style-name="P29"><text:span text:style-name="T19"><text:s/>7:</text:span><text:span text:style-name="T28"> </text:span><text:span text:style-name="T29">x and then returns it as a result.</text:span></text:p>
      <text:p text:style-name="P29"><text:span text:style-name="T19"><text:s/>8:</text:span><text:span text:style-name="T29">*/</text:span></text:p>
      <text:p text:style-name="P30"><text:s/>9:</text:p>
      <text:p text:style-name="P29"><text:span text:style-name="T19">10:</text:span>x <text:span text:style-name="T5">:=</text:span> <text:span text:style-name="T8">3</text:span>;</text:p>
      <text:p text:style-name="P30">11:</text:p>
      <text:p text:style-name="P29"><text:span text:style-name="T19">12:</text:span><text:span text:style-name="T31">%/mathpiper</text:span></text:p>
      <text:p text:style-name="P30">13:</text:p>
      <text:p text:style-name="P29"><text:span text:style-name="T19">14:</text:span> <text:s text:c="3"/><text:span text:style-name="T22">%output,preserve="false"</text:span></text:p>
      <text:p text:style-name="P29"><text:span text:style-name="T19">15:</text:span> <text:s text:c="5"/><text:span text:style-name="T22">Result:</text:span> 3</text:p>
      <text:p text:style-name="P42"><text:span text:style-name="T19">16:</text:span> <text:s text:c="3"/><text:span text:style-name="T22">%/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ext:soft-page-break/>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2:</text:span><text:span text:style-name="T29">// Example 1.</text:span></text:p>
      <text:p text:style-name="P29"><text:span text:style-name="T19"><text:s/>3:</text:span>x <text:span text:style-name="T5">:=</text:span> <text:span text:style-name="T8">2</text:span>;</text:p>
      <text:p text:style-name="P29"><text:span text:style-name="T19"><text:s/>4:</text:span>y <text:span text:style-name="T5">:=</text:span> <text:span text:style-name="T8">3</text:span>; </text:p>
      <text:p text:style-name="P30"><text:s/>5:</text:p>
      <text:p text:style-name="P29"><text:span text:style-name="T19"><text:s/>6:</text:span><text:span text:style-name="T20">Echo</text:span><text:span text:style-name="T5">(</text:span>x, <text:span text:style-name="T21">"= "</text:span>, y, <text:span text:style-name="T21">":"</text:span>, x <text:span text:style-name="T5">=</text:span> y<text:span text:style-name="T5">)</text:span>;</text:p>
      <text:p text:style-name="P29"><text:span text:style-name="T19"><text:s/>7:</text:span><text:span text:style-name="T20">Echo</text:span><text:span text:style-name="T5">(</text:span>x, <text:span text:style-name="T21">"!= "</text:span>, y, <text:span text:style-name="T21">":"</text:span>, x <text:span text:style-name="T5">!=</text:span> y);</text:p>
      <text:p text:style-name="P29"><text:span text:style-name="T19"><text:s/>8:</text:span><text:span text:style-name="T20">Echo</text:span><text:span text:style-name="T5">(</text:span>x, <text:span text:style-name="T21">"&lt; "</text:span>, y, <text:span text:style-name="T21">":"</text:span>, x <text:span text:style-name="T5">&lt;</text:span> y);</text:p>
      <text:p text:style-name="P29"><text:span text:style-name="T19"><text:s/>9:</text:span><text:span text:style-name="T20">Echo</text:span><text:span text:style-name="T5">(</text:span>x, <text:span text:style-name="T21">"&lt;= "</text:span>, y, <text:span text:style-name="T21">":"</text:span>, x <text:span text:style-name="T5">&lt;=</text:span> y);</text:p>
      <text:p text:style-name="P29"><text:span text:style-name="T19">10:</text:span><text:span text:style-name="T20">Echo</text:span><text:span text:style-name="T5">(</text:span>x, <text:span text:style-name="T21">"&gt; "</text:span>, y, <text:span text:style-name="T21">":"</text:span>, x <text:span text:style-name="T5">&gt;</text:span> y);</text:p>
      <text:p text:style-name="P29"><text:span text:style-name="T19">11:</text:span><text:span text:style-name="T20">Echo</text:span><text:span text:style-name="T5">(</text:span>x, <text:span text:style-name="T21">"&gt;= "</text:span>, y, <text:span text:style-name="T21">":"</text:span>, x <text:span text:style-name="T5">&gt;=</text:span> y);</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2 = 3 :False </text:p>
      <text:p text:style-name="P29"><text:span text:style-name="T19">20:</text:span> <text:s text:c="5"/>2 != 3 :True </text:p>
      <text:p text:style-name="P29"><text:span text:style-name="T19">21:</text:span> <text:s text:c="5"/>2 &lt; 3 :True </text:p>
      <text:p text:style-name="P29"><text:span text:style-name="T19">22:</text:span> <text:s text:c="5"/>2 &lt;= 3 :True </text:p>
      <text:p text:style-name="P29"><text:span text:style-name="T19">23:</text:span> <text:s text:c="5"/>2 &gt; 3 :False </text:p>
      <text:p text:style-name="P29"><text:span text:style-name="T19">24:</text:span> <text:s text:c="5"/>2 &gt;= 3 :False</text:p>
      <text:p text:style-name="P42"><text:bookmark-start text:name="DDE_LINK4"/><text:span text:style-name="T19">25:</text:span> <text:s text:c="3"/><text:span text:style-name="T22">%/output</text:span><text:bookmark-end text:name="DDE_LINK4"/></text:p>
      <text:p text:style-name="Standard"><text:soft-page-break/></text:p>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8"> <text:s text:c="3"/></text:span><text:span text:style-name="T29">// Example 2.</text:span></text:p>
      <text:p text:style-name="P29"><text:span text:style-name="T19"><text:s/>4:</text:span><text:span text:style-name="T28"> <text:s text:c="3"/></text:span>x <text:span text:style-name="T5">:=</text:span> <text:span text:style-name="T8">2</text:span>;</text:p>
      <text:p text:style-name="P29"><text:span text:style-name="T19"><text:s/>5:</text:span><text:span text:style-name="T28"> <text:s text:c="3"/></text:span>y <text:span text:style-name="T5">:=</text:span> <text:span text:style-name="T8">2</text:span>; <text:s/></text:p>
      <text:p text:style-name="P30"><text:s/>6:</text:p>
      <text:p text:style-name="P29"><text:span text:style-name="T19"><text:s/>7:</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9"><text:span text:style-name="T19"><text:s/>8:</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9"><text:span text:style-name="T19"><text:s/>9:</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9"><text:span text:style-name="T19">10:</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9"><text:span text:style-name="T19">11:</text:span><text:span text:style-name="T28"> <text:s text:c="3"/></text:span><text:span text:style-name="T20">Echo</text:span><text:span text:style-name="T5">(</text:span>x, <text:span text:style-name="T21">"&gt; "</text:span>, y, <text:span text:style-name="T21">":"</text:span>, x <text:span text:style-name="T5">&gt;</text:span> y<text:span text:style-name="T6">)</text:span>;</text:p>
      <text:p text:style-name="P29"><text:span text:style-name="T19">12:</text:span><text:span text:style-name="T28"> <text:s text:c="3"/></text:span><text:span text:style-name="T20">Echo</text:span><text:span text:style-name="T5">(</text:span>x, <text:span text:style-name="T21">"&gt;= "</text:span>, y, <text:span text:style-name="T21">":"</text:span>, x <text:span text:style-name="T5">&gt;=</text:span> y<text:span text:style-name="T5">)</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2 = 2 :True </text:p>
      <text:p text:style-name="P29"><text:span text:style-name="T19">21:</text:span> <text:s text:c="5"/>2 != 2 :False </text:p>
      <text:p text:style-name="P29"><text:span text:style-name="T19">22:</text:span> <text:s text:c="5"/>2 &lt; 2 :False </text:p>
      <text:p text:style-name="P29"><text:span text:style-name="T19">23:</text:span> <text:s text:c="5"/>2 &lt;= 2 :True </text:p>
      <text:p text:style-name="P29"><text:span text:style-name="T19">24:</text:span> <text:s text:c="5"/>2 &gt; 2 :False </text:p>
      <text:p text:style-name="P29"><text:span text:style-name="T19">25:</text:span> <text:s text:c="5"/>2 &gt;= 2 :True</text:p>
      <text:p text:style-name="P42"><text:span text:style-name="T19">25:</text:span> <text:s text:c="3"/><text:span text:style-name="T22">%/output</text:span></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9">// Example 3.</text:span></text:p>
      <text:p text:style-name="P29"><text:span text:style-name="T19"><text:s/>4:</text:span>x <text:span text:style-name="T5">:=</text:span> <text:span text:style-name="T8">3</text:span>;</text:p>
      <text:p text:style-name="P29"><text:span text:style-name="T19"><text:s/>5:</text:span>y <text:span text:style-name="T5">:=</text:span> <text:span text:style-name="T8">2</text:span>; </text:p>
      <text:p text:style-name="P30"><text:s/>6:</text:p>
      <text:p text:style-name="P29"><text:span text:style-name="T19"><text:s/>7:</text:span><text:span text:style-name="T20">Echo</text:span><text:span text:style-name="T5">(</text:span>x, <text:span text:style-name="T21">"= "</text:span>, y, <text:span text:style-name="T21">":"</text:span>, x <text:span text:style-name="T5">=</text:span> y<text:span text:style-name="T5">)</text:span>;</text:p>
      <text:p text:style-name="P29"><text:span text:style-name="T19"><text:s/>8:</text:span><text:span text:style-name="T20">Echo</text:span><text:span text:style-name="T5">(</text:span>x, <text:span text:style-name="T21">"!= "</text:span>, y, <text:span text:style-name="T21">":"</text:span>, x <text:span text:style-name="T5">!=</text:span> y<text:span text:style-name="T5">)</text:span>;</text:p>
      <text:p text:style-name="P29"><text:span text:style-name="T19"><text:s/>9:</text:span><text:span text:style-name="T20">Echo</text:span><text:span text:style-name="T5">(</text:span>x, <text:span text:style-name="T21">"&lt; "</text:span>, y, <text:span text:style-name="T21">":"</text:span>, x <text:span text:style-name="T5">&lt;</text:span> y<text:span text:style-name="T5">)</text:span>;</text:p>
      <text:p text:style-name="P29"><text:span text:style-name="T19">10:</text:span><text:span text:style-name="T20">Echo</text:span><text:span text:style-name="T5">(</text:span>x, <text:span text:style-name="T21">"&lt;= "</text:span>, y, <text:span text:style-name="T21">":"</text:span>, x <text:span text:style-name="T5">&lt;=</text:span> y<text:span text:style-name="T5">)</text:span>;</text:p>
      <text:p text:style-name="P29"><text:span text:style-name="T19">11:</text:span><text:span text:style-name="T20">Echo</text:span><text:span text:style-name="T5">(</text:span>x, <text:span text:style-name="T21">"&gt; "</text:span>, y, <text:span text:style-name="T21">":"</text:span>, x <text:span text:style-name="T5">&gt;</text:span> y<text:span text:style-name="T5">)</text:span>;</text:p>
      <text:p text:style-name="P29"><text:span text:style-name="T19">12:</text:span><text:span text:style-name="T20">Echo</text:span><text:span text:style-name="T5">(</text:span>x, <text:span text:style-name="T21">"&gt;= "</text:span>, y, <text:span text:style-name="T21">":"</text:span>, x <text:span text:style-name="T5">&gt;=</text:span> y<text:span text:style-name="T5">)</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3 = 2 :False </text:p>
      <text:p text:style-name="P29"><text:span text:style-name="T19">21:</text:span> <text:s text:c="5"/>3 != 2 :True </text:p>
      <text:p text:style-name="P29"><text:soft-page-break/><text:span text:style-name="T19">22:</text:span> <text:s text:c="5"/>3 &lt; 2 :False </text:p>
      <text:p text:style-name="P29"><text:span text:style-name="T19">23:</text:span> <text:s text:c="5"/>3 &lt;= 2 :False </text:p>
      <text:p text:style-name="P29"><text:span text:style-name="T19">24:</text:span> <text:s text:c="5"/>3 &gt; 2 :True </text:p>
      <text:p text:style-name="P29"><text:span text:style-name="T19">25:</text:span> <text:s text:c="5"/>3 &gt;= 2 :True</text:p>
      <text:p text:style-name="P41"><text:bookmark-start text:name="DDE_LINK5"/><text:span text:style-name="T13">26:</text:span><text:span text:style-name="T10"> <text:s text:c="3"/></text:span><text:span text:style-name="T22">%/output</text:span><text:bookmark-end text:name="DDE_LINK5"/></text:p>
      <text:p text:style-name="Text_20_body">Conditional operators are placed at a lower level of precedence than the other operators we have covered to this point:</text:p>
      <text:p text:style-name="Preformatted_20_Text"/>
      <text:p text:style-name="P61">()<text:tab/>Parentheses are evaluated from the inside out.</text:p>
      <text:p text:style-name="P61">^<text:tab/>Then exponents are evaluated right to left.</text:p>
      <text:p text:style-name="P61">*,%,/ Then multiplication, remainder, and division operations are evaluated left to right.</text:p>
      <text:p text:style-name="P61">+, − Then addition and subtraction are evaluated left to right.</text:p>
      <text:p text:style-name="P61">=,!=,&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1">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x <text:span text:style-name="T5">:=</text:span> <text:span text:style-name="T8">6</text:span>;</text:p>
      <text:p text:style-name="P30"><text:s/>4:</text:p>
      <text:p text:style-name="P29"><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30"><text:s/>6:</text:p>
      <text:p text:style-name="P29"><text:span text:style-name="T19"><text:s/>7:</text:span><text:span text:style-name="T20">Echo</text:span><text:span text:style-name="T5">(</text:span><text:span text:style-name="T21">"End of program."</text:span><text:span text:style-name="T5">)</text:span>;</text:p>
      <text:p text:style-name="P30"><text:soft-page-break/><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6 is greater than 5.</text:p>
      <text:p text:style-name="P29"><text:span text:style-name="T19">16:</text:span> <text:s text:c="5"/>End of program.</text:p>
      <text:p text:style-name="P41"><text:bookmark-start text:name="DDE_LINK6"/><text:span text:style-name="T13">17:</text:span><text:span text:style-name="T10"> <text:s text:c="3"/></text:span><text:span text:style-name="T22">%/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9"><text:span text:style-name="T19"><text:s/>1:</text:span><text:span text:style-name="T31">%mathpiper</text:span></text:p>
      <text:p text:style-name="P30"><text:s/>2:</text:p>
      <text:p text:style-name="P29"><text:span text:style-name="T19"><text:s/>3:</text:span>x <text:span text:style-name="T5">:=</text:span> <text:span text:style-name="T8">4</text:span>;</text:p>
      <text:p text:style-name="P30"><text:s/>4:</text:p>
      <text:p text:style-name="P29"><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30"><text:s/>6:</text:p>
      <text:p text:style-name="P29"><text:span text:style-name="T19"><text:s/>7:</text:span><text:span text:style-name="T20">Echo</text:span><text:span text:style-name="T5">(</text:span><text:span text:style-name="T21">"End of program."</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End of program.</text:p>
      <text:p text:style-name="P41"><text:span text:style-name="T13">16:</text:span><text:span text:style-name="T10"> <text:s text:c="3"/></text:span><text:span text:style-name="T22">%/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x <text:span text:style-name="T5">:=</text:span> <text:span text:style-name="T8">4</text:span>;</text:p>
      <text:p text:style-name="P30"><text:s/>4:</text:p>
      <text:p text:style-name="P29"><text:span text:style-name="T19"><text:s/>5:</text:span><text:span text:style-name="T20">If</text:span><text:span text:style-name="T5">(</text:span>x <text:span text:style-name="T5">&gt;</text:span> <text:span text:style-name="T8">5</text:span>,<text:span text:style-name="T20">Echo</text:span><text:span text:style-name="T5">(</text:span>x,<text:span text:style-name="T21">"is greater than 5."</text:span><text:span text:style-name="T5">)</text:span>,<text:span text:style-name="T20">Echo</text:span><text:span text:style-name="T5">(</text:span>x,<text:span text:style-name="T21">"is NOT greater than 5."</text:span><text:span text:style-name="T5">))</text:span>;</text:p>
      <text:p text:style-name="P30"><text:s/>6:</text:p>
      <text:p text:style-name="P29"><text:soft-page-break/><text:span text:style-name="T19"><text:s/>7:</text:span><text:span text:style-name="T20">Echo</text:span><text:span text:style-name="T5">(</text:span><text:span text:style-name="T21">"End of program."</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4 is NOT greater than 5.</text:p>
      <text:p text:style-name="P29"><text:span text:style-name="T19">16:</text:span> <text:s text:c="5"/>End of program.</text:p>
      <text:p text:style-name="P42"><text:span text:style-name="T19">17:</text:span> <text:s text:c="3"/><text:span text:style-name="T22">%/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41">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6">Result&gt; True</text:p>
      <text:p text:style-name="Preformatted_20_Text"/>
      <text:p text:style-name="Preformatted_20_Text">In&gt; And(True, False)</text:p>
      <text:p text:style-name="P26">Result&gt; False</text:p>
      <text:p text:style-name="Preformatted_20_Text"/>
      <text:p text:style-name="Preformatted_20_Text">In&gt; And(False, True)</text:p>
      <text:p text:style-name="P26">Result&gt; False</text:p>
      <text:p text:style-name="P26"/>
      <text:p text:style-name="P29">In&gt; And(True, True, True, True)</text:p>
      <text:p text:style-name="P26">Result&gt; True</text:p>
      <text:p text:style-name="P26"/>
      <text:p text:style-name="P29">In&gt; And(True, True, False, True)</text:p>
      <text:p text:style-name="P26">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ext:soft-page-break/>
        <table:table-row>
          <table:table-cell table:style-name="Table5.A1" office:value-type="string">
            <text:p text:style-name="P41">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6">Result&gt; True</text:p>
      <text:p text:style-name="Preformatted_20_Text"/>
      <text:p text:style-name="Preformatted_20_Text">In&gt; True And False</text:p>
      <text:p text:style-name="P26">Result&gt; False</text:p>
      <text:p text:style-name="Preformatted_20_Text"/>
      <text:p text:style-name="Preformatted_20_Text">In&gt; False And True</text:p>
      <text:p text:style-name="P26">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7</text:span>;</text:p>
      <text:p text:style-name="P29"><text:span text:style-name="T19"><text:s/>4:</text:span>b <text:span text:style-name="T5">:=</text:span> <text:span text:style-name="T8">9</text:span>;</text:p>
      <text:p text:style-name="P30"><text:s/>5:</text:p>
      <text:p text:style-name="P29"><text:span text:style-name="T19"><text:s/>6:</text:span><text:span text:style-name="T20">Echo</text:span><text:span text:style-name="T5">(</text:span><text:span text:style-name="T21">"1: "</text:span>, a <text:span text:style-name="T5">&lt;</text:span> <text:span text:style-name="T8">5</text:span> And b <text:span text:style-name="T5">&lt;</text:span> <text:span text:style-name="T8">10</text:span><text:span text:style-name="T6">)</text:span>;</text:p>
      <text:p text:style-name="P29"><text:span text:style-name="T19"><text:s/>7:</text:span><text:span text:style-name="T20">Echo</text:span><text:span text:style-name="T5">(</text:span><text:span text:style-name="T21">"2: "</text:span>, a <text:span text:style-name="T5">&gt;</text:span> <text:span text:style-name="T8">5</text:span> And b <text:span text:style-name="T5">&gt;</text:span> <text:span text:style-name="T8">10</text:span><text:span text:style-name="T5">)</text:span>;</text:p>
      <text:p text:style-name="P29"><text:span text:style-name="T19"><text:s/>8:</text:span><text:span text:style-name="T20">Echo</text:span><text:span text:style-name="T5">(</text:span><text:span text:style-name="T21">"3: "</text:span>, a <text:span text:style-name="T5">&lt;</text:span> <text:span text:style-name="T8">5</text:span> And b <text:span text:style-name="T5">&gt;</text:span> <text:span text:style-name="T8">10</text:span><text:span text:style-name="T5">)</text:span>;</text:p>
      <text:p text:style-name="P29"><text:span text:style-name="T19"><text:s/>9:</text:span><text:span text:style-name="T20">Echo</text:span><text:span text:style-name="T5">(</text:span><text:span text:style-name="T21">"4: "</text:span>, a <text:span text:style-name="T5">&gt;</text:span> <text:span text:style-name="T8">5</text:span> And b <text:span text:style-name="T5">&lt;</text:span> <text:span text:style-name="T8">10</text:span><text:span text:style-name="T5">)</text:span>;</text:p>
      <text:p text:style-name="P30">10:</text:p>
      <text:p text:style-name="P29"><text:span text:style-name="T19">11:</text:span><text:span text:style-name="T20">If</text:span><text:span text:style-name="T5">(</text:span>a <text:span text:style-name="T5">&gt;</text:span> <text:span text:style-name="T8">5</text:span> And b <text:span text:style-name="T5">&lt;</text:span> <text:span text:style-name="T8">10</text:span>, <text:span text:style-name="T20">Echo</text:span><text:span text:style-name="T5">(</text:span><text:span text:style-name="T21">"These expressions are both true."</text:span><text:span text:style-name="T5">))</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False </text:p>
      <text:p text:style-name="P29"><text:span text:style-name="T19">20:</text:span> <text:s text:c="5"/>2: False </text:p>
      <text:p text:style-name="P29"><text:span text:style-name="T19">21:</text:span> <text:s text:c="5"/>3: False </text:p>
      <text:p text:style-name="P29"><text:span text:style-name="T19">22:</text:span> <text:s text:c="5"/>4: True </text:p>
      <text:p text:style-name="P29"><text:span text:style-name="T19">23:</text:span> <text:s text:c="5"/>These expressions are both true.</text:p>
      <text:p text:style-name="P42"><text:bookmark-start text:name="DDE_LINK7"/><text:span text:style-name="T19">23:</text:span> <text:s text:c="3"/><text:span text:style-name="T22">%/output</text:span><text:bookmark-end text:name="DDE_LINK7"/></text:p>
      <text:h text:style-name="Heading_20_3" text:outline-level="3">Or()</text:h>
      <text:p text:style-name="Text_20_body">The Or() function is similar to the And() function in that it has both a function <text:soft-page-break/>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1">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6">Result&gt; True</text:p>
      <text:p text:style-name="Preformatted_20_Text"/>
      <text:p text:style-name="Preformatted_20_Text">In&gt; Or(False, True)</text:p>
      <text:p text:style-name="P26">Result&gt; True</text:p>
      <text:p text:style-name="Preformatted_20_Text"/>
      <text:p text:style-name="Preformatted_20_Text">In&gt; Or(False, False)</text:p>
      <text:p text:style-name="P26">Result&gt; False</text:p>
      <text:p text:style-name="Preformatted_20_Text"/>
      <text:p text:style-name="Preformatted_20_Text">In&gt; Or(False, False, False, False)</text:p>
      <text:p text:style-name="P26">Result&gt; False</text:p>
      <text:p text:style-name="Preformatted_20_Text"/>
      <text:p text:style-name="Preformatted_20_Text">In&gt; Or(False, True, False, False)</text:p>
      <text:p text:style-name="P26">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1">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6">Result&gt; True</text:p>
      <text:p text:style-name="Preformatted_20_Text"/>
      <text:p text:style-name="Preformatted_20_Text">In&gt; False Or True</text:p>
      <text:p text:style-name="P26">Result&gt; True</text:p>
      <text:p text:style-name="Preformatted_20_Text"/>
      <text:p text:style-name="Preformatted_20_Text">In&gt; False Or False</text:p>
      <text:p text:style-name="P26">Result&gt; False</text:p>
      <text:p text:style-name="Preformatted_20_Text"/>
      <text:p text:style-name="Text_20_body">The following program also demonstrates using the infix version of the Or() function:</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7</text:span>;</text:p>
      <text:p text:style-name="P29"><text:soft-page-break/><text:span text:style-name="T19"><text:s/>4:</text:span>b <text:span text:style-name="T5">:=</text:span> <text:span text:style-name="T8">9</text:span>;</text:p>
      <text:p text:style-name="P30"><text:s/>5:</text:p>
      <text:p text:style-name="P29"><text:span text:style-name="T19"><text:s/>6:</text:span><text:span text:style-name="T20">Echo</text:span><text:span text:style-name="T5">(</text:span><text:span text:style-name="T21">"1: "</text:span>, a <text:span text:style-name="T5">&lt;</text:span> <text:span text:style-name="T8">5</text:span> Or b <text:span text:style-name="T5">&lt;</text:span> <text:span text:style-name="T8">10</text:span><text:span text:style-name="T5">)</text:span>;</text:p>
      <text:p text:style-name="P29"><text:span text:style-name="T19"><text:s/>7:</text:span><text:span text:style-name="T20">Echo</text:span><text:span text:style-name="T5">(</text:span><text:span text:style-name="T21">"2: "</text:span>, a <text:span text:style-name="T5">&gt;</text:span> <text:span text:style-name="T8">5</text:span> Or b <text:span text:style-name="T5">&gt;</text:span> <text:span text:style-name="T8">10</text:span><text:span text:style-name="T5">)</text:span>;</text:p>
      <text:p text:style-name="P29"><text:span text:style-name="T19"><text:s/>8:</text:span><text:span text:style-name="T20">Echo</text:span><text:span text:style-name="T5">(</text:span><text:span text:style-name="T21">"3: "</text:span>, a <text:span text:style-name="T5">&gt;</text:span> <text:span text:style-name="T8">5</text:span> Or b <text:span text:style-name="T5">&lt;</text:span> <text:span text:style-name="T8">10</text:span><text:span text:style-name="T5">)</text:span>;</text:p>
      <text:p text:style-name="P29"><text:span text:style-name="T19"><text:s/>9:</text:span><text:span text:style-name="T20">Echo</text:span><text:span text:style-name="T5">(</text:span><text:span text:style-name="T21">"4: "</text:span>, a <text:span text:style-name="T5">&lt;</text:span> <text:span text:style-name="T8">5</text:span> Or b <text:span text:style-name="T5">&gt;</text:span> <text:span text:style-name="T8">10</text:span><text:span text:style-name="T5">)</text:span>;</text:p>
      <text:p text:style-name="P30">10:</text:p>
      <text:p text:style-name="P29"><text:span text:style-name="T19">11:</text:span><text:span text:style-name="T20">If</text:span><text:span text:style-name="T5">(</text:span>a <text:span text:style-name="T5">&lt;</text:span> <text:span text:style-name="T8">5</text:span> Or b <text:span text:style-name="T5">&lt;</text:span> <text:span text:style-name="T8">10</text:span>,<text:span text:style-name="T20">Echo</text:span><text:span text:style-name="T5">(</text:span><text:span text:style-name="T21">"At least one of these expressions is true."</text:span><text:span text:style-name="T5">))</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True </text:p>
      <text:p text:style-name="P29"><text:span text:style-name="T19">20:</text:span> <text:s text:c="5"/>2: True </text:p>
      <text:p text:style-name="P29"><text:span text:style-name="T19">21:</text:span> <text:s text:c="5"/>3: True </text:p>
      <text:p text:style-name="P29"><text:span text:style-name="T19">22:</text:span> <text:s text:c="5"/>4: False </text:p>
      <text:p text:style-name="P29"><text:span text:style-name="T19">23:</text:span> <text:s text:c="5"/>At least one of these expressions is true.</text:p>
      <text:p text:style-name="P41"><text:span text:style-name="T13">24:</text:span><text:span text:style-name="T10"> <text:s text:c="3"/></text:span><text:span text:style-name="T22">%/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41">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6">Result&gt; False</text:p>
      <text:p text:style-name="Preformatted_20_Text"/>
      <text:p text:style-name="Preformatted_20_Text">In&gt; Not(False)</text:p>
      <text:p text:style-name="P26">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1">Not expression</text:p>
          </table:table-cell>
        </table:table-row>
      </table:table>
      <text:p text:style-name="Preformatted_20_Text"/>
      <text:p text:style-name="Text_20_body">Prefix notation looks similar to function notation except no parentheses are used:</text:p>
      <text:p text:style-name="Preformatted_20_Text"><text:soft-page-break/></text:p>
      <text:p text:style-name="Preformatted_20_Text">In&gt; Not True</text:p>
      <text:p text:style-name="P26">Result&gt; False</text:p>
      <text:p text:style-name="Preformatted_20_Text"/>
      <text:p text:style-name="Preformatted_20_Text">In&gt; Not False</text:p>
      <text:p text:style-name="P26">Result&gt; True</text:p>
      <text:p text:style-name="Preformatted_20_Text"/>
      <text:p text:style-name="Text_20_body">Finally, here is a program that uses the prefix version of Not():</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0">Echo</text:span><text:span text:style-name="T5">(</text:span><text:span text:style-name="T21">"3 = 3 is "</text:span>, <text:span text:style-name="T8">3</text:span> <text:span text:style-name="T5">=</text:span> <text:span text:style-name="T8">3</text:span><text:span text:style-name="T5">)</text:span>;</text:p>
      <text:p text:style-name="P30"><text:s/>4:</text:p>
      <text:p text:style-name="P29"><text:span text:style-name="T19"><text:s/>5:</text:span><text:span text:style-name="T20">Echo</text:span><text:span text:style-name="T5">(</text:span><text:span text:style-name="T21">"Not 3 = 3 is "</text:span>, <text:span text:style-name="T20">Not</text:span> <text:span text:style-name="T8">3</text:span> <text:span text:style-name="T5">=</text:span> <text:span text:style-name="T8">3</text:span><text:span text:style-name="T5">)</text:span>;</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True</text:p>
      <text:p text:style-name="P29"><text:span text:style-name="T19">11:</text:span> <text:s text:c="5"/></text:p>
      <text:p text:style-name="P29"><text:span text:style-name="T19">12:</text:span> <text:s text:c="5"/><text:span text:style-name="T37">Side effects:</text:span></text:p>
      <text:p text:style-name="P29"><text:span text:style-name="T19">13:</text:span> <text:s text:c="5"/>3 = 3 is True </text:p>
      <text:p text:style-name="P29"><text:span text:style-name="T19">14:</text:span> <text:s text:c="5"/>Not 3 = 3 is False</text:p>
      <text:p text:style-name="P41"><text:span text:style-name="T13">15:</text:span><text:span text:style-name="T10"> <text:s text:c="3"/></text:span><text:span text:style-name="T22">%/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8">While(predicate)<text:tab/><text:tab/><text:tab/><text:tab/><text:tab/><text:tab/><text:tab/><text:tab/><text:tab/><text:tab/><text:tab/></text:p>
      <text:p text:style-name="P38">[ <text:tab/><text:tab/><text:tab/><text:tab/><text:tab/><text:tab/><text:tab/><text:tab/><text:tab/><text:tab/><text:tab/><text:tab/><text:tab/></text:p>
      <text:p text:style-name="P24"><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text:soft-page-break/>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9"><text:span text:style-name="T19"><text:s/>1:</text:span><text:span text:style-name="T31">%mathpiper</text:span></text:p>
      <text:p text:style-name="P30"><text:s/>2:</text:p>
      <text:p text:style-name="P29"><text:span text:style-name="T19"><text:s/>3:</text:span><text:span text:style-name="T29">// This program prints the integers from 1 to 10.</text:span></text:p>
      <text:p text:style-name="P30"><text:s/>4:</text:p>
      <text:p text:style-name="P30"><text:s/>5:</text:p>
      <text:p text:style-name="P29"><text:span text:style-name="T19"><text:s/>6:</text:span><text:span text:style-name="T29">/*</text:span></text:p>
      <text:p text:style-name="P29"><text:span text:style-name="T19"><text:s/>7:</text:span><text:span text:style-name="T29"> <text:s text:c="3"/>Initialize the variable x to 1</text:span></text:p>
      <text:p text:style-name="P29"><text:span text:style-name="T19"><text:s/>8:</text:span><text:span text:style-name="T29"> <text:s text:c="3"/>outside of the While "loop".</text:span></text:p>
      <text:p text:style-name="P29"><text:span text:style-name="T19"><text:s/>9:</text:span><text:span text:style-name="T29">*/</text:span></text:p>
      <text:p text:style-name="P29"><text:span text:style-name="T19">10:</text:span>x <text:span text:style-name="T5">:=</text:span> <text:span text:style-name="T8">1</text:span>;</text:p>
      <text:p text:style-name="P30">11:</text:p>
      <text:p text:style-name="P29"><text:span text:style-name="T19">12:</text:span><text:span text:style-name="T20">While</text:span><text:span text:style-name="T5">(</text:span>x <text:span text:style-name="T5">&lt;=</text:span> <text:span text:style-name="T8">10</text:span><text:span text:style-name="T5">)</text:span></text:p>
      <text:p text:style-name="P29"><text:span text:style-name="T19">13:</text:span>[</text:p>
      <text:p text:style-name="P29"><text:span text:style-name="T19">14:</text:span> <text:s text:c="3"/><text:span text:style-name="T20">Echo</text:span><text:span text:style-name="T5">(</text:span>x<text:span text:style-name="T5">)</text:span>;</text:p>
      <text:p text:style-name="P29"><text:span text:style-name="T19">15:</text:span> <text:s text:c="3"/></text:p>
      <text:p text:style-name="P29"><text:span text:style-name="T19">16:</text:span> <text:s text:c="3"/>x <text:span text:style-name="T5">:=</text:span> x <text:span text:style-name="T5">+</text:span> <text:span text:style-name="T8">1</text:span>; <text:s/><text:span text:style-name="T29">//Increment x by 1.</text:span></text:p>
      <text:p text:style-name="P29"><text:span text:style-name="T19">17:</text:span>];</text:p>
      <text:p text:style-name="P30">18:</text:p>
      <text:p text:style-name="P29"><text:span text:style-name="T19">19:</text:span><text:span text:style-name="T31">%/mathpiper</text:span></text:p>
      <text:p text:style-name="P30">20:</text:p>
      <text:p text:style-name="P29"><text:span text:style-name="T19">21:</text:span> <text:s text:c="3"/><text:span text:style-name="T22">%output,preserve="false"</text:span></text:p>
      <text:p text:style-name="P29"><text:span text:style-name="T19">22:</text:span> <text:s text:c="5"/><text:span text:style-name="T22">Result:</text:span> True</text:p>
      <text:p text:style-name="P29"><text:span text:style-name="T19">23:</text:span> <text:s text:c="5"/></text:p>
      <text:p text:style-name="P29"><text:span text:style-name="T19">24:</text:span> <text:s text:c="5"/><text:span text:style-name="T37">Side effects:</text:span></text:p>
      <text:p text:style-name="P29"><text:span text:style-name="T19">25:</text:span> <text:s text:c="5"/>1 </text:p>
      <text:p text:style-name="P29"><text:span text:style-name="T19">26:</text:span> <text:s text:c="5"/>2 </text:p>
      <text:p text:style-name="P29"><text:span text:style-name="T19">27:</text:span> <text:s text:c="5"/>3 </text:p>
      <text:p text:style-name="P29"><text:span text:style-name="T19">28:</text:span> <text:s text:c="5"/>4 </text:p>
      <text:p text:style-name="P29"><text:span text:style-name="T19">29:</text:span> <text:s text:c="5"/>5 </text:p>
      <text:p text:style-name="P29"><text:span text:style-name="T19">30:</text:span> <text:s text:c="5"/>6 </text:p>
      <text:p text:style-name="P29"><text:span text:style-name="T19">31:</text:span> <text:s text:c="5"/>7 </text:p>
      <text:p text:style-name="P29"><text:span text:style-name="T19">32:</text:span> <text:s text:c="5"/>8 </text:p>
      <text:p text:style-name="P29"><text:span text:style-name="T19">33:</text:span> <text:s text:c="5"/>9 </text:p>
      <text:p text:style-name="P29"><text:span text:style-name="T19">34:</text:span> <text:s text:c="5"/>10</text:p>
      <text:p text:style-name="P42"><text:bookmark-start text:name="DDE_LINK8"/><text:span text:style-name="T19">35:</text:span> <text:s text:c="3"/><text:span text:style-name="T22">%/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6">x</text:span><text:span text:style-name="T6"> &lt;= 10</text:span> becomes <text:span text:style-name="T26">1</text:span><text:span text:style-name="T6"> &lt;= 10</text:span> and, since 1 is less than or equal to 10, a value of <text:span text:style-name="T6">True</text:span> is returned by the expression.</text:p>
      <text:p text:style-name="Text_20_body"><text:soft-page-break/>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9"><text:span text:style-name="T19"><text:s/>1:</text:span><text:span text:style-name="T31">%mathpiper</text:span></text:p>
      <text:p text:style-name="P30"><text:s/>2:</text:p>
      <text:p text:style-name="P29"><text:span text:style-name="T19"><text:s/>3:</text:span><text:span text:style-name="T29">// Print the integers from 1 to 100.</text:span></text:p>
      <text:p text:style-name="P30"><text:s/>4:</text:p>
      <text:p text:style-name="P29"><text:span text:style-name="T19"><text:s/>5:</text:span>x <text:span text:style-name="T5">:=</text:span> <text:span text:style-name="T8">1</text:span>;</text:p>
      <text:p text:style-name="P30"><text:s/>6:</text:p>
      <text:p text:style-name="P29"><text:span text:style-name="T19"><text:s/>7:</text:span><text:span text:style-name="T20">While</text:span><text:span text:style-name="T5">(</text:span>x <text:span text:style-name="T5">&lt;=</text:span> <text:span text:style-name="T8">100</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text:p>
      <text:p text:style-name="P29"><text:span text:style-name="T19">11:</text:span> <text:s text:c="3"/>x <text:span text:style-name="T5">:=</text:span> x <text:span text:style-name="T5">+</text:span> <text:span text:style-name="T8">1</text:span>; <text:s/><text:span text:style-name="T29">//Increment x by 1.</text:span></text:p>
      <text:p text:style-name="P29"><text:span text:style-name="T19">12:</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1 2 3 4 5 6 7 8 9 10 11 12 13 14 15 16 17 18 19 20 21 22 23 </text:p>
      <text:p text:style-name="P29"><text:s text:c="9"/>24 25 26 27 28 29 30 31 32 33 34 35 36 37 38 39 40 41 42 43 </text:p>
      <text:p text:style-name="P29"><text:s text:c="9"/>44 45 46 47 48 49 50 51 52 53 54 55 56 57 58 59 60 61 62 63 </text:p>
      <text:p text:style-name="P29"><text:s text:c="9"/>64 65 66 67 68 69 70 71 72 73 74 75 76 77 78 79 80 81 82 83 </text:p>
      <text:p text:style-name="P29"><text:s text:c="9"/>84 85 86 87 88 89 90 91 92 93 94 95 96 97 98 99 100</text:p>
      <text:p text:style-name="P41"><text:bookmark-start text:name="DDE_LINK9"/><text:span text:style-name="T13">21:</text:span><text:span text:style-name="T10"> <text:s text:c="3"/></text:span><text:span text:style-name="T22">%/output</text:span><text:bookmark-end text:name="DDE_LINK9"/></text:p>
      <text:p text:style-name="Text_20_body"><text:soft-page-break/>The following program prints the odd integers from 1 to 99 by changing the increment value in the increment expression from <text:span text:style-name="T6">1</text:span> to <text:span text:style-name="T6">2</text:span>:</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the odd integers from 1 to 99.</text:span></text:p>
      <text:p text:style-name="P30"><text:s/>4:</text:p>
      <text:p text:style-name="P29"><text:span text:style-name="T19"><text:s/>5:</text:span>x <text:span text:style-name="T5">:=</text:span> <text:span text:style-name="T8">1</text:span>; </text:p>
      <text:p text:style-name="P30"><text:s/>6:</text:p>
      <text:p text:style-name="P29"><text:span text:style-name="T19"><text:s/>7:</text:span><text:span text:style-name="T20">While</text:span><text:span text:style-name="T5">(</text:span>x <text:span text:style-name="T5">&lt;=</text:span> <text:span text:style-name="T8">100</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x <text:span text:style-name="T5">:=</text:span> x <text:span text:style-name="T5">+</text:span> <text:span text:style-name="T8">2</text:span>; <text:s/><text:span text:style-name="T29">//Increment x by 2.</text:span></text:p>
      <text:p text:style-name="P29"><text:span text:style-name="T19">11:</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3 5 7 9 11 13 15 17 19 21 23 25 27 29 31 33 35 37 39 41 43 </text:p>
      <text:p text:style-name="P29"><text:s text:c="9"/>45 47 49 51 53 55 57 59 61 63 65 67 69 71 73 75 77 79 81 83 </text:p>
      <text:p text:style-name="P29"><text:s text:c="9"/>85 87 89 91 93 95 97 99</text:p>
      <text:p text:style-name="P41"><text:bookmark-start text:name="DDE_LINK11"/><text:span text:style-name="T13">20:</text:span><text:span text:style-name="T10"> <text:s text:c="3"/></text:span><text:span text:style-name="T22">%/output</text:span><text:bookmark-end text:name="DDE_LINK11"/></text:p>
      <text:p text:style-name="Text_20_body">Finally, the following program prints the numbers from 1 to 100 in reverse order:</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the integers from 1 to 100 in reverse order.</text:span></text:p>
      <text:p text:style-name="P30"><text:s/>4:</text:p>
      <text:p text:style-name="P29"><text:span text:style-name="T19"><text:s/>5:</text:span>x <text:span text:style-name="T5">:=</text:span> <text:span text:style-name="T8">100</text:span>; </text:p>
      <text:p text:style-name="P30"><text:s/>6:</text:p>
      <text:p text:style-name="P29"><text:span text:style-name="T19"><text:s/>7:</text:span><text:span text:style-name="T20">While</text:span><text:span text:style-name="T5">(</text:span>x <text:span text:style-name="T5">&gt;=</text:span> <text:span text:style-name="T8">1</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x <text:span text:style-name="T5">:=</text:span> x <text:span text:style-name="T5">-</text:span> <text:span text:style-name="T8">1</text:span>; <text:s/><text:span text:style-name="T29">//Decrement x by 1.</text:span></text:p>
      <text:p text:style-name="P29"><text:span text:style-name="T19">11:</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6"/>100 99 98 97 96 95 94 93 92 91 90 89 88 87 86 85 84 83 82 </text:p>
      <text:p text:style-name="P29"><text:s text:c="10"/>81 80 79 78 77 76 75 74 73 72 71 70 69 68 67 66 65 64 63 </text:p>
      <text:p text:style-name="P29"><text:s text:c="10"/>62 61 60 59 58 57 56 55 54 53 52 51 50 49 48 47 46 45 44 </text:p>
      <text:p text:style-name="P29"><text:soft-page-break/><text:s text:c="10"/>43 42 41 40 39 38 37 36 35 34 33 32 31 30 29 28 27 26 25 </text:p>
      <text:p text:style-name="P29"><text:s text:c="10"/>24 23 22 21 20 19 18 17 16 15 14 13 12 11 10 9 8 7 6 5 4 </text:p>
      <text:p text:style-name="P29"><text:s text:c="10"/>3 2 1</text:p>
      <text:p text:style-name="P41"><text:bookmark-start text:name="DDE_LINK10"/><text:span text:style-name="T13">20:</text:span><text:span text:style-name="T10"> <text:s text:c="3"/></text:span><text:span text:style-name="T22">%/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text:p>
      <text:p text:style-name="Standard"/>
      <text:p text:style-name="P29"><text:span text:style-name="T19"><text:s/>1:</text:span><text:span text:style-name="T31">%mathpiper</text:span></text:p>
      <text:p text:style-name="P30"><text:s/>2:</text:p>
      <text:p text:style-name="P29"><text:span text:style-name="T19"><text:s/>3:</text:span><text:span text:style-name="T29">//Infinite loop example program.</text:span></text:p>
      <text:p text:style-name="P30"><text:s/>4:</text:p>
      <text:p text:style-name="P29"><text:span text:style-name="T19"><text:s/>5:</text:span>x <text:span text:style-name="T5">:=</text:span> <text:span text:style-name="T8">1</text:span>;</text:p>
      <text:p text:style-name="P29"><text:span text:style-name="T19"><text:s/>6:</text:span><text:span text:style-name="T20">While</text:span><text:span text:style-name="T5">(</text:span>x <text:span text:style-name="T5">&lt;</text:span> <text:span text:style-name="T8">10</text:span><text:span text:style-name="T5">)</text:span></text:p>
      <text:p text:style-name="P29"><text:span text:style-name="T19"><text:s/>7:</text:span>[</text:p>
      <text:p text:style-name="P29"><text:span text:style-name="T19"><text:s/>8:</text:span> <text:s text:c="3"/>answer <text:span text:style-name="T5">:=</text:span> x <text:span text:style-name="T5">+</text:span> <text:span text:style-name="T8">1</text:span>;</text:p>
      <text:p text:style-name="P29"><text:span text:style-name="T19"><text:s/>9:</text:span>];</text:p>
      <text:p text:style-name="P30">10:</text:p>
      <text:p text:style-name="P29"><text:span text:style-name="T19">11:</text:span><text:span text:style-name="T31">%/mathpiper</text:span></text:p>
      <text:p text:style-name="P30">12:</text:p>
      <text:p text:style-name="P29"><text:span text:style-name="T19">13:</text:span> <text:s text:c="3"/><text:span text:style-name="T22">%output,preserve="false"</text:span></text:p>
      <text:p text:style-name="P29"><text:span text:style-name="T19">14:</text:span> <text:s text:c="5"/>Processing...</text:p>
      <text:p text:style-name="P42"><text:bookmark-start text:name="DDE_LINK12"/><text:span text:style-name="T19">15:</text:span> <text:s text:c="3"/><text:span text:style-name="T22">%/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text:soft-page-break/>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6">Result&gt; True</text:p>
      <text:p text:style-name="Preformatted_20_Text"/>
      <text:p text:style-name="Preformatted_20_Text">In&gt; IsEven(5)</text:p>
      <text:p text:style-name="P26">Result&gt; False</text:p>
      <text:p text:style-name="Preformatted_20_Text"/>
      <text:p text:style-name="Preformatted_20_Text">In&gt; IsZero(0)</text:p>
      <text:p text:style-name="P26">Result&gt; True</text:p>
      <text:p text:style-name="Preformatted_20_Text"/>
      <text:p text:style-name="Preformatted_20_Text">In&gt; IsZero(1)</text:p>
      <text:p text:style-name="P26">Result&gt; False</text:p>
      <text:p text:style-name="Preformatted_20_Text"/>
      <text:p text:style-name="Preformatted_20_Text">In&gt; IsNegativeInteger(-1)</text:p>
      <text:p text:style-name="P26">Result&gt; True</text:p>
      <text:p text:style-name="Preformatted_20_Text"/>
      <text:p text:style-name="Preformatted_20_Text">In&gt; IsNegativeInteger(1)</text:p>
      <text:p text:style-name="P26">Result&gt; False</text:p>
      <text:p text:style-name="Preformatted_20_Text"/>
      <text:p text:style-name="Preformatted_20_Text">In&gt; IsPrime(7)</text:p>
      <text:p text:style-name="P26">Result&gt; True</text:p>
      <text:p text:style-name="P26"/>
      <text:p text:style-name="Preformatted_20_Text">In&gt; IsPrime(100)</text:p>
      <text:p text:style-name="P26">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6">Result&gt; a</text:p>
      <text:p text:style-name="Preformatted_20_Text"/>
      <text:p text:style-name="Preformatted_20_Text">In&gt; IsBound(a)</text:p>
      <text:p text:style-name="P26">Result&gt; False</text:p>
      <text:p text:style-name="Preformatted_20_Text"/>
      <text:p text:style-name="Preformatted_20_Text">In&gt; a := 1</text:p>
      <text:p text:style-name="P26">Result&gt; 1</text:p>
      <text:p text:style-name="Preformatted_20_Text"/>
      <text:p text:style-name="Preformatted_20_Text">In&gt; IsBound(a)</text:p>
      <text:p text:style-name="P26">Result&gt; True</text:p>
      <text:p text:style-name="Preformatted_20_Text"/>
      <text:p text:style-name="Preformatted_20_Text">In&gt; Clear(a)</text:p>
      <text:p text:style-name="P26">Result&gt; True</text:p>
      <text:p text:style-name="Preformatted_20_Text"/>
      <text:p text:style-name="Preformatted_20_Text"><text:soft-page-break/>In&gt; a</text:p>
      <text:p text:style-name="P26">Result&gt; a</text:p>
      <text:p text:style-name="P26"/>
      <text:p text:style-name="Preformatted_20_Text">In&gt; IsBound(a)</text:p>
      <text:p text:style-name="P26">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6">Result&gt; {7,42,"Hello",1/2,var}</text:p>
      <text:p text:style-name="Preformatted_20_Text"/>
      <text:p text:style-name="Preformatted_20_Text">In&gt; x</text:p>
      <text:p text:style-name="P26">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6">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6">Result&gt; 7</text:p>
      <text:p text:style-name="Preformatted_20_Text"/>
      <text:p text:style-name="Preformatted_20_Text">In&gt; x[2]</text:p>
      <text:p text:style-name="P26">Result&gt; 42</text:p>
      <text:p text:style-name="Preformatted_20_Text"/>
      <text:p text:style-name="Preformatted_20_Text">In&gt; x[3]</text:p>
      <text:p text:style-name="P26">Result&gt; "Hello"</text:p>
      <text:p text:style-name="Preformatted_20_Text"/>
      <text:p text:style-name="Preformatted_20_Text">In&gt; x[4]</text:p>
      <text:p text:style-name="P26">Result&gt; 1/2</text:p>
      <text:p text:style-name="Preformatted_20_Text"/>
      <text:p text:style-name="Preformatted_20_Text">In&gt; x[5]</text:p>
      <text:p text:style-name="P26"><text:soft-page-break/>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6">Result&gt; {20,30,{31,32,33},40}</text:p>
      <text:p text:style-name="Preformatted_20_Text"/>
      <text:p text:style-name="Preformatted_20_Text">In&gt; x[1]</text:p>
      <text:p text:style-name="P26">Result&gt; 20</text:p>
      <text:p text:style-name="Preformatted_20_Text"/>
      <text:p text:style-name="Preformatted_20_Text">In&gt; x[2]</text:p>
      <text:p text:style-name="P26">Result&gt; 30</text:p>
      <text:p text:style-name="Preformatted_20_Text"/>
      <text:p text:style-name="Preformatted_20_Text">In&gt; x[3]</text:p>
      <text:p text:style-name="P26">Result&gt; {31,32,33}</text:p>
      <text:p text:style-name="Preformatted_20_Text"/>
      <text:p text:style-name="Preformatted_20_Text">In&gt; x[4]</text:p>
      <text:p text:style-name="P26">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6">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each in in the list.</text:span></text:p>
      <text:p text:style-name="P30"><text:s/>4:</text:p>
      <text:p text:style-name="P29"><text:span text:style-name="T19"><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9"><text:span text:style-name="T19"><text:s/>6:</text:span>y <text:span text:style-name="T5">:=</text:span> <text:span text:style-name="T8">1</text:span>;</text:p>
      <text:p text:style-name="P30"><text:s/>7:</text:p>
      <text:p text:style-name="P29"><text:span text:style-name="T19"><text:s/>8:</text:span><text:span text:style-name="T20">While</text:span><text:span text:style-name="T5">(</text:span>y <text:span text:style-name="T5">&lt;=</text:span> <text:span text:style-name="T8">9</text:span><text:span text:style-name="T5">)</text:span></text:p>
      <text:p text:style-name="P29"><text:span text:style-name="T19"><text:s/>9:</text:span>[</text:p>
      <text:p text:style-name="P29"><text:soft-page-break/><text:span text:style-name="T19">10:</text:span> <text:s text:c="3"/><text:span text:style-name="T20">Echo</text:span><text:span text:style-name="T5">(</text:span>y, <text:span text:style-name="T21">"- "</text:span>, x[y]<text:span text:style-name="T5">)</text:span>;</text:p>
      <text:p text:style-name="P29"><text:span text:style-name="T19">11:</text:span> <text:s text:c="3"/>y <text:span text:style-name="T5">:=</text:span> y <text:span text:style-name="T5">+</text:span> <text:span text:style-name="T8">1</text:span>;</text:p>
      <text:p text:style-name="P29"><text:span text:style-name="T19">12:</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1 - 55 </text:p>
      <text:p text:style-name="P29"><text:span text:style-name="T19">21:</text:span> <text:s text:c="5"/>2 - 93 </text:p>
      <text:p text:style-name="P29"><text:span text:style-name="T19">22:</text:span> <text:s text:c="5"/>3 - 40 </text:p>
      <text:p text:style-name="P29"><text:span text:style-name="T19">23:</text:span> <text:s text:c="5"/>4 - 21 </text:p>
      <text:p text:style-name="P29"><text:span text:style-name="T19">24:</text:span> <text:s text:c="5"/>5 - 7 </text:p>
      <text:p text:style-name="P29"><text:span text:style-name="T19">25:</text:span> <text:s text:c="5"/>6 - 24 </text:p>
      <text:p text:style-name="P29"><text:span text:style-name="T19">26:</text:span> <text:s text:c="5"/>7 - 15 </text:p>
      <text:p text:style-name="P29"><text:span text:style-name="T19">27:</text:span> <text:s text:c="5"/>8 - 14 </text:p>
      <text:p text:style-name="P29"><text:span text:style-name="T19">28:</text:span> <text:s text:c="5"/>9 - 82</text:p>
      <text:p text:style-name="P42"><text:span text:style-name="T23">29:</text:span><text:span text:style-name="T27">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9"><text:span text:style-name="T19"><text:s/>1:</text:span><text:span text:style-name="T31">%mathpiper</text:span></text:p>
      <text:p text:style-name="P30"><text:s/>2:</text:p>
      <text:p text:style-name="P29"><text:span text:style-name="T19"><text:s/>3:</text:span><text:span text:style-name="T29">//Determine if 53 is in the list.</text:span></text:p>
      <text:p text:style-name="P30"><text:s/>4:</text:p>
      <text:p text:style-name="P29"><text:span text:style-name="T19"><text:s/>5:</text:span><text:span text:style-name="T38">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9"><text:span text:style-name="T19"><text:s/>6:</text:span><text:span text:style-name="T38">index</text:span> <text:span text:style-name="T5">:=</text:span> <text:span text:style-name="T8">1</text:span>;</text:p>
      <text:p text:style-name="P30"><text:s/>7:</text:p>
      <text:p text:style-name="P29"><text:span text:style-name="T19"><text:s/>8:</text:span><text:span text:style-name="T20">While</text:span><text:span text:style-name="T5">(</text:span><text:span text:style-name="T7">index</text:span> <text:span text:style-name="T5">&lt;=</text:span> <text:span text:style-name="T8">10</text:span><text:span text:style-name="T5">)</text:span></text:p>
      <text:p text:style-name="P29"><text:span text:style-name="T19"><text:s/>9:</text:span>[</text:p>
      <text:p text:style-name="P29"><text:span text:style-name="T19">10:</text:span> <text:s text:c="3"/><text:span text:style-name="T20">If</text:span><text:span text:style-name="T5">(</text:span><text:span text:style-name="T7">testList</text:span>[index] <text:span text:style-name="T5">=</text:span> <text:span text:style-name="T8">53</text:span>,</text:p>
      <text:p text:style-name="P29"><text:span text:style-name="T19">11:</text:span> <text:s text:c="7"/><text:span text:style-name="T20">Echo</text:span><text:span text:style-name="T5">(</text:span><text:span text:style-name="T21">"53 was found in the list at position"</text:span>, index<text:span text:style-name="T5">))</text:span>;</text:p>
      <text:p text:style-name="P29"><text:span text:style-name="T19">12:</text:span> <text:s text:c="7"/></text:p>
      <text:p text:style-name="P29"><text:span text:style-name="T19">13:</text:span> <text:s text:c="3"/>index <text:span text:style-name="T5">:=</text:span> index <text:span text:style-name="T5">+</text:span> <text:span text:style-name="T8">1</text:span>;</text:p>
      <text:p text:style-name="P29"><text:span text:style-name="T19">14:</text:span>];</text:p>
      <text:p text:style-name="P30">15:</text:p>
      <text:p text:style-name="P29"><text:span text:style-name="T19">16:</text:span><text:span text:style-name="T31">%/mathpiper</text:span></text:p>
      <text:p text:style-name="P30">17:</text:p>
      <text:p text:style-name="P29"><text:span text:style-name="T19">18:</text:span> <text:s text:c="3"/><text:span text:style-name="T22">%output,preserve="false"</text:span></text:p>
      <text:p text:style-name="P29"><text:span text:style-name="T19">19:</text:span> <text:s text:c="5"/><text:span text:style-name="T22">Result:</text:span> True</text:p>
      <text:p text:style-name="P29"><text:span text:style-name="T19">20:</text:span> <text:s text:c="5"/></text:p>
      <text:p text:style-name="P29"><text:span text:style-name="T19">21:</text:span> <text:s text:c="5"/><text:span text:style-name="T37">Side effects:</text:span></text:p>
      <text:p text:style-name="P29"><text:span text:style-name="T19">22:</text:span> <text:s text:c="5"/>53 was found in the list at position 5</text:p>
      <text:p text:style-name="P42"><text:bookmark-start text:name="DDE_LINK13"/><text:span text:style-name="T19">23:</text:span> <text:s text:c="3"/><text:span text:style-name="T22">%/output</text:span><text:bookmark-end text:name="DDE_LINK13"/></text:p>
      <text:p text:style-name="Text_20_body"><text:soft-page-break/>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41">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9"><text:span text:style-name="T19"><text:s/>1:</text:span><text:span text:style-name="T31">%mathpiper</text:span></text:p>
      <text:p text:style-name="P30"><text:s/>2:</text:p>
      <text:p text:style-name="P29"><text:span text:style-name="T19"><text:s/>3:</text:span><text:span text:style-name="T29">//Print all values in a list.</text:span></text:p>
      <text:p text:style-name="P30"><text:s/>4:</text:p>
      <text:p text:style-name="P29"><text:span text:style-name="T19"><text:s/>5:</text:span><text:span text:style-name="T20">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9"><text:span text:style-name="T19"><text:s/>6:</text:span>[</text:p>
      <text:p text:style-name="P29"><text:span text:style-name="T19"><text:s/>7:</text:span> <text:s text:c="3"/><text:span text:style-name="T20">Echo</text:span><text:span text:style-name="T5">(</text:span>x<text:span text:style-name="T5">)</text:span>; </text:p>
      <text:p text:style-name="P29"><text:span text:style-name="T19"><text:s/>8:</text:span>];</text:p>
      <text:p text:style-name="P30"><text:s/>9:</text:p>
      <text:p text:style-name="P29"><text:span text:style-name="T19">10:</text:span><text:span text:style-name="T31">%/mathpiper</text:span></text:p>
      <text:p text:style-name="P30">11:</text:p>
      <text:p text:style-name="P29"><text:span text:style-name="T19">12:</text:span> <text:s text:c="3"/><text:span text:style-name="T22">%output,preserve="false"</text:span></text:p>
      <text:p text:style-name="P29"><text:span text:style-name="T19">13:</text:span> <text:s text:c="5"/><text:span text:style-name="T22">Result:</text:span> True</text:p>
      <text:p text:style-name="P29"><text:span text:style-name="T19">14:</text:span> <text:s text:c="5"/></text:p>
      <text:p text:style-name="P29"><text:span text:style-name="T19">15:</text:span> <text:s text:c="5"/><text:span text:style-name="T37">Side effects:</text:span></text:p>
      <text:p text:style-name="P29"><text:span text:style-name="T19">16:</text:span> <text:s text:c="5"/>50 </text:p>
      <text:p text:style-name="P29"><text:span text:style-name="T19">17:</text:span> <text:s text:c="5"/>51 </text:p>
      <text:p text:style-name="P29"><text:span text:style-name="T19">18:</text:span> <text:s text:c="5"/>52 </text:p>
      <text:p text:style-name="P29"><text:span text:style-name="T19">19:</text:span> <text:s text:c="5"/>53 </text:p>
      <text:p text:style-name="P29"><text:span text:style-name="T19">20:</text:span> <text:s text:c="5"/>54 </text:p>
      <text:p text:style-name="P29"><text:span text:style-name="T19">21:</text:span> <text:s text:c="5"/>55 </text:p>
      <text:p text:style-name="P29"><text:span text:style-name="T19">22:</text:span> <text:s text:c="5"/>56 </text:p>
      <text:p text:style-name="P29"><text:span text:style-name="T19">23:</text:span> <text:s text:c="5"/>57 </text:p>
      <text:p text:style-name="P29"><text:span text:style-name="T19">24:</text:span> <text:s text:c="5"/>58 </text:p>
      <text:p text:style-name="P29"><text:span text:style-name="T19">25:</text:span> <text:s text:c="5"/>59</text:p>
      <text:p text:style-name="P41"><text:span text:style-name="T13">26:</text:span><text:span text:style-name="T10"> <text:s text:c="3"/></text:span><text:span text:style-name="T22">%/output</text:span></text:p>
      <text:h text:style-name="Heading_20_2" text:outline-level="2"><text:soft-page-break/>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3" text:outline-level="3">TableForm()</text:h>
      <table:table table:name="Table39" table:style-name="Table39">
        <table:table-column table:style-name="Table39.A"/>
        <table:table-row>
          <table:table-cell table:style-name="Table39.A1" office:value-type="string">
            <text:p text:style-name="P41">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6">Result&gt; {2,4,6,8,10,12,14,16,18,20}</text:p>
      <text:p text:style-name="Preformatted_20_Text"/>
      <text:p text:style-name="Preformatted_20_Text">In&gt; TableForm(testList)</text:p>
      <text:p text:style-name="P26">Result&gt; True</text:p>
      <text:p text:style-name="P37">Side Effects&gt;</text:p>
      <text:p text:style-name="P37">2</text:p>
      <text:p text:style-name="P37">4</text:p>
      <text:p text:style-name="P37">6</text:p>
      <text:p text:style-name="P37">8</text:p>
      <text:p text:style-name="P37">10</text:p>
      <text:p text:style-name="P37">12</text:p>
      <text:p text:style-name="P37">14</text:p>
      <text:p text:style-name="P37">16</text:p>
      <text:p text:style-name="P37">18</text:p>
      <text:p text:style-name="P37">20</text:p>
      <text:h text:style-name="Heading_20_3" text:outline-level="3">The .. Range Operator</text:h>
      <table:table table:name="Table14" table:style-name="Table14">
        <table:table-column table:style-name="Table14.A"/>
        <table:table-row>
          <table:table-cell table:style-name="Table14.A1" office:value-type="string">
            <text:p text:style-name="P41">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6">Result&gt; {1,2,3,4,5,6,7,8,9,10}</text:p>
      <text:p text:style-name="Preformatted_20_Text"/>
      <text:p text:style-name="Preformatted_20_Text">In&gt; 10 .. 1</text:p>
      <text:p text:style-name="P26">Result&gt; {10,9,8,7,6,5,4,3,2,1}</text:p>
      <text:p text:style-name="Preformatted_20_Text"/>
      <text:p text:style-name="Preformatted_20_Text"><text:soft-page-break/>In&gt; -10 .. 10</text:p>
      <text:p text:style-name="P26">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1">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6">Result&gt; True</text:p>
      <text:p text:style-name="Preformatted_20_Text"/>
      <text:p text:style-name="Preformatted_20_Text">In&gt; Contains({50,51,52,53,54,55,56,57,58,59}, 75)</text:p>
      <text:p text:style-name="P26">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6">Result&gt; True</text:p>
      <text:p text:style-name="P26"/>
      <text:h text:style-name="Heading_20_3" text:outline-level="3">Find()</text:h>
      <table:table table:name="Table11" table:style-name="Table11">
        <table:table-column table:style-name="Table11.A"/>
        <table:table-row>
          <table:table-cell table:style-name="Table11.A1" office:value-type="string">
            <text:p text:style-name="P41">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6">Result&gt; 2</text:p>
      <text:p text:style-name="P29"/>
      <text:p text:style-name="P29">In&gt; Find({23, 15, 67, 98, 64}, 8)</text:p>
      <text:p text:style-name="P26">Result&gt; -1</text:p>
      <text:p text:style-name="P26"/>
      <text:h text:style-name="Heading_20_3" text:outline-level="3"><text:soft-page-break/>Count()</text:h>
      <table:table table:name="Table12" table:style-name="Table12">
        <table:table-column table:style-name="Table12.A"/>
        <table:table-row>
          <table:table-cell table:style-name="Table12.A1" office:value-type="string">
            <text:p text:style-name="P41">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6">Result&gt; {a,b,b,c,c,c,d,d,d,d,e,e,e,e,e}</text:p>
      <text:p text:style-name="Preformatted_20_Text"/>
      <text:p text:style-name="Preformatted_20_Text">In&gt; Count(testList, c)</text:p>
      <text:p text:style-name="P26">Result&gt; 3</text:p>
      <text:p text:style-name="Preformatted_20_Text"/>
      <text:p text:style-name="Preformatted_20_Text">In&gt; Count(testList, e)</text:p>
      <text:p text:style-name="P26">Result&gt; 5</text:p>
      <text:p text:style-name="P26"/>
      <text:p text:style-name="P29">In&gt; Count(testList, z)</text:p>
      <text:p text:style-name="P26">Result&gt; 0</text:p>
      <text:p text:style-name="Preformatted_20_Text"/>
      <text:h text:style-name="Heading_20_3" text:outline-level="3">Select()</text:h>
      <table:table table:name="Table13" table:style-name="Table13">
        <table:table-column table:style-name="Table13.A"/>
        <table:table-row>
          <table:table-cell table:style-name="Table13.A1" office:value-type="string">
            <text:p text:style-name="P41">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6">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6">Result&gt; {33,99,67,65}</text:p>
      <text:p text:style-name="Preformatted_20_Text"/>
      <text:p text:style-name="Preformatted_20_Text">In&gt; Select("IsEven", {16,14,82,92,33,74,99,67,65,52})</text:p>
      <text:p text:style-name="P26">Result&gt; {16,14,82,92,74,52}</text:p>
      <text:p text:style-name="Preformatted_20_Text"/>
      <text:p text:style-name="Preformatted_20_Text">In&gt; Select("IsPrime", 1 .. 75)</text:p>
      <text:p text:style-name="P26">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ext:soft-page-break/>The Nth() Function &amp; The [] Operator</text:h>
      <table:table table:name="Table15" table:style-name="Table15">
        <table:table-column table:style-name="Table15.A"/>
        <table:table-row>
          <table:table-cell table:style-name="Table15.A1" office:value-type="string">
            <text:p text:style-name="P41">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6">Result&gt; {a,b,c,d,e,f,g}</text:p>
      <text:p text:style-name="Preformatted_20_Text"/>
      <text:p text:style-name="Preformatted_20_Text">In&gt; Nth(testList, 3)</text:p>
      <text:p text:style-name="P26">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6">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6">Result&gt; c</text:p>
      <text:p text:style-name="P26"/>
      <text:h text:style-name="Heading_20_3" text:outline-level="3">Append() &amp; Nondestructive List Operations</text:h>
      <table:table table:name="Table16" table:style-name="Table16">
        <table:table-column table:style-name="Table16.A"/>
        <table:table-row>
          <table:table-cell table:style-name="Table16.A1" office:value-type="string">
            <text:p text:style-name="P41">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6">Result&gt; {21,22,23}</text:p>
      <text:p text:style-name="Preformatted_20_Text"/>
      <text:p text:style-name="Preformatted_20_Text">In&gt; Append(testList, 24)</text:p>
      <text:p text:style-name="P26">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6">Result&gt; {21,22,23}</text:p>
      <text:p text:style-name="Preformatted_20_Text"><text:soft-page-break/></text:p>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6">Result&gt; {21,22,23}</text:p>
      <text:p text:style-name="Preformatted_20_Text"/>
      <text:p text:style-name="Preformatted_20_Text">In&gt; testList := Append(testList, 24)</text:p>
      <text:p text:style-name="P26">Result&gt; {21,22,23,24}</text:p>
      <text:p text:style-name="Preformatted_20_Text"/>
      <text:p text:style-name="Preformatted_20_Text">In&gt; testList</text:p>
      <text:p text:style-name="P26">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4">it is recommended that destructive functions should be used with care.</text:span> <text:s/></text:p>
      <text:h text:style-name="Heading_20_3" text:outline-level="3">The : Prepend Operator</text:h>
      <table:table table:name="Table28" table:style-name="Table28">
        <table:table-column table:style-name="Table28.A"/>
        <table:table-row>
          <table:table-cell table:style-name="Table28.A1" office:value-type="string">
            <text:p text:style-name="P41">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6">Result&gt; {b,c,d}</text:p>
      <text:p text:style-name="Preformatted_20_Text"/>
      <text:p text:style-name="Preformatted_20_Text">In&gt; testList := a:testList</text:p>
      <text:p text:style-name="P26">Result&gt; {a,b,c,d}</text:p>
      <text:p text:style-name="Preformatted_20_Text"/>
      <text:h text:style-name="Heading_20_3" text:outline-level="3">Concat()</text:h>
      <table:table table:name="Table27" table:style-name="Table27">
        <table:table-column table:style-name="Table27.A"/>
        <table:table-row table:style-name="Table27.1">
          <table:table-cell table:style-name="Table27.A1" office:value-type="string">
            <text:p text:style-name="P41">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text:soft-page-break/></text:p>
      <text:p text:style-name="Preformatted_20_Text">In&gt; Concat({a,b,c}, {1,2,3}, {x,y,z})</text:p>
      <text:p text:style-name="P26">Result&gt; {a,b,c,1,2,3,x,y,z}</text:p>
      <text:p text:style-name="Preformatted_20_Text"/>
      <text:h text:style-name="Heading_20_3" text:outline-level="3">Insert(), Delete(), &amp; Replace()</text:h>
      <table:table table:name="Table17" table:style-name="Table17">
        <table:table-column table:style-name="Table17.A"/>
        <table:table-row>
          <table:table-cell table:style-name="Table17.A1" office:value-type="string">
            <text:p text:style-name="P41">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1">Delete(list, index)</text:p>
          </table:table-cell>
        </table:table-row>
      </table:table>
      <text:p text:style-name="Text_20_body"/>
      <table:table table:name="Table23" table:style-name="Table23">
        <table:table-column table:style-name="Table23.A"/>
        <table:table-row>
          <table:table-cell table:style-name="Table23.A1" office:value-type="string">
            <text:p text:style-name="P41">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6">Result&gt; {a,b,c,d,e,f,g}</text:p>
      <text:p text:style-name="Preformatted_20_Text"/>
      <text:p text:style-name="Preformatted_20_Text">In&gt; testList := Insert(testList, 4, 123)</text:p>
      <text:p text:style-name="P26">Result&gt; {a,b,c,123,d,e,f,g}</text:p>
      <text:p text:style-name="Preformatted_20_Text"/>
      <text:p text:style-name="Preformatted_20_Text">In&gt; testList := Delete(testList, 4)</text:p>
      <text:p text:style-name="P26">Result&gt; {a,b,c,d,e,f,g}</text:p>
      <text:p text:style-name="Preformatted_20_Text"/>
      <text:p text:style-name="Preformatted_20_Text">In&gt; testList := Replace(testList, 4, xxx)</text:p>
      <text:p text:style-name="P26">Result&gt; {a,b,c,xxx,e,f,g}</text:p>
      <text:p text:style-name="Preformatted_20_Text"/>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1">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text:soft-page-break/>In&gt; testList := {a,b,c,d,e,f,g}</text:p>
      <text:p text:style-name="P26">Result&gt; {a,b,c,d,e,f,g}</text:p>
      <text:p text:style-name="Preformatted_20_Text"/>
      <text:p text:style-name="Preformatted_20_Text">In&gt; Take(testList, 3)</text:p>
      <text:p text:style-name="P26">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6">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6">Result&gt; {c,d,e}</text:p>
      <text:p text:style-name="Preformatted_20_Text"/>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1">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6">Result&gt; {a,b,c,d,e,f,g}</text:p>
      <text:p text:style-name="Preformatted_20_Text"/>
      <text:p text:style-name="P29">In&gt; Drop(testList, 3)</text:p>
      <text:p text:style-name="P26">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9">In&gt; Drop(testList, -3)</text:p>
      <text:p text:style-name="P26">Result&gt; {a,b,c,d}</text:p>
      <text:p text:style-name="Preformatted_20_Text"/>
      <text:p text:style-name="Text_20_body"><text:soft-page-break/>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9">In&gt; Drop(testList, {3,5})</text:p>
      <text:p text:style-name="P26">Result&gt; {a,b,f,g}</text:p>
      <text:p text:style-name="P26"/>
      <text:h text:style-name="Heading_20_3" text:outline-level="3">FillList()</text:h>
      <table:table table:name="Table21" table:style-name="Table21">
        <table:table-column table:style-name="Table21.A"/>
        <table:table-row>
          <table:table-cell table:style-name="Table21.A1" office:value-type="string">
            <text:p text:style-name="P41">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6">Result&gt; {a,a,a,a,a}</text:p>
      <text:p text:style-name="Preformatted_20_Text"/>
      <text:p text:style-name="Preformatted_20_Text">In&gt; FillList(42,8)</text:p>
      <text:p text:style-name="P26">Result&gt; {42,42,42,42,42,42,42,42}</text:p>
      <text:p text:style-name="Preformatted_20_Text"/>
      <text:h text:style-name="Heading_20_3" text:outline-level="3">RemoveDuplicates()</text:h>
      <table:table table:name="Table22" table:style-name="Table22">
        <table:table-column table:style-name="Table22.A"/>
        <table:table-row>
          <table:table-cell table:style-name="Table22.A1" office:value-type="string">
            <text:p text:style-name="P41">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6">Result&gt; {a,a,b,c,c,b,b,a,b,c,c}</text:p>
      <text:p text:style-name="Preformatted_20_Text"/>
      <text:p text:style-name="Preformatted_20_Text">In&gt; RemoveDuplicates(testList)</text:p>
      <text:p text:style-name="P26">Result&gt; {a,b,c}</text:p>
      <text:p text:style-name="Preformatted_20_Text"/>
      <text:h text:style-name="Heading_20_3" text:outline-level="3">Reverse()</text:h>
      <table:table table:name="Table24" table:style-name="Table24">
        <table:table-column table:style-name="Table24.A"/>
        <table:table-row>
          <table:table-cell table:style-name="Table24.A1" office:value-type="string">
            <text:p text:style-name="P41">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text:soft-page-break/>In&gt; testList := {a,b,c,d,e,f,g,h}</text:p>
      <text:p text:style-name="P26">Result&gt; {a,b,c,d,e,f,g,h}</text:p>
      <text:p text:style-name="Preformatted_20_Text"/>
      <text:p text:style-name="Preformatted_20_Text">In&gt; Reverse(testList)</text:p>
      <text:p text:style-name="P26">Result&gt; {h,g,f,e,d,c,b,a}</text:p>
      <text:p text:style-name="Text_20_body"/>
      <text:h text:style-name="Heading_20_3" text:outline-level="3">Partition()</text:h>
      <table:table table:name="Table26" table:style-name="Table26">
        <table:table-column table:style-name="Table26.A"/>
        <table:table-row>
          <table:table-cell table:style-name="Table26.A1" office:value-type="string">
            <text:p text:style-name="P41">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6">Result&gt; {a,b,c,d,e,f,g,h}</text:p>
      <text:p text:style-name="Preformatted_20_Text"/>
      <text:p text:style-name="Preformatted_20_Text">In&gt; Partition(testList, 2)</text:p>
      <text:p text:style-name="P26">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6">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6">Result&gt; 2</text:p>
      <text:p text:style-name="Preformatted_20_Text"/>
      <text:p text:style-name="P54">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1">RandomIntegerVector(length, lowest_possible, highest_possible)</text:p>
          </table:table-cell>
        </table:table-row>
      </table:table>
      <text:p text:style-name="Preformatted_20_Text"/>
      <text:p text:style-name="Text_20_body"><text:soft-page-break/>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6">Result&gt; {73,93,80,37,55,93,40,21,7,24}</text:p>
      <text:p text:style-name="P26"/>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1">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6">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ax(testList)</text:p>
      <text:p text:style-name="P26">Result&gt; 93</text:p>
      <text:p text:style-name="P29"/>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1">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6">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in(testList)</text:p>
      <text:p text:style-name="P28">Result&gt; 7</text:p>
      <text:p text:style-name="P28"><text:soft-page-break/></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1">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6">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6">Result&gt; 1</text:p>
      <text:p text:style-name="P26"/>
      <text:p text:style-name="Text_20_body">The remainder/modulo operator <text:span text:style-name="T6">%</text:span> can also be used to calculate a remainder:</text:p>
      <text:p text:style-name="Preformatted_20_Text"/>
      <text:p text:style-name="Preformatted_20_Text">In&gt; 7 % 2</text:p>
      <text:p text:style-name="P26">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1">Gcd(list)</text:p>
          </table:table-cell>
        </table:table-row>
      </table:table>
      <text:p text:style-name="Preformatted_20_Text"/>
      <text:p text:style-name="Text_20_body">GCD stands for Greatest Common Denominator and the <text:span text:style-name="T6">Gcd()</text:span> function determines the greatest common denominator of the values that are passed to it.</text:p>
      <text:p text:style-name="P53">If two integers are passed to Gcd(), it calculates their greatest common denominator:</text:p>
      <text:p text:style-name="P39"/>
      <text:p text:style-name="P39">In&gt; Gcd(21, 56)</text:p>
      <text:p text:style-name="P28">Result&gt; 7</text:p>
      <text:p text:style-name="P39"/>
      <text:p text:style-name="P53">If a list of integers are passed to Gcd(), it finds the greatest common denominator of all the integers in the list:</text:p>
      <text:p text:style-name="P39"/>
      <text:p text:style-name="P39">In&gt; Gcd({9, 66, 123})</text:p>
      <text:p text:style-name="P28">Result&gt; 3</text:p>
      <text:p text:style-name="P39"/>
      <text:h text:style-name="Heading_20_3" text:outline-level="3"><text:soft-page-break/>Lcm()</text:h>
      <table:table table:name="Table34" table:style-name="Table34">
        <table:table-column table:style-name="Table34.A"/>
        <table:table-row>
          <table:table-cell table:style-name="Table34.A1" office:value-type="string">
            <text:p text:style-name="Preformatted_20_Text">Lcm(value1, value2)</text:p>
            <text:p text:style-name="P41">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9"/>
      <text:p text:style-name="P33">In&gt; Lcm(14, 8)</text:p>
      <text:p text:style-name="P28">Result&gt; 56</text:p>
      <text:p text:style-name="P39"/>
      <text:p text:style-name="P53">If a list of integers are passed to Lcm(), it finds the least common multiple of all the integers in the list:</text:p>
      <text:p text:style-name="P39"/>
      <text:p text:style-name="P33">In&gt; Lcm({3,7,9,11})</text:p>
      <text:p text:style-name="P28">Result&gt; 693</text:p>
      <text:p text:style-name="P3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41">Add(list)</text:p>
          </table:table-cell>
        </table:table-row>
      </table:table>
      <text:p text:style-name="P40"/>
      <text:p text:style-name="Text_20_body"><text:span text:style-name="T6">Add()</text:span> can find the sum of two or values passed to it:</text:p>
      <text:p text:style-name="Preformatted_20_Text"/>
      <text:p text:style-name="Preformatted_20_Text">In&gt; Add(3,8,20,11)</text:p>
      <text:p text:style-name="P26">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6">Result&gt; {73,93,80,37,55,93,40,21,7,24}</text:p>
      <text:p text:style-name="Preformatted_20_Text"/>
      <text:p text:style-name="Preformatted_20_Text">In&gt; Add(testList)</text:p>
      <text:p text:style-name="P26">Result&gt; 523</text:p>
      <text:p text:style-name="Preformatted_20_Text"/>
      <text:p text:style-name="Preformatted_20_Text"/>
      <text:p text:style-name="Preformatted_20_Text">In&gt; testList := 1 .. 10</text:p>
      <text:p text:style-name="P26">Result&gt; {1,2,3,4,5,6,7,8,9,10}</text:p>
      <text:p text:style-name="Preformatted_20_Text"/>
      <text:p text:style-name="Preformatted_20_Text">In&gt; Add(testList)</text:p>
      <text:p text:style-name="P26">Result&gt; 55</text:p>
      <text:p text:style-name="P26"/>
      <text:h text:style-name="Heading_20_3" text:outline-level="3"><text:soft-page-break/>Factorize()</text:h>
      <table:table table:name="Table36" table:style-name="Table36">
        <table:table-column table:style-name="Table36.A"/>
        <table:table-row>
          <table:table-cell table:style-name="Table36.A1" office:value-type="string">
            <text:p text:style-name="P41">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6">Result&gt; 6</text:p>
      <text:p text:style-name="P35"/>
      <text:h text:style-name="Heading_20_2" text:outline-level="2">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6">Result&gt; True</text:p>
      <text:p text:style-name="P26"/>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6">Result&gt; 5</text:p>
      <text:p text:style-name="Preformatted_20_Text"/>
      <text:p text:style-name="Preformatted_20_Text">In&gt; addNums(4,5)</text:p>
      <text:p text:style-name="P26">Result&gt; 9</text:p>
      <text:p text:style-name="P26"/>
      <text:p text:style-name="Preformatted_20_Text">In&gt; addNums(9,1)</text:p>
      <text:p text:style-name="P26"><text:soft-page-break/>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30"/>
      <text:p text:style-name="P29"><text:span text:style-name="T19"><text:s/>1:</text:span><text:span text:style-name="T31">%mathpiper</text:span></text:p>
      <text:p text:style-name="P30"><text:s/>2:</text:p>
      <text:p text:style-name="P29"><text:span text:style-name="T19"><text:s/>3:</text:span><text:span text:style-name="T30">evenIntegers</text:span><text:span text:style-name="T5">(</text:span>endInteger<text:span text:style-name="T5">)</text:span> <text:span text:style-name="T5">:=</text:span></text:p>
      <text:p text:style-name="P29"><text:span text:style-name="T19"><text:s/>4:</text:span>[</text:p>
      <text:p text:style-name="P29"><text:span text:style-name="T19"><text:s/>5:</text:span> <text:s text:c="3"/>resultList <text:span text:style-name="T5">:=</text:span> <text:span text:style-name="T5">{}</text:span>;</text:p>
      <text:p text:style-name="P29"><text:span text:style-name="T19"><text:s/>6:</text:span> <text:s text:c="3"/>x <text:span text:style-name="T5">:=</text:span> <text:span text:style-name="T8">2</text:span>;</text:p>
      <text:p text:style-name="P29"><text:span text:style-name="T19"><text:s/>7:</text:span> <text:s text:c="3"/></text:p>
      <text:p text:style-name="P29"><text:span text:style-name="T19"><text:s/>8:</text:span> <text:s text:c="3"/><text:span text:style-name="T20">While</text:span><text:span text:style-name="T5">(</text:span>x <text:span text:style-name="T5">&lt;=</text:span> endInteger<text:span text:style-name="T5">)</text:span></text:p>
      <text:p text:style-name="P29"><text:span text:style-name="T19"><text:s/>9:</text:span> <text:s text:c="3"/>[</text:p>
      <text:p text:style-name="P29"><text:span text:style-name="T19">10:</text:span> <text:s text:c="7"/>resultList <text:span text:style-name="T5">:=</text:span> <text:span text:style-name="T20">Append</text:span><text:span text:style-name="T5">(</text:span>resultList, x<text:span text:style-name="T5">)</text:span>;</text:p>
      <text:p text:style-name="P29"><text:span text:style-name="T19">11:</text:span> <text:s text:c="7"/>x <text:span text:style-name="T5">:=</text:span> x <text:span text:style-name="T5">+</text:span> <text:span text:style-name="T8">2</text:span>;</text:p>
      <text:p text:style-name="P29"><text:span text:style-name="T19">12:</text:span> <text:s text:c="3"/>];</text:p>
      <text:p text:style-name="P29"><text:span text:style-name="T19">13:</text:span> <text:s text:c="3"/></text:p>
      <text:p text:style-name="P29"><text:span text:style-name="T19">14:</text:span> <text:s text:c="3"/>resultList;</text:p>
      <text:p text:style-name="P29"><text:span text:style-name="T19">15:</text:span>];</text:p>
      <text:p text:style-name="P30">16:</text:p>
      <text:p text:style-name="P29"><text:span text:style-name="T19">17:</text:span><text:span text:style-name="T31">%/mathpiper</text:span></text:p>
      <text:p text:style-name="P30">18:</text:p>
      <text:p text:style-name="P29"><text:span text:style-name="T19">19:</text:span> <text:s text:c="3"/><text:span text:style-name="T22">%output,preserve="false"</text:span></text:p>
      <text:p text:style-name="P29"><text:span text:style-name="T19">20:</text:span> <text:s text:c="5"/><text:span text:style-name="T22">Result:</text:span> True</text:p>
      <text:p text:style-name="P42"><text:span text:style-name="T19">21:</text:span><text:span text:style-name="T39"> <text:s text:c="3"/></text:span><text:span text:style-name="T27">%/output</text:span></text:p>
      <text:p text:style-name="P29">In&gt; a := evenIntegers(10)</text:p>
      <text:p text:style-name="P26">Result&gt; {2,4,6,8,10}</text:p>
      <text:p text:style-name="P26"/>
      <text:p text:style-name="P29">In&gt; Length(a)</text:p>
      <text:p text:style-name="P26">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3" text:outline-level="3"><text:soft-page-break/>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30"/>
      <text:p text:style-name="P29"><text:span text:style-name="T19"><text:s/>1:</text:span><text:span text:style-name="T31">%mathpiper</text:span></text:p>
      <text:p text:style-name="P30"><text:s/>2:</text:p>
      <text:p text:style-name="P29"><text:span text:style-name="T19"><text:s/>3:</text:span><text:span text:style-name="T20">Echo</text:span><text:span text:style-name="T5">(</text:span>x, <text:span text:style-name="T21">","</text:span>, resultList<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2 ,{2,4,6,8,10}</text:p>
      <text:p text:style-name="P42"><text:span text:style-name="T19">12:</text:span> <text:s text:c="3"/><text:span text:style-name="T22">%/output</text:span></text:p>
      <text:p text:style-name="Text_20_body">and from within the MathPiper console:</text:p>
      <text:p text:style-name="Text_20_body"/>
      <text:p text:style-name="Preformatted_20_Text">In&gt; x</text:p>
      <text:p text:style-name="P26">Result&gt; 12</text:p>
      <text:p text:style-name="Preformatted_20_Text"/>
      <text:p text:style-name="Preformatted_20_Text">In&gt; resultList</text:p>
      <text:p text:style-name="P26">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30"/>
      <text:p text:style-name="P29"><text:span text:style-name="T19"><text:s/>1:</text:span><text:span text:style-name="T31">%mathpiper</text:span></text:p>
      <text:p text:style-name="P30"><text:s/>2:</text:p>
      <text:p text:style-name="P29"><text:span text:style-name="T19"><text:s/>3:</text:span><text:span text:style-name="T29">/*</text:span></text:p>
      <text:p text:style-name="P29"><text:span text:style-name="T19"><text:s/>4:</text:span><text:span text:style-name="T29"> This version of evenIntegers() uses Local() to make</text:span></text:p>
      <text:p text:style-name="P29"><text:span text:style-name="T19"><text:s/>5:</text:span><text:span text:style-name="T29"> x and resultList local variables</text:span></text:p>
      <text:p text:style-name="P29"><text:soft-page-break/><text:span text:style-name="T19"><text:s/>6:</text:span><text:span text:style-name="T29">*/</text:span></text:p>
      <text:p text:style-name="P30"><text:s/>7:</text:p>
      <text:p text:style-name="P29"><text:span text:style-name="T19"><text:s/>8:</text:span><text:span text:style-name="T30">evenIntegers</text:span><text:span text:style-name="T5">(</text:span>endInteger<text:span text:style-name="T5">)</text:span> <text:span text:style-name="T5">:=</text:span></text:p>
      <text:p text:style-name="P29"><text:span text:style-name="T19"><text:s/>9:</text:span>[</text:p>
      <text:p text:style-name="P29"><text:span text:style-name="T19">10:</text:span> <text:s text:c="3"/><text:span text:style-name="T20">Local</text:span><text:span text:style-name="T5">(</text:span>x,resultList<text:span text:style-name="T5">)</text:span>;</text:p>
      <text:p text:style-name="P29"><text:span text:style-name="T19">11:</text:span> <text:s text:c="3"/></text:p>
      <text:p text:style-name="P29"><text:span text:style-name="T19">12:</text:span> <text:s text:c="3"/>resultList <text:span text:style-name="T5">:=</text:span> <text:span text:style-name="T5">{}</text:span>;</text:p>
      <text:p text:style-name="P29"><text:span text:style-name="T19">13:</text:span> <text:s text:c="3"/>x <text:span text:style-name="T5">:=</text:span> <text:span text:style-name="T8">2</text:span>;</text:p>
      <text:p text:style-name="P29"><text:span text:style-name="T19">14:</text:span> <text:s text:c="3"/></text:p>
      <text:p text:style-name="P29"><text:span text:style-name="T19">15:</text:span> <text:s text:c="3"/><text:span text:style-name="T20">While</text:span><text:span text:style-name="T5">(</text:span>x <text:span text:style-name="T5">&lt;=</text:span> endInteger<text:span text:style-name="T5">)</text:span></text:p>
      <text:p text:style-name="P29"><text:span text:style-name="T19">16:</text:span> <text:s text:c="3"/>[</text:p>
      <text:p text:style-name="P29"><text:span text:style-name="T19">17:</text:span> <text:s text:c="7"/>resultList <text:span text:style-name="T5">:=</text:span> <text:span text:style-name="T20">Append</text:span><text:span text:style-name="T5">(</text:span>resultList, x<text:span text:style-name="T5">)</text:span>;</text:p>
      <text:p text:style-name="P29"><text:span text:style-name="T19">18:</text:span> <text:s text:c="7"/>x <text:span text:style-name="T5">:=</text:span> x <text:span text:style-name="T5">+</text:span> <text:span text:style-name="T8">2</text:span>;</text:p>
      <text:p text:style-name="P29"><text:span text:style-name="T19">19:</text:span> <text:s text:c="3"/>];</text:p>
      <text:p text:style-name="P29"><text:span text:style-name="T19">20:</text:span> <text:s text:c="3"/></text:p>
      <text:p text:style-name="P29"><text:span text:style-name="T19">21:</text:span> <text:s text:c="3"/>resultList;</text:p>
      <text:p text:style-name="P29"><text:span text:style-name="T19">22:</text:span>];</text:p>
      <text:p text:style-name="P30">23:</text:p>
      <text:p text:style-name="P29"><text:span text:style-name="T19">24:</text:span><text:span text:style-name="T31">%/mathpiper</text:span></text:p>
      <text:p text:style-name="P30">25:</text:p>
      <text:p text:style-name="P29"><text:span text:style-name="T19">26:</text:span> <text:s text:c="3"/><text:span text:style-name="T22">%output,preserve="false"</text:span></text:p>
      <text:p text:style-name="P29"><text:span text:style-name="T19">27:</text:span> <text:s text:c="5"/><text:span text:style-name="T22">Result:</text:span> True</text:p>
      <text:p text:style-name="P42"><text:span text:style-name="T19">28:</text:span> <text:s text:c="3"/><text:span text:style-name="T22">%/output</text:span></text:p>
      <text:p text:style-name="P54">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6">Result&gt; True</text:p>
      <text:p text:style-name="Preformatted_20_Text"/>
      <text:p text:style-name="Preformatted_20_Text">In&gt; evenIntegers(10)</text:p>
      <text:p text:style-name="P26">Result&gt; {2,4,6,8,10}</text:p>
      <text:p text:style-name="Preformatted_20_Text"/>
      <text:p text:style-name="Preformatted_20_Text">In&gt; x</text:p>
      <text:p text:style-name="P26">Result&gt; x</text:p>
      <text:p text:style-name="Preformatted_20_Text"/>
      <text:p text:style-name="Preformatted_20_Text">In&gt; resultList</text:p>
      <text:p text:style-name="P26">Result&gt; resultList</text:p>
      <text:p text:style-name="P29"/>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41">Table(expression, variable, begin_value, end_value, step_amount)</text:p>
          </table:table-cell>
        </table:table-row>
      </table:table>
      <text:p text:style-name="Preformatted_20_Text"/>
      <text:p text:style-name="Text_20_body">The Table() function creates a list of values by doing the following:</text:p>
      <text:p text:style-name="P63"><text:soft-page-break/>1) <text:s/>Generating a sequence of values between a "begin_value" and an "end_value" with each value being incremented by the "step_amount".</text:p>
      <text:p text:style-name="P63">2) <text:s/>Placing each value in the sequence into the specified "variable", one value at a time.</text:p>
      <text:p text:style-name="P63">3) <text:s/>Evaluating the defined "expression" (which contains the defined "variable") for each value, one at a time.</text:p>
      <text:p text:style-name="P63">4) <text:s/>Placing the result of each "expression" evaluation into the result list.</text:p>
      <text:p text:style-name="Text_20_body"/>
      <text:p text:style-name="Text_20_body">This example generates a list which contains the integers 1 through 10:</text:p>
      <text:p text:style-name="Preformatted_20_Text"/>
      <text:p text:style-name="Preformatted_20_Text">In&gt; Table(x, x, 1, 10, 1)</text:p>
      <text:p text:style-name="P26">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6">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6">Result&gt; {0,0.1,0.2,0.3,0.4,0.5,0.6,0.7,0.8,0.9,1}</text:p>
      <text:p text:style-name="P26"/>
      <text:h text:style-name="P68" text:outline-level="1">THE CONTENT BELOW THIS LINE IS STILL UNDER DEVELOPMENT</text:h>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Miscellaneous Topics</text:h>
      <text:h text:style-name="Heading_20_2" text:outline-level="2">Errors</text:h>
      <text:p text:style-name="Text_20_body"/>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Text_20_body">MathPiper has a number of mathematical constants built into it and the following is a list of some of the more common ones:</text:p>
      <text:p text:style-name="Text_20_body"/>
      <text:p text:style-name="Text_20_body">Pi, pi: The ratio of the circumference to the diameter of a circle.</text:p>
      <text:p text:style-name="Text_20_body"/>
      <text:p text:style-name="Text_20_body">E, e: Base of the natural logarithm.</text:p>
      <text:p text:style-name="Text_20_body"/>
      <text:p text:style-name="Text_20_body">I, i: The imaginary unit quantity.</text:p>
      <text:p text:style-name="Text_20_body"><text:s text:c="5"/></text:p>
      <text:p text:style-name="Text_20_body">log2: The natural logarithm of the real number 2.</text:p>
      <text:p text:style-name="Text_20_body"/>
      <text:p text:style-name="Text_20_body">Infinity, infinity: Can have + or − placed before it to indicate positive or negative infinity.</text:p>
      <text:p text:style-name="Text_20_body"/>
      <text:h text:style-name="Heading_20_1" text:outline-level="1">Solving Equations</text:h>
      <text:h text:style-name="Heading_20_2" text:outline-level="2">Solving Equations Symbolically</text:h>
      <text:h text:style-name="Heading_20_3" text:outline-level="3">Symbolic Expressions &amp; Simplify()</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4" text:outline-level="4">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text:soft-page-break/></text:p>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4" text:outline-level="4">Miscellaneous Symbolic Expression Examples</text:h>
      <text:p text:style-name="Standard"/>
      <text:p text:style-name="Standard">var('a,b,c')</text:p>
      <text:p text:style-name="Standard"/>
      <text:p text:style-name="Standard"><text:bookmark-start text:name="DDE_LINK18"/>(5*a + b + 4*c) + (2*a + 3*b + c)<text:bookmark-end text:name="DDE_LINK18"/></text:p>
      <text:p text:style-name="Standard">|</text:p>
      <text:p text:style-name="Standard">5*c + 4*b + 7*a</text:p>
      <text:p text:style-name="Standard"/>
      <text:p text:style-name="Standard"><text:bookmark-start text:name="DDE_LINK19"/>(a + b) - (x + 2*b)<text:bookmark-end text:name="DDE_LINK19"/></text:p>
      <text:p text:style-name="Standard">|</text:p>
      <text:p text:style-name="Standard">-x - b + a</text:p>
      <text:p text:style-name="Standard"/>
      <text:p text:style-name="Standard"><text:bookmark-start text:name="DDE_LINK20"/>3*a^2 - a*(a -5)<text:bookmark-end text:name="DDE_LINK20"/></text:p>
      <text:p text:style-name="Standard">|</text:p>
      <text:p text:style-name="Standard">3*a^2 - (a - 5)*a</text:p>
      <text:p text:style-name="Standard"/>
      <text:p text:style-name="Standard">_.factor()</text:p>
      <text:p text:style-name="Standard">|</text:p>
      <text:p text:style-name="Standard">a*(2*a + 5)</text:p>
      <text:h text:style-name="Heading_20_3" text:outline-level="3">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text:soft-page-break/>&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olving Equations Numerically</text:h>
      <text:h text:style-name="Heading_20_3" text:outline-level="3">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text:soft-page-break/></text:p>
      <text:p text:style-name="Standard">Due to the order of operations, the rational number 1/3 needs to be placed within parentheses in order for it to be evaluated as an exponent.</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1" text:outline-level="1">Output Forms</text:h>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h text:style-name="Heading_20_1" text:outline-level="1">2D Plotting</text:h>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Text_20_body"/>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text:soft-page-break/>(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soft-page-break/><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text:soft-page-break/>(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soft-page-break/><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89_alpha - <text:date style:data-style-name="N37" text:date-value="2008-11-15T14:50:50">11/15/08</text:date><text:tab/>MathRider For Newbies<text:tab/><text:page-number text:select-page="current">1</text:page-number>/<text:page-count>12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1-15T14:35:24</dc:date>
    <meta:editing-cycles>227</meta:editing-cycles>
    <meta:editing-duration>P6DT17H34M12S</meta:editing-duration>
    <meta:user-defined meta:name="Info 1"/>
    <meta:user-defined meta:name="Info 2"/>
    <meta:user-defined meta:name="Info 3"/>
    <meta:user-defined meta:name="Info 4"/>
    <meta:document-statistic meta:table-count="38" meta:image-count="7" meta:object-count="15" meta:page-count="126" meta:paragraph-count="3033" meta:word-count="25422" meta:character-count="153006"/>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